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6717in"/>
    </style:style>
    <style:style style:name="co6" style:family="table-column">
      <style:table-column-properties fo:break-before="auto" style:column-width="2.1083in"/>
    </style:style>
    <style:style style:name="co7" style:family="table-column">
      <style:table-column-properties fo:break-before="auto" style:column-width="1.39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9" table:default-cell-style-name="Default"/>
        <table:table-row table:style-name="ro3">
          <table:table-cell table:style-name="ce1" office:value-type="string">
            <text:p>Notes</text:p>
          </table:table-cell>
          <table:table-cell table:style-name="ce1" office:value-type="string">
            <text:p>{}</text:p>
          </table:table-cell>
          <table:table-cell table:style-name="ce1" office:value-type="string">
            <text:p>{useFlats:true}</text:p>
          </table:table-cell>
          <table:table-cell table:style-name="ce1" office:value-type="string">
            <text:p>{majorSymbol:"M"}</text:p>
          </table:table-cell>
          <table:table-cell table:style-name="ce1" office:value-type="string">
            <text:p>{omitMajor:false}</text:p>
          </table:table-cell>
          <table:table-cell table:style-name="ce1" office:value-type="string">
            <text:p>{omitMinor:true}</text:p>
          </table:table-cell>
          <table:table-cell table:style-name="ce1" office:value-type="string">
            <text:p>JSON</text:p>
          </table:table-cell>
          <table:table-cell table:style-name="ce1" table:number-columns-repeated="1017"/>
        </table:table-row>
        <table:table-row table:style-name="ro3">
          <table:table-cell table:number-columns-repeated="2" office:value-type="string">
            <text:p>F#</text:p>
          </table:table-cell>
          <table:table-cell office:value-type="string">
            <text:p>Gb</text:p>
          </table:table-cell>
          <table:table-cell table:number-columns-repeated="3" office:value-type="string">
            <text:p>F#</text:p>
          </table:table-cell>
          <table:table-cell table:formula="of:=CONCATENATE(&quot;    &quot;&quot;&quot;;[.A2];&quot;&quot;&quot;:[{o:&quot;;[.$B$1];&quot;, x:&quot;&quot;&quot;;[.B2];&quot;&quot;&quot;},{o:&quot;;[.$C$1];&quot;, x:&quot;&quot;&quot;;[.C2];&quot;&quot;&quot;},{o:&quot;;[.$D$1];&quot;, x:&quot;&quot;&quot;;[.D2];&quot;&quot;&quot;},{o:&quot;;[.$E$1];&quot;, x:&quot;&quot;&quot;;[.E2];&quot;&quot;&quot;},{o:&quot;;[.$F$1];&quot;, x:&quot;&quot;&quot;;[.F2];&quot;&quot;&quot;}],&quot;)" office:value-type="string" office:string-value="    &quot;F#&quot;:[{o:{}, x:&quot;F#&quot;},{o:{useFlats:true}, x:&quot;Gb&quot;},{o:{majorSymbol:&quot;M&quot;}, x:&quot;F#&quot;},{o:{omitMajor:false}, x:&quot;F#&quot;},{o:{omitMinor:true}, x:&quot;F#&quot;}],">
            <text:p><text:s text:c="4"/>"F#":[{o:{}, x:"F#"},{o:{useFlats:true}, x:"Gb"},{o:{majorSymbol:"M"}, x:"F#"},{o:{omitMajor:false}, x:"F#"},{o:{omitMinor:true}, x:"F#"}],</text:p>
          </table:table-cell>
          <table:table-cell table:number-columns-repeated="1017"/>
        </table:table-row>
        <table:table-row table:style-name="ro3">
          <table:table-cell office:value-type="string">
            <text:p>F# G</text:p>
          </table:table-cell>
          <table:table-cell office:value-type="string">
            <text:p>F#~G</text:p>
          </table:table-cell>
          <table:table-cell office:value-type="string">
            <text:p>Gb~G</text:p>
          </table:table-cell>
          <table:table-cell table:number-columns-repeated="3" office:value-type="string">
            <text:p>F#~G</text:p>
          </table:table-cell>
          <table:table-cell table:formula="of:=CONCATENATE(&quot;    &quot;&quot;&quot;;[.A3];&quot;&quot;&quot;:[{o:&quot;;[.$B$1];&quot;, x:&quot;&quot;&quot;;[.B3];&quot;&quot;&quot;},{o:&quot;;[.$C$1];&quot;, x:&quot;&quot;&quot;;[.C3];&quot;&quot;&quot;},{o:&quot;;[.$D$1];&quot;, x:&quot;&quot;&quot;;[.D3];&quot;&quot;&quot;},{o:&quot;;[.$E$1];&quot;, x:&quot;&quot;&quot;;[.E3];&quot;&quot;&quot;},{o:&quot;;[.$F$1];&quot;, x:&quot;&quot;&quot;;[.F3];&quot;&quot;&quot;}],&quot;)" office:value-type="string" office:string-value="    &quot;F# G&quot;:[{o:{}, x:&quot;F#~G&quot;},{o:{useFlats:true}, x:&quot;Gb~G&quot;},{o:{majorSymbol:&quot;M&quot;}, x:&quot;F#~G&quot;},{o:{omitMajor:false}, x:&quot;F#~G&quot;},{o:{omitMinor:true}, x:&quot;F#~G&quot;}],">
            <text:p><text:s text:c="4"/>"F# G":[{o:{}, x:"F#~G"},{o:{useFlats:true}, x:"Gb~G"},{o:{majorSymbol:"M"}, x:"F#~G"},{o:{omitMajor:false}, x:"F#~G"},{o:{omitMinor:true}, x:"F#~G"}],</text:p>
          </table:table-cell>
          <table:table-cell table:number-columns-repeated="1017"/>
        </table:table-row>
        <table:table-row table:style-name="ro3">
          <table:table-cell office:value-type="string">
            <text:p>F# G#</text:p>
          </table:table-cell>
          <table:table-cell office:value-type="string">
            <text:p>F#~G#</text:p>
          </table:table-cell>
          <table:table-cell office:value-type="string">
            <text:p>Gb~Ab</text:p>
          </table:table-cell>
          <table:table-cell table:number-columns-repeated="3" office:value-type="string">
            <text:p>F#~G#</text:p>
          </table:table-cell>
          <table:table-cell table:formula="of:=CONCATENATE(&quot;    &quot;&quot;&quot;;[.A4];&quot;&quot;&quot;:[{o:&quot;;[.$B$1];&quot;, x:&quot;&quot;&quot;;[.B4];&quot;&quot;&quot;},{o:&quot;;[.$C$1];&quot;, x:&quot;&quot;&quot;;[.C4];&quot;&quot;&quot;},{o:&quot;;[.$D$1];&quot;, x:&quot;&quot;&quot;;[.D4];&quot;&quot;&quot;},{o:&quot;;[.$E$1];&quot;, x:&quot;&quot;&quot;;[.E4];&quot;&quot;&quot;},{o:&quot;;[.$F$1];&quot;, x:&quot;&quot;&quot;;[.F4];&quot;&quot;&quot;}],&quot;)" office:value-type="string" office:string-value="    &quot;F# G#&quot;:[{o:{}, x:&quot;F#~G#&quot;},{o:{useFlats:true}, x:&quot;Gb~Ab&quot;},{o:{majorSymbol:&quot;M&quot;}, x:&quot;F#~G#&quot;},{o:{omitMajor:false}, x:&quot;F#~G#&quot;},{o:{omitMinor:true}, x:&quot;F#~G#&quot;}],">
            <text:p><text:s text:c="4"/>"F# G#":[{o:{}, x:"F#~G#"},{o:{useFlats:true}, x:"Gb~Ab"},{o:{majorSymbol:"M"}, x:"F#~G#"},{o:{omitMajor:false}, x:"F#~G#"},{o:{omitMinor:true}, x:"F#~G#"}],</text:p>
          </table:table-cell>
          <table:table-cell table:number-columns-repeated="1017"/>
        </table:table-row>
        <table:table-row table:style-name="ro3">
          <table:table-cell office:value-type="string">
            <text:p>F# A</text:p>
          </table:table-cell>
          <table:table-cell office:value-type="string">
            <text:p>F#m(no5)</text:p>
          </table:table-cell>
          <table:table-cell office:value-type="string">
            <text:p>Gbm(no5)</text:p>
          </table:table-cell>
          <table:table-cell table:number-columns-repeated="2" office:value-type="string">
            <text:p>F#m(no5)</text:p>
          </table:table-cell>
          <table:table-cell office:value-type="string">
            <text:p>f#(no5)</text:p>
          </table:table-cell>
          <table:table-cell table:formula="of:=CONCATENATE(&quot;    &quot;&quot;&quot;;[.A5];&quot;&quot;&quot;:[{o:&quot;;[.$B$1];&quot;, x:&quot;&quot;&quot;;[.B5];&quot;&quot;&quot;},{o:&quot;;[.$C$1];&quot;, x:&quot;&quot;&quot;;[.C5];&quot;&quot;&quot;},{o:&quot;;[.$D$1];&quot;, x:&quot;&quot;&quot;;[.D5];&quot;&quot;&quot;},{o:&quot;;[.$E$1];&quot;, x:&quot;&quot;&quot;;[.E5];&quot;&quot;&quot;},{o:&quot;;[.$F$1];&quot;, x:&quot;&quot;&quot;;[.F5];&quot;&quot;&quot;}],&quot;)" office:value-type="string" office:string-value="    &quot;F# A&quot;:[{o:{}, x:&quot;F#m(no5)&quot;},{o:{useFlats:true}, x:&quot;Gbm(no5)&quot;},{o:{majorSymbol:&quot;M&quot;}, x:&quot;F#m(no5)&quot;},{o:{omitMajor:false}, x:&quot;F#m(no5)&quot;},{o:{omitMinor:true}, x:&quot;f#(no5)&quot;}],">
            <text:p><text:s text:c="4"/>"F# A":[{o:{}, x:"F#m(no5)"},{o:{useFlats:true}, x:"Gbm(no5)"},{o:{majorSymbol:"M"}, x:"F#m(no5)"},{o:{omitMajor:false}, x:"F#m(no5)"},{o:{omitMinor:true}, x:"f#(no5)"}],</text:p>
          </table:table-cell>
          <table:table-cell table:number-columns-repeated="1017"/>
        </table:table-row>
        <table:table-row table:style-name="ro3">
          <table:table-cell office:value-type="string">
            <text:p>F# A#</text:p>
          </table:table-cell>
          <table:table-cell office:value-type="string">
            <text:p>F#(no5)</text:p>
          </table:table-cell>
          <table:table-cell office:value-type="string">
            <text:p>Gb(no5)</text:p>
          </table:table-cell>
          <table:table-cell office:value-type="string">
            <text:p>F#(no5)</text:p>
          </table:table-cell>
          <table:table-cell office:value-type="string">
            <text:p>F#maj(no5)</text:p>
          </table:table-cell>
          <table:table-cell office:value-type="string">
            <text:p>F#(no5)</text:p>
          </table:table-cell>
          <table:table-cell table:formula="of:=CONCATENATE(&quot;    &quot;&quot;&quot;;[.A6];&quot;&quot;&quot;:[{o:&quot;;[.$B$1];&quot;, x:&quot;&quot;&quot;;[.B6];&quot;&quot;&quot;},{o:&quot;;[.$C$1];&quot;, x:&quot;&quot;&quot;;[.C6];&quot;&quot;&quot;},{o:&quot;;[.$D$1];&quot;, x:&quot;&quot;&quot;;[.D6];&quot;&quot;&quot;},{o:&quot;;[.$E$1];&quot;, x:&quot;&quot;&quot;;[.E6];&quot;&quot;&quot;},{o:&quot;;[.$F$1];&quot;, x:&quot;&quot;&quot;;[.F6];&quot;&quot;&quot;}],&quot;)" office:value-type="string" office:string-value="    &quot;F# A#&quot;:[{o:{}, x:&quot;F#(no5)&quot;},{o:{useFlats:true}, x:&quot;Gb(no5)&quot;},{o:{majorSymbol:&quot;M&quot;}, x:&quot;F#(no5)&quot;},{o:{omitMajor:false}, x:&quot;F#maj(no5)&quot;},{o:{omitMinor:true}, x:&quot;F#(no5)&quot;}],">
            <text:p><text:s text:c="4"/>"F# A#":[{o:{}, x:"F#(no5)"},{o:{useFlats:true}, x:"Gb(no5)"},{o:{majorSymbol:"M"}, x:"F#(no5)"},{o:{omitMajor:false}, x:"F#maj(no5)"},{o:{omitMinor:true}, x:"F#(no5)"}],</text:p>
          </table:table-cell>
          <table:table-cell table:number-columns-repeated="1017"/>
        </table:table-row>
        <table:table-row table:style-name="ro3">
          <table:table-cell office:value-type="string">
            <text:p>F# B</text:p>
          </table:table-cell>
          <table:table-cell office:value-type="string">
            <text:p>F#~B</text:p>
          </table:table-cell>
          <table:table-cell office:value-type="string">
            <text:p>Gb~B</text:p>
          </table:table-cell>
          <table:table-cell table:number-columns-repeated="3" office:value-type="string">
            <text:p>F#~B</text:p>
          </table:table-cell>
          <table:table-cell table:formula="of:=CONCATENATE(&quot;    &quot;&quot;&quot;;[.A7];&quot;&quot;&quot;:[{o:&quot;;[.$B$1];&quot;, x:&quot;&quot;&quot;;[.B7];&quot;&quot;&quot;},{o:&quot;;[.$C$1];&quot;, x:&quot;&quot;&quot;;[.C7];&quot;&quot;&quot;},{o:&quot;;[.$D$1];&quot;, x:&quot;&quot;&quot;;[.D7];&quot;&quot;&quot;},{o:&quot;;[.$E$1];&quot;, x:&quot;&quot;&quot;;[.E7];&quot;&quot;&quot;},{o:&quot;;[.$F$1];&quot;, x:&quot;&quot;&quot;;[.F7];&quot;&quot;&quot;}],&quot;)" office:value-type="string" office:string-value="    &quot;F# B&quot;:[{o:{}, x:&quot;F#~B&quot;},{o:{useFlats:true}, x:&quot;Gb~B&quot;},{o:{majorSymbol:&quot;M&quot;}, x:&quot;F#~B&quot;},{o:{omitMajor:false}, x:&quot;F#~B&quot;},{o:{omitMinor:true}, x:&quot;F#~B&quot;}],">
            <text:p><text:s text:c="4"/>"F# B":[{o:{}, x:"F#~B"},{o:{useFlats:true}, x:"Gb~B"},{o:{majorSymbol:"M"}, x:"F#~B"},{o:{omitMajor:false}, x:"F#~B"},{o:{omitMinor:true}, x:"F#~B"}],</text:p>
          </table:table-cell>
          <table:table-cell table:number-columns-repeated="1017"/>
        </table:table-row>
        <table:table-row table:style-name="ro2">
          <table:table-cell office:value-type="string">
            <text:p>F# C</text:p>
          </table:table-cell>
          <table:table-cell office:value-type="string">
            <text:p>F#dim5</text:p>
          </table:table-cell>
          <table:table-cell office:value-type="string">
            <text:p>Gbdim5</text:p>
          </table:table-cell>
          <table:table-cell table:number-columns-repeated="3" office:value-type="string">
            <text:p>F#dim5</text:p>
          </table:table-cell>
          <table:table-cell table:formula="of:=CONCATENATE(&quot;    &quot;&quot;&quot;;[.A8];&quot;&quot;&quot;:[{o:&quot;;[.$B$1];&quot;, x:&quot;&quot;&quot;;[.B8];&quot;&quot;&quot;},{o:&quot;;[.$C$1];&quot;, x:&quot;&quot;&quot;;[.C8];&quot;&quot;&quot;},{o:&quot;;[.$D$1];&quot;, x:&quot;&quot;&quot;;[.D8];&quot;&quot;&quot;},{o:&quot;;[.$E$1];&quot;, x:&quot;&quot;&quot;;[.E8];&quot;&quot;&quot;},{o:&quot;;[.$F$1];&quot;, x:&quot;&quot;&quot;;[.F8];&quot;&quot;&quot;}],&quot;)" office:value-type="string" office:string-value="    &quot;F# C&quot;:[{o:{}, x:&quot;F#dim5&quot;},{o:{useFlats:true}, x:&quot;Gbdim5&quot;},{o:{majorSymbol:&quot;M&quot;}, x:&quot;F#dim5&quot;},{o:{omitMajor:false}, x:&quot;F#dim5&quot;},{o:{omitMinor:true}, x:&quot;F#dim5&quot;}],">
            <text:p><text:s text:c="4"/>"F# C":[{o:{}, x:"F#dim5"},{o:{useFlats:true}, x:"Gbdim5"},{o:{majorSymbol:"M"}, x:"F#dim5"},{o:{omitMajor:false}, x:"F#dim5"},{o:{omitMinor:true}, x:"F#dim5"}],</text:p>
          </table:table-cell>
          <table:table-cell table:number-columns-repeated="1017"/>
        </table:table-row>
        <table:table-row table:style-name="ro2">
          <table:table-cell office:value-type="string">
            <text:p>F# C#</text:p>
          </table:table-cell>
          <table:table-cell office:value-type="string">
            <text:p>F#5</text:p>
          </table:table-cell>
          <table:table-cell office:value-type="string">
            <text:p>Gb5</text:p>
          </table:table-cell>
          <table:table-cell table:number-columns-repeated="3" office:value-type="string">
            <text:p>F#5</text:p>
          </table:table-cell>
          <table:table-cell table:formula="of:=CONCATENATE(&quot;    &quot;&quot;&quot;;[.A9];&quot;&quot;&quot;:[{o:&quot;;[.$B$1];&quot;, x:&quot;&quot;&quot;;[.B9];&quot;&quot;&quot;},{o:&quot;;[.$C$1];&quot;, x:&quot;&quot;&quot;;[.C9];&quot;&quot;&quot;},{o:&quot;;[.$D$1];&quot;, x:&quot;&quot;&quot;;[.D9];&quot;&quot;&quot;},{o:&quot;;[.$E$1];&quot;, x:&quot;&quot;&quot;;[.E9];&quot;&quot;&quot;},{o:&quot;;[.$F$1];&quot;, x:&quot;&quot;&quot;;[.F9];&quot;&quot;&quot;}],&quot;)" office:value-type="string" office:string-value="    &quot;F# C#&quot;:[{o:{}, x:&quot;F#5&quot;},{o:{useFlats:true}, x:&quot;Gb5&quot;},{o:{majorSymbol:&quot;M&quot;}, x:&quot;F#5&quot;},{o:{omitMajor:false}, x:&quot;F#5&quot;},{o:{omitMinor:true}, x:&quot;F#5&quot;}],">
            <text:p><text:s text:c="4"/>"F# C#":[{o:{}, x:"F#5"},{o:{useFlats:true}, x:"Gb5"},{o:{majorSymbol:"M"}, x:"F#5"},{o:{omitMajor:false}, x:"F#5"},{o:{omitMinor:true}, x:"F#5"}],</text:p>
          </table:table-cell>
          <table:table-cell table:number-columns-repeated="1017"/>
        </table:table-row>
        <table:table-row table:style-name="ro2">
          <table:table-cell office:value-type="string">
            <text:p>F# D</text:p>
          </table:table-cell>
          <table:table-cell office:value-type="string">
            <text:p>F#aug5</text:p>
          </table:table-cell>
          <table:table-cell office:value-type="string">
            <text:p>Gbaug5</text:p>
          </table:table-cell>
          <table:table-cell table:number-columns-repeated="3" office:value-type="string">
            <text:p>F#aug5</text:p>
          </table:table-cell>
          <table:table-cell table:formula="of:=CONCATENATE(&quot;    &quot;&quot;&quot;;[.A10];&quot;&quot;&quot;:[{o:&quot;;[.$B$1];&quot;, x:&quot;&quot;&quot;;[.B10];&quot;&quot;&quot;},{o:&quot;;[.$C$1];&quot;, x:&quot;&quot;&quot;;[.C10];&quot;&quot;&quot;},{o:&quot;;[.$D$1];&quot;, x:&quot;&quot;&quot;;[.D10];&quot;&quot;&quot;},{o:&quot;;[.$E$1];&quot;, x:&quot;&quot;&quot;;[.E10];&quot;&quot;&quot;},{o:&quot;;[.$F$1];&quot;, x:&quot;&quot;&quot;;[.F10];&quot;&quot;&quot;}],&quot;)" office:value-type="string" office:string-value="    &quot;F# D&quot;:[{o:{}, x:&quot;F#aug5&quot;},{o:{useFlats:true}, x:&quot;Gbaug5&quot;},{o:{majorSymbol:&quot;M&quot;}, x:&quot;F#aug5&quot;},{o:{omitMajor:false}, x:&quot;F#aug5&quot;},{o:{omitMinor:true}, x:&quot;F#aug5&quot;}],">
            <text:p><text:s text:c="4"/>"F# D":[{o:{}, x:"F#aug5"},{o:{useFlats:true}, x:"Gbaug5"},{o:{majorSymbol:"M"}, x:"F#aug5"},{o:{omitMajor:false}, x:"F#aug5"},{o:{omitMinor:true}, x:"F#aug5"}],</text:p>
          </table:table-cell>
          <table:table-cell table:number-columns-repeated="1017"/>
        </table:table-row>
        <table:table-row table:style-name="ro3">
          <table:table-cell office:value-type="string">
            <text:p>F# D#</text:p>
          </table:table-cell>
          <table:table-cell office:value-type="string">
            <text:p>F#~D#</text:p>
          </table:table-cell>
          <table:table-cell office:value-type="string">
            <text:p>Gb~Eb</text:p>
          </table:table-cell>
          <table:table-cell table:number-columns-repeated="3" office:value-type="string">
            <text:p>F#~D#</text:p>
          </table:table-cell>
          <table:table-cell table:formula="of:=CONCATENATE(&quot;    &quot;&quot;&quot;;[.A11];&quot;&quot;&quot;:[{o:&quot;;[.$B$1];&quot;, x:&quot;&quot;&quot;;[.B11];&quot;&quot;&quot;},{o:&quot;;[.$C$1];&quot;, x:&quot;&quot;&quot;;[.C11];&quot;&quot;&quot;},{o:&quot;;[.$D$1];&quot;, x:&quot;&quot;&quot;;[.D11];&quot;&quot;&quot;},{o:&quot;;[.$E$1];&quot;, x:&quot;&quot;&quot;;[.E11];&quot;&quot;&quot;},{o:&quot;;[.$F$1];&quot;, x:&quot;&quot;&quot;;[.F11];&quot;&quot;&quot;}],&quot;)" office:value-type="string" office:string-value="    &quot;F# D#&quot;:[{o:{}, x:&quot;F#~D#&quot;},{o:{useFlats:true}, x:&quot;Gb~Eb&quot;},{o:{majorSymbol:&quot;M&quot;}, x:&quot;F#~D#&quot;},{o:{omitMajor:false}, x:&quot;F#~D#&quot;},{o:{omitMinor:true}, x:&quot;F#~D#&quot;}],">
            <text:p><text:s text:c="4"/>"F# D#":[{o:{}, x:"F#~D#"},{o:{useFlats:true}, x:"Gb~Eb"},{o:{majorSymbol:"M"}, x:"F#~D#"},{o:{omitMajor:false}, x:"F#~D#"},{o:{omitMinor:true}, x:"F#~D#"}],</text:p>
          </table:table-cell>
          <table:table-cell table:number-columns-repeated="1017"/>
        </table:table-row>
        <table:table-row table:style-name="ro3">
          <table:table-cell office:value-type="string">
            <text:p>F# E</text:p>
          </table:table-cell>
          <table:table-cell office:value-type="string">
            <text:p>F#~E</text:p>
          </table:table-cell>
          <table:table-cell office:value-type="string">
            <text:p>Gb~E</text:p>
          </table:table-cell>
          <table:table-cell table:number-columns-repeated="3" office:value-type="string">
            <text:p>F#~E</text:p>
          </table:table-cell>
          <table:table-cell table:formula="of:=CONCATENATE(&quot;    &quot;&quot;&quot;;[.A12];&quot;&quot;&quot;:[{o:&quot;;[.$B$1];&quot;, x:&quot;&quot;&quot;;[.B12];&quot;&quot;&quot;},{o:&quot;;[.$C$1];&quot;, x:&quot;&quot;&quot;;[.C12];&quot;&quot;&quot;},{o:&quot;;[.$D$1];&quot;, x:&quot;&quot;&quot;;[.D12];&quot;&quot;&quot;},{o:&quot;;[.$E$1];&quot;, x:&quot;&quot;&quot;;[.E12];&quot;&quot;&quot;},{o:&quot;;[.$F$1];&quot;, x:&quot;&quot;&quot;;[.F12];&quot;&quot;&quot;}],&quot;)" office:value-type="string" office:string-value="    &quot;F# E&quot;:[{o:{}, x:&quot;F#~E&quot;},{o:{useFlats:true}, x:&quot;Gb~E&quot;},{o:{majorSymbol:&quot;M&quot;}, x:&quot;F#~E&quot;},{o:{omitMajor:false}, x:&quot;F#~E&quot;},{o:{omitMinor:true}, x:&quot;F#~E&quot;}],">
            <text:p><text:s text:c="4"/>"F# E":[{o:{}, x:"F#~E"},{o:{useFlats:true}, x:"Gb~E"},{o:{majorSymbol:"M"}, x:"F#~E"},{o:{omitMajor:false}, x:"F#~E"},{o:{omitMinor:true}, x:"F#~E"}],</text:p>
          </table:table-cell>
          <table:table-cell table:number-columns-repeated="1017"/>
        </table:table-row>
        <table:table-row table:style-name="ro3">
          <table:table-cell office:value-type="string">
            <text:p>F# F</text:p>
          </table:table-cell>
          <table:table-cell office:value-type="string">
            <text:p>F#~F</text:p>
          </table:table-cell>
          <table:table-cell office:value-type="string">
            <text:p>Gb~F</text:p>
          </table:table-cell>
          <table:table-cell table:number-columns-repeated="3" office:value-type="string">
            <text:p>F#~F</text:p>
          </table:table-cell>
          <table:table-cell table:formula="of:=CONCATENATE(&quot;    &quot;&quot;&quot;;[.A13];&quot;&quot;&quot;:[{o:&quot;;[.$B$1];&quot;, x:&quot;&quot;&quot;;[.B13];&quot;&quot;&quot;},{o:&quot;;[.$C$1];&quot;, x:&quot;&quot;&quot;;[.C13];&quot;&quot;&quot;},{o:&quot;;[.$D$1];&quot;, x:&quot;&quot;&quot;;[.D13];&quot;&quot;&quot;},{o:&quot;;[.$E$1];&quot;, x:&quot;&quot;&quot;;[.E13];&quot;&quot;&quot;},{o:&quot;;[.$F$1];&quot;, x:&quot;&quot;&quot;;[.F13];&quot;&quot;&quot;}],&quot;)" office:value-type="string" office:string-value="    &quot;F# F&quot;:[{o:{}, x:&quot;F#~F&quot;},{o:{useFlats:true}, x:&quot;Gb~F&quot;},{o:{majorSymbol:&quot;M&quot;}, x:&quot;F#~F&quot;},{o:{omitMajor:false}, x:&quot;F#~F&quot;},{o:{omitMinor:true}, x:&quot;F#~F&quot;}],">
            <text:p><text:s text:c="4"/>"F# F":[{o:{}, x:"F#~F"},{o:{useFlats:true}, x:"Gb~F"},{o:{majorSymbol:"M"}, x:"F#~F"},{o:{omitMajor:false}, x:"F#~F"},{o:{omitMinor:true}, x:"F#~F"}],</text:p>
          </table:table-cell>
          <table:table-cell table:number-columns-repeated="1017"/>
        </table:table-row>
        <table:table-row table:style-name="ro3">
          <table:table-cell office:value-type="string">
            <text:p>F# A# C#</text:p>
          </table:table-cell>
          <table:table-cell office:value-type="string">
            <text:p>F#</text:p>
          </table:table-cell>
          <table:table-cell office:value-type="string">
            <text:p>Gb</text:p>
          </table:table-cell>
          <table:table-cell office:value-type="string">
            <text:p>F#</text:p>
          </table:table-cell>
          <table:table-cell office:value-type="string">
            <text:p>F#maj</text:p>
          </table:table-cell>
          <table:table-cell office:value-type="string">
            <text:p>F#</text:p>
          </table:table-cell>
          <table:table-cell table:formula="of:=CONCATENATE(&quot;    &quot;&quot;&quot;;[.A14];&quot;&quot;&quot;:[{o:&quot;;[.$B$1];&quot;, x:&quot;&quot;&quot;;[.B14];&quot;&quot;&quot;},{o:&quot;;[.$C$1];&quot;, x:&quot;&quot;&quot;;[.C14];&quot;&quot;&quot;},{o:&quot;;[.$D$1];&quot;, x:&quot;&quot;&quot;;[.D14];&quot;&quot;&quot;},{o:&quot;;[.$E$1];&quot;, x:&quot;&quot;&quot;;[.E14];&quot;&quot;&quot;},{o:&quot;;[.$F$1];&quot;, x:&quot;&quot;&quot;;[.F14];&quot;&quot;&quot;}],&quot;)" office:value-type="string" office:string-value="    &quot;F# A# C#&quot;:[{o:{}, x:&quot;F#&quot;},{o:{useFlats:true}, x:&quot;Gb&quot;},{o:{majorSymbol:&quot;M&quot;}, x:&quot;F#&quot;},{o:{omitMajor:false}, x:&quot;F#maj&quot;},{o:{omitMinor:true}, x:&quot;F#&quot;}],">
            <text:p><text:s text:c="4"/>"F# A# C#":[{o:{}, x:"F#"},{o:{useFlats:true}, x:"Gb"},{o:{majorSymbol:"M"}, x:"F#"},{o:{omitMajor:false}, x:"F#maj"},{o:{omitMinor:true}, x:"F#"}],</text:p>
          </table:table-cell>
          <table:table-cell table:number-columns-repeated="1017"/>
        </table:table-row>
        <table:table-row table:style-name="ro3">
          <table:table-cell office:value-type="string">
            <text:p>F# A C#</text:p>
          </table:table-cell>
          <table:table-cell office:value-type="string">
            <text:p>F#m</text:p>
          </table:table-cell>
          <table:table-cell office:value-type="string">
            <text:p>Gbm</text:p>
          </table:table-cell>
          <table:table-cell table:number-columns-repeated="2" office:value-type="string">
            <text:p>F#m</text:p>
          </table:table-cell>
          <table:table-cell office:value-type="string">
            <text:p>f#</text:p>
          </table:table-cell>
          <table:table-cell table:formula="of:=CONCATENATE(&quot;    &quot;&quot;&quot;;[.A15];&quot;&quot;&quot;:[{o:&quot;;[.$B$1];&quot;, x:&quot;&quot;&quot;;[.B15];&quot;&quot;&quot;},{o:&quot;;[.$C$1];&quot;, x:&quot;&quot;&quot;;[.C15];&quot;&quot;&quot;},{o:&quot;;[.$D$1];&quot;, x:&quot;&quot;&quot;;[.D15];&quot;&quot;&quot;},{o:&quot;;[.$E$1];&quot;, x:&quot;&quot;&quot;;[.E15];&quot;&quot;&quot;},{o:&quot;;[.$F$1];&quot;, x:&quot;&quot;&quot;;[.F15];&quot;&quot;&quot;}],&quot;)" office:value-type="string" office:string-value="    &quot;F# A C#&quot;:[{o:{}, x:&quot;F#m&quot;},{o:{useFlats:true}, x:&quot;Gbm&quot;},{o:{majorSymbol:&quot;M&quot;}, x:&quot;F#m&quot;},{o:{omitMajor:false}, x:&quot;F#m&quot;},{o:{omitMinor:true}, x:&quot;f#&quot;}],">
            <text:p><text:s text:c="4"/>"F# A C#":[{o:{}, x:"F#m"},{o:{useFlats:true}, x:"Gbm"},{o:{majorSymbol:"M"}, x:"F#m"},{o:{omitMajor:false}, x:"F#m"},{o:{omitMinor:true}, x:"f#"}],</text:p>
          </table:table-cell>
          <table:table-cell table:number-columns-repeated="1017"/>
        </table:table-row>
        <table:table-row table:style-name="ro3">
          <table:table-cell office:value-type="string">
            <text:p>F# A# D</text:p>
          </table:table-cell>
          <table:table-cell office:value-type="string">
            <text:p>F#aug</text:p>
          </table:table-cell>
          <table:table-cell office:value-type="string">
            <text:p>Gbaug</text:p>
          </table:table-cell>
          <table:table-cell office:value-type="string">
            <text:p>F#aug</text:p>
          </table:table-cell>
          <table:table-cell office:value-type="string">
            <text:p>F#aug</text:p>
          </table:table-cell>
          <table:table-cell office:value-type="string">
            <text:p>F#aug</text:p>
          </table:table-cell>
          <table:table-cell table:formula="of:=CONCATENATE(&quot;    &quot;&quot;&quot;;[.A16];&quot;&quot;&quot;:[{o:&quot;;[.$B$1];&quot;, x:&quot;&quot;&quot;;[.B16];&quot;&quot;&quot;},{o:&quot;;[.$C$1];&quot;, x:&quot;&quot;&quot;;[.C16];&quot;&quot;&quot;},{o:&quot;;[.$D$1];&quot;, x:&quot;&quot;&quot;;[.D16];&quot;&quot;&quot;},{o:&quot;;[.$E$1];&quot;, x:&quot;&quot;&quot;;[.E16];&quot;&quot;&quot;},{o:&quot;;[.$F$1];&quot;, x:&quot;&quot;&quot;;[.F16];&quot;&quot;&quot;}],&quot;)" office:value-type="string" office:string-value="    &quot;F# A# D&quot;:[{o:{}, x:&quot;F#aug&quot;},{o:{useFlats:true}, x:&quot;Gbaug&quot;},{o:{majorSymbol:&quot;M&quot;}, x:&quot;F#aug&quot;},{o:{omitMajor:false}, x:&quot;F#aug&quot;},{o:{omitMinor:true}, x:&quot;F#aug&quot;}],">
            <text:p><text:s text:c="4"/>"F# A# D":[{o:{}, x:"F#aug"},{o:{useFlats:true}, x:"Gbaug"},{o:{majorSymbol:"M"}, x:"F#aug"},{o:{omitMajor:false}, x:"F#aug"},{o:{omitMinor:true}, x:"F#aug"}],</text:p>
          </table:table-cell>
          <table:table-cell table:number-columns-repeated="1017"/>
        </table:table-row>
        <table:table-row table:style-name="ro3">
          <table:table-cell office:value-type="string">
            <text:p>F# A C</text:p>
          </table:table-cell>
          <table:table-cell office:value-type="string">
            <text:p>F#dim</text:p>
          </table:table-cell>
          <table:table-cell office:value-type="string">
            <text:p>Gbdim</text:p>
          </table:table-cell>
          <table:table-cell table:number-columns-repeated="3" office:value-type="string">
            <text:p>F#dim</text:p>
          </table:table-cell>
          <table:table-cell table:formula="of:=CONCATENATE(&quot;    &quot;&quot;&quot;;[.A17];&quot;&quot;&quot;:[{o:&quot;;[.$B$1];&quot;, x:&quot;&quot;&quot;;[.B17];&quot;&quot;&quot;},{o:&quot;;[.$C$1];&quot;, x:&quot;&quot;&quot;;[.C17];&quot;&quot;&quot;},{o:&quot;;[.$D$1];&quot;, x:&quot;&quot;&quot;;[.D17];&quot;&quot;&quot;},{o:&quot;;[.$E$1];&quot;, x:&quot;&quot;&quot;;[.E17];&quot;&quot;&quot;},{o:&quot;;[.$F$1];&quot;, x:&quot;&quot;&quot;;[.F17];&quot;&quot;&quot;}],&quot;)" office:value-type="string" office:string-value="    &quot;F# A C&quot;:[{o:{}, x:&quot;F#dim&quot;},{o:{useFlats:true}, x:&quot;Gbdim&quot;},{o:{majorSymbol:&quot;M&quot;}, x:&quot;F#dim&quot;},{o:{omitMajor:false}, x:&quot;F#dim&quot;},{o:{omitMinor:true}, x:&quot;F#dim&quot;}],">
            <text:p><text:s text:c="4"/>"F# A C":[{o:{}, x:"F#dim"},{o:{useFlats:true}, x:"Gbdim"},{o:{majorSymbol:"M"}, x:"F#dim"},{o:{omitMajor:false}, x:"F#dim"},{o:{omitMinor:true}, x:"F#dim"}],</text:p>
          </table:table-cell>
          <table:table-cell table:number-columns-repeated="1017"/>
        </table:table-row>
        <table:table-row table:style-name="ro3">
          <table:table-cell office:value-type="string">
            <text:p>F# A# C</text:p>
          </table:table-cell>
          <table:table-cell office:value-type="string">
            <text:p>F#(b5)</text:p>
          </table:table-cell>
          <table:table-cell office:value-type="string">
            <text:p>Gb(b5)</text:p>
          </table:table-cell>
          <table:table-cell office:value-type="string">
            <text:p>F#(b5)</text:p>
          </table:table-cell>
          <table:table-cell office:value-type="string">
            <text:p>F#maj(b5)</text:p>
          </table:table-cell>
          <table:table-cell office:value-type="string">
            <text:p>F#(b5)</text:p>
          </table:table-cell>
          <table:table-cell table:formula="of:=CONCATENATE(&quot;    &quot;&quot;&quot;;[.A18];&quot;&quot;&quot;:[{o:&quot;;[.$B$1];&quot;, x:&quot;&quot;&quot;;[.B18];&quot;&quot;&quot;},{o:&quot;;[.$C$1];&quot;, x:&quot;&quot;&quot;;[.C18];&quot;&quot;&quot;},{o:&quot;;[.$D$1];&quot;, x:&quot;&quot;&quot;;[.D18];&quot;&quot;&quot;},{o:&quot;;[.$E$1];&quot;, x:&quot;&quot;&quot;;[.E18];&quot;&quot;&quot;},{o:&quot;;[.$F$1];&quot;, x:&quot;&quot;&quot;;[.F18];&quot;&quot;&quot;}],&quot;)" office:value-type="string" office:string-value="    &quot;F# A# C&quot;:[{o:{}, x:&quot;F#(b5)&quot;},{o:{useFlats:true}, x:&quot;Gb(b5)&quot;},{o:{majorSymbol:&quot;M&quot;}, x:&quot;F#(b5)&quot;},{o:{omitMajor:false}, x:&quot;F#maj(b5)&quot;},{o:{omitMinor:true}, x:&quot;F#(b5)&quot;}],">
            <text:p><text:s text:c="4"/>"F# A# C":[{o:{}, x:"F#(b5)"},{o:{useFlats:true}, x:"Gb(b5)"},{o:{majorSymbol:"M"}, x:"F#(b5)"},{o:{omitMajor:false}, x:"F#maj(b5)"},{o:{omitMinor:true}, x:"F#(b5)"}],</text:p>
          </table:table-cell>
          <table:table-cell table:number-columns-repeated="1017"/>
        </table:table-row>
        <table:table-row table:style-name="ro3">
          <table:table-cell office:value-type="string">
            <text:p>F# A D</text:p>
          </table:table-cell>
          <table:table-cell office:value-type="string">
            <text:p>F#m(#5)</text:p>
          </table:table-cell>
          <table:table-cell office:value-type="string">
            <text:p>Gbm(#5)</text:p>
          </table:table-cell>
          <table:table-cell table:number-columns-repeated="2" office:value-type="string">
            <text:p>F#m(#5)</text:p>
          </table:table-cell>
          <table:table-cell office:value-type="string">
            <text:p>f#(#5)</text:p>
          </table:table-cell>
          <table:table-cell table:formula="of:=CONCATENATE(&quot;    &quot;&quot;&quot;;[.A19];&quot;&quot;&quot;:[{o:&quot;;[.$B$1];&quot;, x:&quot;&quot;&quot;;[.B19];&quot;&quot;&quot;},{o:&quot;;[.$C$1];&quot;, x:&quot;&quot;&quot;;[.C19];&quot;&quot;&quot;},{o:&quot;;[.$D$1];&quot;, x:&quot;&quot;&quot;;[.D19];&quot;&quot;&quot;},{o:&quot;;[.$E$1];&quot;, x:&quot;&quot;&quot;;[.E19];&quot;&quot;&quot;},{o:&quot;;[.$F$1];&quot;, x:&quot;&quot;&quot;;[.F19];&quot;&quot;&quot;}],&quot;)" office:value-type="string" office:string-value="    &quot;F# A D&quot;:[{o:{}, x:&quot;F#m(#5)&quot;},{o:{useFlats:true}, x:&quot;Gbm(#5)&quot;},{o:{majorSymbol:&quot;M&quot;}, x:&quot;F#m(#5)&quot;},{o:{omitMajor:false}, x:&quot;F#m(#5)&quot;},{o:{omitMinor:true}, x:&quot;f#(#5)&quot;}],">
            <text:p><text:s text:c="4"/>"F# A D":[{o:{}, x:"F#m(#5)"},{o:{useFlats:true}, x:"Gbm(#5)"},{o:{majorSymbol:"M"}, x:"F#m(#5)"},{o:{omitMajor:false}, x:"F#m(#5)"},{o:{omitMinor:true}, x:"f#(#5)"}],</text:p>
          </table:table-cell>
          <table:table-cell table:number-columns-repeated="1017"/>
        </table:table-row>
        <table:table-row table:style-name="ro2">
          <table:table-cell office:value-type="string">
            <text:p>F# A# C# E</text:p>
          </table:table-cell>
          <table:table-cell office:value-type="string">
            <text:p>F#7</text:p>
          </table:table-cell>
          <table:table-cell office:value-type="string">
            <text:p>Gb7</text:p>
          </table:table-cell>
          <table:table-cell table:number-columns-repeated="3" office:value-type="string">
            <text:p>F#7</text:p>
          </table:table-cell>
          <table:table-cell table:formula="of:=CONCATENATE(&quot;    &quot;&quot;&quot;;[.A20];&quot;&quot;&quot;:[{o:&quot;;[.$B$1];&quot;, x:&quot;&quot;&quot;;[.B20];&quot;&quot;&quot;},{o:&quot;;[.$C$1];&quot;, x:&quot;&quot;&quot;;[.C20];&quot;&quot;&quot;},{o:&quot;;[.$D$1];&quot;, x:&quot;&quot;&quot;;[.D20];&quot;&quot;&quot;},{o:&quot;;[.$E$1];&quot;, x:&quot;&quot;&quot;;[.E20];&quot;&quot;&quot;},{o:&quot;;[.$F$1];&quot;, x:&quot;&quot;&quot;;[.F20];&quot;&quot;&quot;}],&quot;)" office:value-type="string" office:string-value="    &quot;F# A# C# E&quot;:[{o:{}, x:&quot;F#7&quot;},{o:{useFlats:true}, x:&quot;Gb7&quot;},{o:{majorSymbol:&quot;M&quot;}, x:&quot;F#7&quot;},{o:{omitMajor:false}, x:&quot;F#7&quot;},{o:{omitMinor:true}, x:&quot;F#7&quot;}],">
            <text:p><text:s text:c="4"/>"F# A# C# E":[{o:{}, x:"F#7"},{o:{useFlats:true}, x:"Gb7"},{o:{majorSymbol:"M"}, x:"F#7"},{o:{omitMajor:false}, x:"F#7"},{o:{omitMinor:true}, x:"F#7"}],</text:p>
          </table:table-cell>
          <table:table-cell table:number-columns-repeated="1017"/>
        </table:table-row>
        <table:table-row table:style-name="ro2">
          <table:table-cell office:value-type="string">
            <text:p>F# A C# E</text:p>
          </table:table-cell>
          <table:table-cell office:value-type="string">
            <text:p>F#m7</text:p>
          </table:table-cell>
          <table:table-cell office:value-type="string">
            <text:p>Gbm7</text:p>
          </table:table-cell>
          <table:table-cell table:number-columns-repeated="2" office:value-type="string">
            <text:p>F#m7</text:p>
          </table:table-cell>
          <table:table-cell office:value-type="string">
            <text:p>f#7</text:p>
          </table:table-cell>
          <table:table-cell table:formula="of:=CONCATENATE(&quot;    &quot;&quot;&quot;;[.A21];&quot;&quot;&quot;:[{o:&quot;;[.$B$1];&quot;, x:&quot;&quot;&quot;;[.B21];&quot;&quot;&quot;},{o:&quot;;[.$C$1];&quot;, x:&quot;&quot;&quot;;[.C21];&quot;&quot;&quot;},{o:&quot;;[.$D$1];&quot;, x:&quot;&quot;&quot;;[.D21];&quot;&quot;&quot;},{o:&quot;;[.$E$1];&quot;, x:&quot;&quot;&quot;;[.E21];&quot;&quot;&quot;},{o:&quot;;[.$F$1];&quot;, x:&quot;&quot;&quot;;[.F21];&quot;&quot;&quot;}],&quot;)" office:value-type="string" office:string-value="    &quot;F# A C# E&quot;:[{o:{}, x:&quot;F#m7&quot;},{o:{useFlats:true}, x:&quot;Gbm7&quot;},{o:{majorSymbol:&quot;M&quot;}, x:&quot;F#m7&quot;},{o:{omitMajor:false}, x:&quot;F#m7&quot;},{o:{omitMinor:true}, x:&quot;f#7&quot;}],">
            <text:p><text:s text:c="4"/>"F# A C# E":[{o:{}, x:"F#m7"},{o:{useFlats:true}, x:"Gbm7"},{o:{majorSymbol:"M"}, x:"F#m7"},{o:{omitMajor:false}, x:"F#m7"},{o:{omitMinor:true}, x:"f#7"}],</text:p>
          </table:table-cell>
          <table:table-cell table:number-columns-repeated="1017"/>
        </table:table-row>
        <table:table-row table:style-name="ro2">
          <table:table-cell office:value-type="string">
            <text:p>F# A# C# F</text:p>
          </table:table-cell>
          <table:table-cell office:value-type="string">
            <text:p>F#maj7</text:p>
          </table:table-cell>
          <table:table-cell office:value-type="string">
            <text:p>Gbmaj7</text:p>
          </table:table-cell>
          <table:table-cell office:value-type="string">
            <text:p>F#M7</text:p>
          </table:table-cell>
          <table:table-cell table:number-columns-repeated="2" office:value-type="string">
            <text:p>F#maj7</text:p>
          </table:table-cell>
          <table:table-cell table:formula="of:=CONCATENATE(&quot;    &quot;&quot;&quot;;[.A22];&quot;&quot;&quot;:[{o:&quot;;[.$B$1];&quot;, x:&quot;&quot;&quot;;[.B22];&quot;&quot;&quot;},{o:&quot;;[.$C$1];&quot;, x:&quot;&quot;&quot;;[.C22];&quot;&quot;&quot;},{o:&quot;;[.$D$1];&quot;, x:&quot;&quot;&quot;;[.D22];&quot;&quot;&quot;},{o:&quot;;[.$E$1];&quot;, x:&quot;&quot;&quot;;[.E22];&quot;&quot;&quot;},{o:&quot;;[.$F$1];&quot;, x:&quot;&quot;&quot;;[.F22];&quot;&quot;&quot;}],&quot;)" office:value-type="string" office:string-value="    &quot;F# A# C# F&quot;:[{o:{}, x:&quot;F#maj7&quot;},{o:{useFlats:true}, x:&quot;Gbmaj7&quot;},{o:{majorSymbol:&quot;M&quot;}, x:&quot;F#M7&quot;},{o:{omitMajor:false}, x:&quot;F#maj7&quot;},{o:{omitMinor:true}, x:&quot;F#maj7&quot;}],">
            <text:p><text:s text:c="4"/>"F# A# C# F":[{o:{}, x:"F#maj7"},{o:{useFlats:true}, x:"Gbmaj7"},{o:{majorSymbol:"M"}, x:"F#M7"},{o:{omitMajor:false}, x:"F#maj7"},{o:{omitMinor:true}, x:"F#maj7"}],</text:p>
          </table:table-cell>
          <table:table-cell table:number-columns-repeated="1017"/>
        </table:table-row>
        <table:table-row table:style-name="ro3">
          <table:table-cell office:value-type="string">
            <text:p>F# A C# F</text:p>
          </table:table-cell>
          <table:table-cell office:value-type="string">
            <text:p>F#m(maj7)</text:p>
          </table:table-cell>
          <table:table-cell office:value-type="string">
            <text:p>Gbm(maj7)</text:p>
          </table:table-cell>
          <table:table-cell office:value-type="string">
            <text:p>F#m(M7)</text:p>
          </table:table-cell>
          <table:table-cell office:value-type="string">
            <text:p>F#m(maj7)</text:p>
          </table:table-cell>
          <table:table-cell office:value-type="string">
            <text:p>f#maj7</text:p>
          </table:table-cell>
          <table:table-cell table:formula="of:=CONCATENATE(&quot;    &quot;&quot;&quot;;[.A23];&quot;&quot;&quot;:[{o:&quot;;[.$B$1];&quot;, x:&quot;&quot;&quot;;[.B23];&quot;&quot;&quot;},{o:&quot;;[.$C$1];&quot;, x:&quot;&quot;&quot;;[.C23];&quot;&quot;&quot;},{o:&quot;;[.$D$1];&quot;, x:&quot;&quot;&quot;;[.D23];&quot;&quot;&quot;},{o:&quot;;[.$E$1];&quot;, x:&quot;&quot;&quot;;[.E23];&quot;&quot;&quot;},{o:&quot;;[.$F$1];&quot;, x:&quot;&quot;&quot;;[.F23];&quot;&quot;&quot;}],&quot;)" office:value-type="string" office:string-value="    &quot;F# A C# F&quot;:[{o:{}, x:&quot;F#m(maj7)&quot;},{o:{useFlats:true}, x:&quot;Gbm(maj7)&quot;},{o:{majorSymbol:&quot;M&quot;}, x:&quot;F#m(M7)&quot;},{o:{omitMajor:false}, x:&quot;F#m(maj7)&quot;},{o:{omitMinor:true}, x:&quot;f#maj7&quot;}],">
            <text:p><text:s text:c="4"/>"F# A C# F":[{o:{}, x:"F#m(maj7)"},{o:{useFlats:true}, x:"Gbm(maj7)"},{o:{majorSymbol:"M"}, x:"F#m(M7)"},{o:{omitMajor:false}, x:"F#m(maj7)"},{o:{omitMinor:true}, x:"f#maj7"}],</text:p>
          </table:table-cell>
          <table:table-cell table:number-columns-repeated="1017"/>
        </table:table-row>
        <table:table-row table:style-name="ro2">
          <table:table-cell office:value-type="string">
            <text:p>F# A# D E</text:p>
          </table:table-cell>
          <table:table-cell office:value-type="string">
            <text:p>F#aug7</text:p>
          </table:table-cell>
          <table:table-cell office:value-type="string">
            <text:p>Gbaug7</text:p>
          </table:table-cell>
          <table:table-cell table:number-columns-repeated="3" office:value-type="string">
            <text:p>F#aug7</text:p>
          </table:table-cell>
          <table:table-cell table:formula="of:=CONCATENATE(&quot;    &quot;&quot;&quot;;[.A24];&quot;&quot;&quot;:[{o:&quot;;[.$B$1];&quot;, x:&quot;&quot;&quot;;[.B24];&quot;&quot;&quot;},{o:&quot;;[.$C$1];&quot;, x:&quot;&quot;&quot;;[.C24];&quot;&quot;&quot;},{o:&quot;;[.$D$1];&quot;, x:&quot;&quot;&quot;;[.D24];&quot;&quot;&quot;},{o:&quot;;[.$E$1];&quot;, x:&quot;&quot;&quot;;[.E24];&quot;&quot;&quot;},{o:&quot;;[.$F$1];&quot;, x:&quot;&quot;&quot;;[.F24];&quot;&quot;&quot;}],&quot;)" office:value-type="string" office:string-value="    &quot;F# A# D E&quot;:[{o:{}, x:&quot;F#aug7&quot;},{o:{useFlats:true}, x:&quot;Gbaug7&quot;},{o:{majorSymbol:&quot;M&quot;}, x:&quot;F#aug7&quot;},{o:{omitMajor:false}, x:&quot;F#aug7&quot;},{o:{omitMinor:true}, x:&quot;F#aug7&quot;}],">
            <text:p><text:s text:c="4"/>"F# A# D E":[{o:{}, x:"F#aug7"},{o:{useFlats:true}, x:"Gbaug7"},{o:{majorSymbol:"M"}, x:"F#aug7"},{o:{omitMajor:false}, x:"F#aug7"},{o:{omitMinor:true}, x:"F#aug7"}],</text:p>
          </table:table-cell>
          <table:table-cell table:number-columns-repeated="1017"/>
        </table:table-row>
        <table:table-row table:style-name="ro3">
          <table:table-cell office:value-type="string">
            <text:p>F# A# D F</text:p>
          </table:table-cell>
          <table:table-cell office:value-type="string">
            <text:p>F#aug(maj7)</text:p>
          </table:table-cell>
          <table:table-cell office:value-type="string">
            <text:p>Gbaug(maj7)</text:p>
          </table:table-cell>
          <table:table-cell office:value-type="string">
            <text:p>F#aug(M7)</text:p>
          </table:table-cell>
          <table:table-cell office:value-type="string">
            <text:p>F#aug(maj7)</text:p>
          </table:table-cell>
          <table:table-cell office:value-type="string">
            <text:p>F#aug(maj7)</text:p>
          </table:table-cell>
          <table:table-cell table:formula="of:=CONCATENATE(&quot;    &quot;&quot;&quot;;[.A25];&quot;&quot;&quot;:[{o:&quot;;[.$B$1];&quot;, x:&quot;&quot;&quot;;[.B25];&quot;&quot;&quot;},{o:&quot;;[.$C$1];&quot;, x:&quot;&quot;&quot;;[.C25];&quot;&quot;&quot;},{o:&quot;;[.$D$1];&quot;, x:&quot;&quot;&quot;;[.D25];&quot;&quot;&quot;},{o:&quot;;[.$E$1];&quot;, x:&quot;&quot;&quot;;[.E25];&quot;&quot;&quot;},{o:&quot;;[.$F$1];&quot;, x:&quot;&quot;&quot;;[.F25];&quot;&quot;&quot;}],&quot;)" office:value-type="string" office:string-value="    &quot;F# A# D F&quot;:[{o:{}, x:&quot;F#aug(maj7)&quot;},{o:{useFlats:true}, x:&quot;Gbaug(maj7)&quot;},{o:{majorSymbol:&quot;M&quot;}, x:&quot;F#aug(M7)&quot;},{o:{omitMajor:false}, x:&quot;F#aug(maj7)&quot;},{o:{omitMinor:true}, x:&quot;F#aug(maj7)&quot;}],">
            <text:p><text:s text:c="4"/>"F# A# D F":[{o:{}, x:"F#aug(maj7)"},{o:{useFlats:true}, x:"Gbaug(maj7)"},{o:{majorSymbol:"M"}, x:"F#aug(M7)"},{o:{omitMajor:false}, x:"F#aug(maj7)"},{o:{omitMinor:true}, x:"F#aug(maj7)"}],</text:p>
          </table:table-cell>
          <table:table-cell table:number-columns-repeated="1017"/>
        </table:table-row>
        <table:table-row table:style-name="ro2">
          <table:table-cell office:value-type="string">
            <text:p>F# A C D#</text:p>
          </table:table-cell>
          <table:table-cell office:value-type="string">
            <text:p>F#dim7</text:p>
          </table:table-cell>
          <table:table-cell office:value-type="string">
            <text:p>Gbdim7</text:p>
          </table:table-cell>
          <table:table-cell table:number-columns-repeated="3" office:value-type="string">
            <text:p>F#dim7</text:p>
          </table:table-cell>
          <table:table-cell table:formula="of:=CONCATENATE(&quot;    &quot;&quot;&quot;;[.A26];&quot;&quot;&quot;:[{o:&quot;;[.$B$1];&quot;, x:&quot;&quot;&quot;;[.B26];&quot;&quot;&quot;},{o:&quot;;[.$C$1];&quot;, x:&quot;&quot;&quot;;[.C26];&quot;&quot;&quot;},{o:&quot;;[.$D$1];&quot;, x:&quot;&quot;&quot;;[.D26];&quot;&quot;&quot;},{o:&quot;;[.$E$1];&quot;, x:&quot;&quot;&quot;;[.E26];&quot;&quot;&quot;},{o:&quot;;[.$F$1];&quot;, x:&quot;&quot;&quot;;[.F26];&quot;&quot;&quot;}],&quot;)" office:value-type="string" office:string-value="    &quot;F# A C D#&quot;:[{o:{}, x:&quot;F#dim7&quot;},{o:{useFlats:true}, x:&quot;Gbdim7&quot;},{o:{majorSymbol:&quot;M&quot;}, x:&quot;F#dim7&quot;},{o:{omitMajor:false}, x:&quot;F#dim7&quot;},{o:{omitMinor:true}, x:&quot;F#dim7&quot;}],">
            <text:p><text:s text:c="4"/>"F# A C D#":[{o:{}, x:"F#dim7"},{o:{useFlats:true}, x:"Gbdim7"},{o:{majorSymbol:"M"}, x:"F#dim7"},{o:{omitMajor:false}, x:"F#dim7"},{o:{omitMinor:true}, x:"F#dim7"}],</text:p>
          </table:table-cell>
          <table:table-cell table:number-columns-repeated="1017"/>
        </table:table-row>
        <table:table-row table:style-name="ro2">
          <table:table-cell office:value-type="string">
            <text:p>F# A C E</text:p>
          </table:table-cell>
          <table:table-cell office:value-type="string">
            <text:p>F#m7(b5)</text:p>
          </table:table-cell>
          <table:table-cell office:value-type="string">
            <text:p>Gbm7(b5)</text:p>
          </table:table-cell>
          <table:table-cell table:number-columns-repeated="2" office:value-type="string">
            <text:p>F#m7(b5)</text:p>
          </table:table-cell>
          <table:table-cell office:value-type="string">
            <text:p>f#7(b5)</text:p>
          </table:table-cell>
          <table:table-cell table:formula="of:=CONCATENATE(&quot;    &quot;&quot;&quot;;[.A27];&quot;&quot;&quot;:[{o:&quot;;[.$B$1];&quot;, x:&quot;&quot;&quot;;[.B27];&quot;&quot;&quot;},{o:&quot;;[.$C$1];&quot;, x:&quot;&quot;&quot;;[.C27];&quot;&quot;&quot;},{o:&quot;;[.$D$1];&quot;, x:&quot;&quot;&quot;;[.D27];&quot;&quot;&quot;},{o:&quot;;[.$E$1];&quot;, x:&quot;&quot;&quot;;[.E27];&quot;&quot;&quot;},{o:&quot;;[.$F$1];&quot;, x:&quot;&quot;&quot;;[.F27];&quot;&quot;&quot;}],&quot;)" office:value-type="string" office:string-value="    &quot;F# A C E&quot;:[{o:{}, x:&quot;F#m7(b5)&quot;},{o:{useFlats:true}, x:&quot;Gbm7(b5)&quot;},{o:{majorSymbol:&quot;M&quot;}, x:&quot;F#m7(b5)&quot;},{o:{omitMajor:false}, x:&quot;F#m7(b5)&quot;},{o:{omitMinor:true}, x:&quot;f#7(b5)&quot;}],">
            <text:p><text:s text:c="4"/>"F# A C E":[{o:{}, x:"F#m7(b5)"},{o:{useFlats:true}, x:"Gbm7(b5)"},{o:{majorSymbol:"M"}, x:"F#m7(b5)"},{o:{omitMajor:false}, x:"F#m7(b5)"},{o:{omitMinor:true}, x:"f#7(b5)"}],</text:p>
          </table:table-cell>
          <table:table-cell table:number-columns-repeated="1017"/>
        </table:table-row>
        <table:table-row table:style-name="ro3">
          <table:table-cell office:value-type="string">
            <text:p>F# A C F</text:p>
          </table:table-cell>
          <table:table-cell office:value-type="string">
            <text:p>F#dim(maj7)</text:p>
          </table:table-cell>
          <table:table-cell office:value-type="string">
            <text:p>Gbdim(maj7)</text:p>
          </table:table-cell>
          <table:table-cell office:value-type="string">
            <text:p>F#dim(M7)</text:p>
          </table:table-cell>
          <table:table-cell table:number-columns-repeated="2" office:value-type="string">
            <text:p>F#dim(maj7)</text:p>
          </table:table-cell>
          <table:table-cell table:formula="of:=CONCATENATE(&quot;    &quot;&quot;&quot;;[.A28];&quot;&quot;&quot;:[{o:&quot;;[.$B$1];&quot;, x:&quot;&quot;&quot;;[.B28];&quot;&quot;&quot;},{o:&quot;;[.$C$1];&quot;, x:&quot;&quot;&quot;;[.C28];&quot;&quot;&quot;},{o:&quot;;[.$D$1];&quot;, x:&quot;&quot;&quot;;[.D28];&quot;&quot;&quot;},{o:&quot;;[.$E$1];&quot;, x:&quot;&quot;&quot;;[.E28];&quot;&quot;&quot;},{o:&quot;;[.$F$1];&quot;, x:&quot;&quot;&quot;;[.F28];&quot;&quot;&quot;}],&quot;)" office:value-type="string" office:string-value="    &quot;F# A C F&quot;:[{o:{}, x:&quot;F#dim(maj7)&quot;},{o:{useFlats:true}, x:&quot;Gbdim(maj7)&quot;},{o:{majorSymbol:&quot;M&quot;}, x:&quot;F#dim(M7)&quot;},{o:{omitMajor:false}, x:&quot;F#dim(maj7)&quot;},{o:{omitMinor:true}, x:&quot;F#dim(maj7)&quot;}],">
            <text:p><text:s text:c="4"/>"F# A C F":[{o:{}, x:"F#dim(maj7)"},{o:{useFlats:true}, x:"Gbdim(maj7)"},{o:{majorSymbol:"M"}, x:"F#dim(M7)"},{o:{omitMajor:false}, x:"F#dim(maj7)"},{o:{omitMinor:true}, x:"F#dim(maj7)"}],</text:p>
          </table:table-cell>
          <table:table-cell table:number-columns-repeated="1017"/>
        </table:table-row>
        <table:table-row table:style-name="ro2">
          <table:table-cell office:value-type="string">
            <text:p>F# A# C# E G#</text:p>
          </table:table-cell>
          <table:table-cell office:value-type="string">
            <text:p>F#9</text:p>
          </table:table-cell>
          <table:table-cell office:value-type="string">
            <text:p>Gb9</text:p>
          </table:table-cell>
          <table:table-cell table:number-columns-repeated="3" office:value-type="string">
            <text:p>F#9</text:p>
          </table:table-cell>
          <table:table-cell table:formula="of:=CONCATENATE(&quot;    &quot;&quot;&quot;;[.A29];&quot;&quot;&quot;:[{o:&quot;;[.$B$1];&quot;, x:&quot;&quot;&quot;;[.B29];&quot;&quot;&quot;},{o:&quot;;[.$C$1];&quot;, x:&quot;&quot;&quot;;[.C29];&quot;&quot;&quot;},{o:&quot;;[.$D$1];&quot;, x:&quot;&quot;&quot;;[.D29];&quot;&quot;&quot;},{o:&quot;;[.$E$1];&quot;, x:&quot;&quot;&quot;;[.E29];&quot;&quot;&quot;},{o:&quot;;[.$F$1];&quot;, x:&quot;&quot;&quot;;[.F29];&quot;&quot;&quot;}],&quot;)" office:value-type="string" office:string-value="    &quot;F# A# C# E G#&quot;:[{o:{}, x:&quot;F#9&quot;},{o:{useFlats:true}, x:&quot;Gb9&quot;},{o:{majorSymbol:&quot;M&quot;}, x:&quot;F#9&quot;},{o:{omitMajor:false}, x:&quot;F#9&quot;},{o:{omitMinor:true}, x:&quot;F#9&quot;}],">
            <text:p><text:s text:c="4"/>"F# A# C# E G#":[{o:{}, x:"F#9"},{o:{useFlats:true}, x:"Gb9"},{o:{majorSymbol:"M"}, x:"F#9"},{o:{omitMajor:false}, x:"F#9"},{o:{omitMinor:true}, x:"F#9"}],</text:p>
          </table:table-cell>
          <table:table-cell table:number-columns-repeated="1017"/>
        </table:table-row>
        <table:table-row table:style-name="ro2">
          <table:table-cell office:value-type="string">
            <text:p>F# A# C# F G#</text:p>
          </table:table-cell>
          <table:table-cell office:value-type="string">
            <text:p>F#maj9</text:p>
          </table:table-cell>
          <table:table-cell office:value-type="string">
            <text:p>Gbmaj9</text:p>
          </table:table-cell>
          <table:table-cell office:value-type="string">
            <text:p>F#M9</text:p>
          </table:table-cell>
          <table:table-cell table:number-columns-repeated="2" office:value-type="string">
            <text:p>F#maj9</text:p>
          </table:table-cell>
          <table:table-cell table:formula="of:=CONCATENATE(&quot;    &quot;&quot;&quot;;[.A30];&quot;&quot;&quot;:[{o:&quot;;[.$B$1];&quot;, x:&quot;&quot;&quot;;[.B30];&quot;&quot;&quot;},{o:&quot;;[.$C$1];&quot;, x:&quot;&quot;&quot;;[.C30];&quot;&quot;&quot;},{o:&quot;;[.$D$1];&quot;, x:&quot;&quot;&quot;;[.D30];&quot;&quot;&quot;},{o:&quot;;[.$E$1];&quot;, x:&quot;&quot;&quot;;[.E30];&quot;&quot;&quot;},{o:&quot;;[.$F$1];&quot;, x:&quot;&quot;&quot;;[.F30];&quot;&quot;&quot;}],&quot;)" office:value-type="string" office:string-value="    &quot;F# A# C# F G#&quot;:[{o:{}, x:&quot;F#maj9&quot;},{o:{useFlats:true}, x:&quot;Gbmaj9&quot;},{o:{majorSymbol:&quot;M&quot;}, x:&quot;F#M9&quot;},{o:{omitMajor:false}, x:&quot;F#maj9&quot;},{o:{omitMinor:true}, x:&quot;F#maj9&quot;}],">
            <text:p><text:s text:c="4"/>"F# A# C# F G#":[{o:{}, x:"F#maj9"},{o:{useFlats:true}, x:"Gbmaj9"},{o:{majorSymbol:"M"}, x:"F#M9"},{o:{omitMajor:false}, x:"F#maj9"},{o:{omitMinor:true}, x:"F#maj9"}],</text:p>
          </table:table-cell>
          <table:table-cell table:number-columns-repeated="1017"/>
        </table:table-row>
        <table:table-row table:style-name="ro2">
          <table:table-cell office:value-type="string">
            <text:p>F# A# C# G#</text:p>
          </table:table-cell>
          <table:table-cell office:value-type="string">
            <text:p>F#add9</text:p>
          </table:table-cell>
          <table:table-cell office:value-type="string">
            <text:p>Gbadd9</text:p>
          </table:table-cell>
          <table:table-cell table:number-columns-repeated="3" office:value-type="string">
            <text:p>F#add9</text:p>
          </table:table-cell>
          <table:table-cell table:formula="of:=CONCATENATE(&quot;    &quot;&quot;&quot;;[.A31];&quot;&quot;&quot;:[{o:&quot;;[.$B$1];&quot;, x:&quot;&quot;&quot;;[.B31];&quot;&quot;&quot;},{o:&quot;;[.$C$1];&quot;, x:&quot;&quot;&quot;;[.C31];&quot;&quot;&quot;},{o:&quot;;[.$D$1];&quot;, x:&quot;&quot;&quot;;[.D31];&quot;&quot;&quot;},{o:&quot;;[.$E$1];&quot;, x:&quot;&quot;&quot;;[.E31];&quot;&quot;&quot;},{o:&quot;;[.$F$1];&quot;, x:&quot;&quot;&quot;;[.F31];&quot;&quot;&quot;}],&quot;)" office:value-type="string" office:string-value="    &quot;F# A# C# G#&quot;:[{o:{}, x:&quot;F#add9&quot;},{o:{useFlats:true}, x:&quot;Gbadd9&quot;},{o:{majorSymbol:&quot;M&quot;}, x:&quot;F#add9&quot;},{o:{omitMajor:false}, x:&quot;F#add9&quot;},{o:{omitMinor:true}, x:&quot;F#add9&quot;}],">
            <text:p><text:s text:c="4"/>"F# A# C# G#":[{o:{}, x:"F#add9"},{o:{useFlats:true}, x:"Gbadd9"},{o:{majorSymbol:"M"}, x:"F#add9"},{o:{omitMajor:false}, x:"F#add9"},{o:{omitMinor:true}, x:"F#add9"}],</text:p>
          </table:table-cell>
          <table:table-cell table:number-columns-repeated="1017"/>
        </table:table-row>
        <table:table-row table:style-name="ro2">
          <table:table-cell office:value-type="string">
            <text:p>F# A C# E G#</text:p>
          </table:table-cell>
          <table:table-cell office:value-type="string">
            <text:p>F#m9</text:p>
          </table:table-cell>
          <table:table-cell office:value-type="string">
            <text:p>Gbm9</text:p>
          </table:table-cell>
          <table:table-cell table:number-columns-repeated="2" office:value-type="string">
            <text:p>F#m9</text:p>
          </table:table-cell>
          <table:table-cell office:value-type="string">
            <text:p>f#9</text:p>
          </table:table-cell>
          <table:table-cell table:formula="of:=CONCATENATE(&quot;    &quot;&quot;&quot;;[.A32];&quot;&quot;&quot;:[{o:&quot;;[.$B$1];&quot;, x:&quot;&quot;&quot;;[.B32];&quot;&quot;&quot;},{o:&quot;;[.$C$1];&quot;, x:&quot;&quot;&quot;;[.C32];&quot;&quot;&quot;},{o:&quot;;[.$D$1];&quot;, x:&quot;&quot;&quot;;[.D32];&quot;&quot;&quot;},{o:&quot;;[.$E$1];&quot;, x:&quot;&quot;&quot;;[.E32];&quot;&quot;&quot;},{o:&quot;;[.$F$1];&quot;, x:&quot;&quot;&quot;;[.F32];&quot;&quot;&quot;}],&quot;)" office:value-type="string" office:string-value="    &quot;F# A C# E G#&quot;:[{o:{}, x:&quot;F#m9&quot;},{o:{useFlats:true}, x:&quot;Gbm9&quot;},{o:{majorSymbol:&quot;M&quot;}, x:&quot;F#m9&quot;},{o:{omitMajor:false}, x:&quot;F#m9&quot;},{o:{omitMinor:true}, x:&quot;f#9&quot;}],">
            <text:p><text:s text:c="4"/>"F# A C# E G#":[{o:{}, x:"F#m9"},{o:{useFlats:true}, x:"Gbm9"},{o:{majorSymbol:"M"}, x:"F#m9"},{o:{omitMajor:false}, x:"F#m9"},{o:{omitMinor:true}, x:"f#9"}],</text:p>
          </table:table-cell>
          <table:table-cell table:number-columns-repeated="1017"/>
        </table:table-row>
        <table:table-row table:style-name="ro3">
          <table:table-cell office:value-type="string">
            <text:p>F# A C# F G#</text:p>
          </table:table-cell>
          <table:table-cell office:value-type="string">
            <text:p>F#m(maj9)</text:p>
          </table:table-cell>
          <table:table-cell office:value-type="string">
            <text:p>Gbm(maj9)</text:p>
          </table:table-cell>
          <table:table-cell office:value-type="string">
            <text:p>F#m(M9)</text:p>
          </table:table-cell>
          <table:table-cell office:value-type="string">
            <text:p>F#m(maj9)</text:p>
          </table:table-cell>
          <table:table-cell office:value-type="string">
            <text:p>f#maj9</text:p>
          </table:table-cell>
          <table:table-cell table:formula="of:=CONCATENATE(&quot;    &quot;&quot;&quot;;[.A33];&quot;&quot;&quot;:[{o:&quot;;[.$B$1];&quot;, x:&quot;&quot;&quot;;[.B33];&quot;&quot;&quot;},{o:&quot;;[.$C$1];&quot;, x:&quot;&quot;&quot;;[.C33];&quot;&quot;&quot;},{o:&quot;;[.$D$1];&quot;, x:&quot;&quot;&quot;;[.D33];&quot;&quot;&quot;},{o:&quot;;[.$E$1];&quot;, x:&quot;&quot;&quot;;[.E33];&quot;&quot;&quot;},{o:&quot;;[.$F$1];&quot;, x:&quot;&quot;&quot;;[.F33];&quot;&quot;&quot;}],&quot;)" office:value-type="string" office:string-value="    &quot;F# A C# F G#&quot;:[{o:{}, x:&quot;F#m(maj9)&quot;},{o:{useFlats:true}, x:&quot;Gbm(maj9)&quot;},{o:{majorSymbol:&quot;M&quot;}, x:&quot;F#m(M9)&quot;},{o:{omitMajor:false}, x:&quot;F#m(maj9)&quot;},{o:{omitMinor:true}, x:&quot;f#maj9&quot;}],">
            <text:p><text:s text:c="4"/>"F# A C# F G#":[{o:{}, x:"F#m(maj9)"},{o:{useFlats:true}, x:"Gbm(maj9)"},{o:{majorSymbol:"M"}, x:"F#m(M9)"},{o:{omitMajor:false}, x:"F#m(maj9)"},{o:{omitMinor:true}, x:"f#maj9"}],</text:p>
          </table:table-cell>
          <table:table-cell table:number-columns-repeated="1017"/>
        </table:table-row>
        <table:table-row table:style-name="ro3">
          <table:table-cell office:value-type="string">
            <text:p>F# A C# G#</text:p>
          </table:table-cell>
          <table:table-cell office:value-type="string">
            <text:p>F#m(add9)</text:p>
          </table:table-cell>
          <table:table-cell office:value-type="string">
            <text:p>Gbm(add9)</text:p>
          </table:table-cell>
          <table:table-cell table:number-columns-repeated="2" office:value-type="string">
            <text:p>F#m(add9)</text:p>
          </table:table-cell>
          <table:table-cell office:value-type="string">
            <text:p>f#add9</text:p>
          </table:table-cell>
          <table:table-cell table:formula="of:=CONCATENATE(&quot;    &quot;&quot;&quot;;[.A34];&quot;&quot;&quot;:[{o:&quot;;[.$B$1];&quot;, x:&quot;&quot;&quot;;[.B34];&quot;&quot;&quot;},{o:&quot;;[.$C$1];&quot;, x:&quot;&quot;&quot;;[.C34];&quot;&quot;&quot;},{o:&quot;;[.$D$1];&quot;, x:&quot;&quot;&quot;;[.D34];&quot;&quot;&quot;},{o:&quot;;[.$E$1];&quot;, x:&quot;&quot;&quot;;[.E34];&quot;&quot;&quot;},{o:&quot;;[.$F$1];&quot;, x:&quot;&quot;&quot;;[.F34];&quot;&quot;&quot;}],&quot;)" office:value-type="string" office:string-value="    &quot;F# A C# G#&quot;:[{o:{}, x:&quot;F#m(add9)&quot;},{o:{useFlats:true}, x:&quot;Gbm(add9)&quot;},{o:{majorSymbol:&quot;M&quot;}, x:&quot;F#m(add9)&quot;},{o:{omitMajor:false}, x:&quot;F#m(add9)&quot;},{o:{omitMinor:true}, x:&quot;f#add9&quot;}],">
            <text:p><text:s text:c="4"/>"F# A C# G#":[{o:{}, x:"F#m(add9)"},{o:{useFlats:true}, x:"Gbm(add9)"},{o:{majorSymbol:"M"}, x:"F#m(add9)"},{o:{omitMajor:false}, x:"F#m(add9)"},{o:{omitMinor:true}, x:"f#add9"}],</text:p>
          </table:table-cell>
          <table:table-cell table:number-columns-repeated="1017"/>
        </table:table-row>
        <table:table-row table:style-name="ro2">
          <table:table-cell office:value-type="string">
            <text:p>F# A# C# E A</text:p>
          </table:table-cell>
          <table:table-cell office:value-type="string">
            <text:p>F#7(#9)</text:p>
          </table:table-cell>
          <table:table-cell office:value-type="string">
            <text:p>Gb7(#9)</text:p>
          </table:table-cell>
          <table:table-cell table:number-columns-repeated="3" office:value-type="string">
            <text:p>F#7(#9)</text:p>
          </table:table-cell>
          <table:table-cell table:formula="of:=CONCATENATE(&quot;    &quot;&quot;&quot;;[.A35];&quot;&quot;&quot;:[{o:&quot;;[.$B$1];&quot;, x:&quot;&quot;&quot;;[.B35];&quot;&quot;&quot;},{o:&quot;;[.$C$1];&quot;, x:&quot;&quot;&quot;;[.C35];&quot;&quot;&quot;},{o:&quot;;[.$D$1];&quot;, x:&quot;&quot;&quot;;[.D35];&quot;&quot;&quot;},{o:&quot;;[.$E$1];&quot;, x:&quot;&quot;&quot;;[.E35];&quot;&quot;&quot;},{o:&quot;;[.$F$1];&quot;, x:&quot;&quot;&quot;;[.F35];&quot;&quot;&quot;}],&quot;)" office:value-type="string" office:string-value="    &quot;F# A# C# E A&quot;:[{o:{}, x:&quot;F#7(#9)&quot;},{o:{useFlats:true}, x:&quot;Gb7(#9)&quot;},{o:{majorSymbol:&quot;M&quot;}, x:&quot;F#7(#9)&quot;},{o:{omitMajor:false}, x:&quot;F#7(#9)&quot;},{o:{omitMinor:true}, x:&quot;F#7(#9)&quot;}],">
            <text:p><text:s text:c="4"/>"F# A# C# E A":[{o:{}, x:"F#7(#9)"},{o:{useFlats:true}, x:"Gb7(#9)"},{o:{majorSymbol:"M"}, x:"F#7(#9)"},{o:{omitMajor:false}, x:"F#7(#9)"},{o:{omitMinor:true}, x:"F#7(#9)"}],</text:p>
          </table:table-cell>
          <table:table-cell table:number-columns-repeated="1017"/>
        </table:table-row>
        <table:table-row table:style-name="ro2">
          <table:table-cell office:value-type="string">
            <text:p>F# A# C# F A</text:p>
          </table:table-cell>
          <table:table-cell office:value-type="string">
            <text:p>F#maj7(#9)</text:p>
          </table:table-cell>
          <table:table-cell office:value-type="string">
            <text:p>Gbmaj7(#9)</text:p>
          </table:table-cell>
          <table:table-cell office:value-type="string">
            <text:p>F#M7(#9)</text:p>
          </table:table-cell>
          <table:table-cell table:number-columns-repeated="2" office:value-type="string">
            <text:p>F#maj7(#9)</text:p>
          </table:table-cell>
          <table:table-cell table:formula="of:=CONCATENATE(&quot;    &quot;&quot;&quot;;[.A36];&quot;&quot;&quot;:[{o:&quot;;[.$B$1];&quot;, x:&quot;&quot;&quot;;[.B36];&quot;&quot;&quot;},{o:&quot;;[.$C$1];&quot;, x:&quot;&quot;&quot;;[.C36];&quot;&quot;&quot;},{o:&quot;;[.$D$1];&quot;, x:&quot;&quot;&quot;;[.D36];&quot;&quot;&quot;},{o:&quot;;[.$E$1];&quot;, x:&quot;&quot;&quot;;[.E36];&quot;&quot;&quot;},{o:&quot;;[.$F$1];&quot;, x:&quot;&quot;&quot;;[.F36];&quot;&quot;&quot;}],&quot;)" office:value-type="string" office:string-value="    &quot;F# A# C# F A&quot;:[{o:{}, x:&quot;F#maj7(#9)&quot;},{o:{useFlats:true}, x:&quot;Gbmaj7(#9)&quot;},{o:{majorSymbol:&quot;M&quot;}, x:&quot;F#M7(#9)&quot;},{o:{omitMajor:false}, x:&quot;F#maj7(#9)&quot;},{o:{omitMinor:true}, x:&quot;F#maj7(#9)&quot;}],">
            <text:p><text:s text:c="4"/>"F# A# C# F A":[{o:{}, x:"F#maj7(#9)"},{o:{useFlats:true}, x:"Gbmaj7(#9)"},{o:{majorSymbol:"M"}, x:"F#M7(#9)"},{o:{omitMajor:false}, x:"F#maj7(#9)"},{o:{omitMinor:true}, x:"F#maj7(#9)"}],</text:p>
          </table:table-cell>
          <table:table-cell table:number-columns-repeated="1017"/>
        </table:table-row>
        <table:table-row table:style-name="ro2">
          <table:table-cell office:value-type="string">
            <text:p>F# A C D# G#</text:p>
          </table:table-cell>
          <table:table-cell office:value-type="string">
            <text:p>F#dim9</text:p>
          </table:table-cell>
          <table:table-cell office:value-type="string">
            <text:p>Gbdim9</text:p>
          </table:table-cell>
          <table:table-cell table:number-columns-repeated="3" office:value-type="string">
            <text:p>F#dim9</text:p>
          </table:table-cell>
          <table:table-cell table:formula="of:=CONCATENATE(&quot;    &quot;&quot;&quot;;[.A37];&quot;&quot;&quot;:[{o:&quot;;[.$B$1];&quot;, x:&quot;&quot;&quot;;[.B37];&quot;&quot;&quot;},{o:&quot;;[.$C$1];&quot;, x:&quot;&quot;&quot;;[.C37];&quot;&quot;&quot;},{o:&quot;;[.$D$1];&quot;, x:&quot;&quot;&quot;;[.D37];&quot;&quot;&quot;},{o:&quot;;[.$E$1];&quot;, x:&quot;&quot;&quot;;[.E37];&quot;&quot;&quot;},{o:&quot;;[.$F$1];&quot;, x:&quot;&quot;&quot;;[.F37];&quot;&quot;&quot;}],&quot;)" office:value-type="string" office:string-value="    &quot;F# A C D# G#&quot;:[{o:{}, x:&quot;F#dim9&quot;},{o:{useFlats:true}, x:&quot;Gbdim9&quot;},{o:{majorSymbol:&quot;M&quot;}, x:&quot;F#dim9&quot;},{o:{omitMajor:false}, x:&quot;F#dim9&quot;},{o:{omitMinor:true}, x:&quot;F#dim9&quot;}],">
            <text:p><text:s text:c="4"/>"F# A C D# G#":[{o:{}, x:"F#dim9"},{o:{useFlats:true}, x:"Gbdim9"},{o:{majorSymbol:"M"}, x:"F#dim9"},{o:{omitMajor:false}, x:"F#dim9"},{o:{omitMinor:true}, x:"F#dim9"}],</text:p>
          </table:table-cell>
          <table:table-cell table:number-columns-repeated="1017"/>
        </table:table-row>
        <table:table-row table:style-name="ro3">
          <table:table-cell office:value-type="string">
            <text:p>F# A C G#</text:p>
          </table:table-cell>
          <table:table-cell office:value-type="string">
            <text:p>F#dim(add9)</text:p>
          </table:table-cell>
          <table:table-cell office:value-type="string">
            <text:p>Gbdim(add9)</text:p>
          </table:table-cell>
          <table:table-cell table:number-columns-repeated="3" office:value-type="string">
            <text:p>F#dim(add9)</text:p>
          </table:table-cell>
          <table:table-cell table:formula="of:=CONCATENATE(&quot;    &quot;&quot;&quot;;[.A38];&quot;&quot;&quot;:[{o:&quot;;[.$B$1];&quot;, x:&quot;&quot;&quot;;[.B38];&quot;&quot;&quot;},{o:&quot;;[.$C$1];&quot;, x:&quot;&quot;&quot;;[.C38];&quot;&quot;&quot;},{o:&quot;;[.$D$1];&quot;, x:&quot;&quot;&quot;;[.D38];&quot;&quot;&quot;},{o:&quot;;[.$E$1];&quot;, x:&quot;&quot;&quot;;[.E38];&quot;&quot;&quot;},{o:&quot;;[.$F$1];&quot;, x:&quot;&quot;&quot;;[.F38];&quot;&quot;&quot;}],&quot;)" office:value-type="string" office:string-value="    &quot;F# A C G#&quot;:[{o:{}, x:&quot;F#dim(add9)&quot;},{o:{useFlats:true}, x:&quot;Gbdim(add9)&quot;},{o:{majorSymbol:&quot;M&quot;}, x:&quot;F#dim(add9)&quot;},{o:{omitMajor:false}, x:&quot;F#dim(add9)&quot;},{o:{omitMinor:true}, x:&quot;F#dim(add9)&quot;}],">
            <text:p><text:s text:c="4"/>"F# A C G#":[{o:{}, x:"F#dim(add9)"},{o:{useFlats:true}, x:"Gbdim(add9)"},{o:{majorSymbol:"M"}, x:"F#dim(add9)"},{o:{omitMajor:false}, x:"F#dim(add9)"},{o:{omitMinor:true}, x:"F#dim(add9)"}],</text:p>
          </table:table-cell>
          <table:table-cell table:number-columns-repeated="1017"/>
        </table:table-row>
        <table:table-row table:style-name="ro2">
          <table:table-cell office:value-type="string">
            <text:p>F# A# D D# G#</text:p>
          </table:table-cell>
          <table:table-cell office:value-type="string">
            <text:p>F#aug6/9</text:p>
          </table:table-cell>
          <table:table-cell office:value-type="string">
            <text:p>Gbaug6/9</text:p>
          </table:table-cell>
          <table:table-cell table:number-columns-repeated="3" office:value-type="string">
            <text:p>F#aug6/9</text:p>
          </table:table-cell>
          <table:table-cell table:formula="of:=CONCATENATE(&quot;    &quot;&quot;&quot;;[.A39];&quot;&quot;&quot;:[{o:&quot;;[.$B$1];&quot;, x:&quot;&quot;&quot;;[.B39];&quot;&quot;&quot;},{o:&quot;;[.$C$1];&quot;, x:&quot;&quot;&quot;;[.C39];&quot;&quot;&quot;},{o:&quot;;[.$D$1];&quot;, x:&quot;&quot;&quot;;[.D39];&quot;&quot;&quot;},{o:&quot;;[.$E$1];&quot;, x:&quot;&quot;&quot;;[.E39];&quot;&quot;&quot;},{o:&quot;;[.$F$1];&quot;, x:&quot;&quot;&quot;;[.F39];&quot;&quot;&quot;}],&quot;)" office:value-type="string" office:string-value="    &quot;F# A# D D# G#&quot;:[{o:{}, x:&quot;F#aug6/9&quot;},{o:{useFlats:true}, x:&quot;Gbaug6/9&quot;},{o:{majorSymbol:&quot;M&quot;}, x:&quot;F#aug6/9&quot;},{o:{omitMajor:false}, x:&quot;F#aug6/9&quot;},{o:{omitMinor:true}, x:&quot;F#aug6/9&quot;}],">
            <text:p><text:s text:c="4"/>"F# A# D D# G#":[{o:{}, x:"F#aug6/9"},{o:{useFlats:true}, x:"Gbaug6/9"},{o:{majorSymbol:"M"}, x:"F#aug6/9"},{o:{omitMajor:false}, x:"F#aug6/9"},{o:{omitMinor:true}, x:"F#aug6/9"}],</text:p>
          </table:table-cell>
          <table:table-cell table:number-columns-repeated="1017"/>
        </table:table-row>
        <table:table-row table:style-name="ro2">
          <table:table-cell office:value-type="string">
            <text:p>F# A# D E G#</text:p>
          </table:table-cell>
          <table:table-cell office:value-type="string">
            <text:p>F#aug9</text:p>
          </table:table-cell>
          <table:table-cell office:value-type="string">
            <text:p>Gbaug9</text:p>
          </table:table-cell>
          <table:table-cell table:number-columns-repeated="3" office:value-type="string">
            <text:p>F#aug9</text:p>
          </table:table-cell>
          <table:table-cell table:formula="of:=CONCATENATE(&quot;    &quot;&quot;&quot;;[.A40];&quot;&quot;&quot;:[{o:&quot;;[.$B$1];&quot;, x:&quot;&quot;&quot;;[.B40];&quot;&quot;&quot;},{o:&quot;;[.$C$1];&quot;, x:&quot;&quot;&quot;;[.C40];&quot;&quot;&quot;},{o:&quot;;[.$D$1];&quot;, x:&quot;&quot;&quot;;[.D40];&quot;&quot;&quot;},{o:&quot;;[.$E$1];&quot;, x:&quot;&quot;&quot;;[.E40];&quot;&quot;&quot;},{o:&quot;;[.$F$1];&quot;, x:&quot;&quot;&quot;;[.F40];&quot;&quot;&quot;}],&quot;)" office:value-type="string" office:string-value="    &quot;F# A# D E G#&quot;:[{o:{}, x:&quot;F#aug9&quot;},{o:{useFlats:true}, x:&quot;Gbaug9&quot;},{o:{majorSymbol:&quot;M&quot;}, x:&quot;F#aug9&quot;},{o:{omitMajor:false}, x:&quot;F#aug9&quot;},{o:{omitMinor:true}, x:&quot;F#aug9&quot;}],">
            <text:p><text:s text:c="4"/>"F# A# D E G#":[{o:{}, x:"F#aug9"},{o:{useFlats:true}, x:"Gbaug9"},{o:{majorSymbol:"M"}, x:"F#aug9"},{o:{omitMajor:false}, x:"F#aug9"},{o:{omitMinor:true}, x:"F#aug9"}],</text:p>
          </table:table-cell>
          <table:table-cell table:number-columns-repeated="1017"/>
        </table:table-row>
        <table:table-row table:style-name="ro3">
          <table:table-cell office:value-type="string">
            <text:p>F# A# D F G#</text:p>
          </table:table-cell>
          <table:table-cell office:value-type="string">
            <text:p>F#aug(maj9)</text:p>
          </table:table-cell>
          <table:table-cell office:value-type="string">
            <text:p>Gbaug(maj9)</text:p>
          </table:table-cell>
          <table:table-cell office:value-type="string">
            <text:p>F#aug(M9)</text:p>
          </table:table-cell>
          <table:table-cell office:value-type="string">
            <text:p>F#aug(maj9)</text:p>
          </table:table-cell>
          <table:table-cell office:value-type="string">
            <text:p>F#aug(maj9)</text:p>
          </table:table-cell>
          <table:table-cell table:formula="of:=CONCATENATE(&quot;    &quot;&quot;&quot;;[.A41];&quot;&quot;&quot;:[{o:&quot;;[.$B$1];&quot;, x:&quot;&quot;&quot;;[.B41];&quot;&quot;&quot;},{o:&quot;;[.$C$1];&quot;, x:&quot;&quot;&quot;;[.C41];&quot;&quot;&quot;},{o:&quot;;[.$D$1];&quot;, x:&quot;&quot;&quot;;[.D41];&quot;&quot;&quot;},{o:&quot;;[.$E$1];&quot;, x:&quot;&quot;&quot;;[.E41];&quot;&quot;&quot;},{o:&quot;;[.$F$1];&quot;, x:&quot;&quot;&quot;;[.F41];&quot;&quot;&quot;}],&quot;)" office:value-type="string" office:string-value="    &quot;F# A# D F G#&quot;:[{o:{}, x:&quot;F#aug(maj9)&quot;},{o:{useFlats:true}, x:&quot;Gbaug(maj9)&quot;},{o:{majorSymbol:&quot;M&quot;}, x:&quot;F#aug(M9)&quot;},{o:{omitMajor:false}, x:&quot;F#aug(maj9)&quot;},{o:{omitMinor:true}, x:&quot;F#aug(maj9)&quot;}],">
            <text:p><text:s text:c="4"/>"F# A# D F G#":[{o:{}, x:"F#aug(maj9)"},{o:{useFlats:true}, x:"Gbaug(maj9)"},{o:{majorSymbol:"M"}, x:"F#aug(M9)"},{o:{omitMajor:false}, x:"F#aug(maj9)"},{o:{omitMinor:true}, x:"F#aug(maj9)"}],</text:p>
          </table:table-cell>
          <table:table-cell table:number-columns-repeated="1017"/>
        </table:table-row>
        <table:table-row table:style-name="ro3">
          <table:table-cell office:value-type="string">
            <text:p>F# A# D G#</text:p>
          </table:table-cell>
          <table:table-cell office:value-type="string">
            <text:p>F#aug(add9)</text:p>
          </table:table-cell>
          <table:table-cell office:value-type="string">
            <text:p>Gbaug(add9)</text:p>
          </table:table-cell>
          <table:table-cell office:value-type="string">
            <text:p>F#aug(add9)</text:p>
          </table:table-cell>
          <table:table-cell office:value-type="string">
            <text:p>F#aug(add9)</text:p>
          </table:table-cell>
          <table:table-cell office:value-type="string">
            <text:p>F#aug(add9)</text:p>
          </table:table-cell>
          <table:table-cell table:formula="of:=CONCATENATE(&quot;    &quot;&quot;&quot;;[.A42];&quot;&quot;&quot;:[{o:&quot;;[.$B$1];&quot;, x:&quot;&quot;&quot;;[.B42];&quot;&quot;&quot;},{o:&quot;;[.$C$1];&quot;, x:&quot;&quot;&quot;;[.C42];&quot;&quot;&quot;},{o:&quot;;[.$D$1];&quot;, x:&quot;&quot;&quot;;[.D42];&quot;&quot;&quot;},{o:&quot;;[.$E$1];&quot;, x:&quot;&quot;&quot;;[.E42];&quot;&quot;&quot;},{o:&quot;;[.$F$1];&quot;, x:&quot;&quot;&quot;;[.F42];&quot;&quot;&quot;}],&quot;)" office:value-type="string" office:string-value="    &quot;F# A# D G#&quot;:[{o:{}, x:&quot;F#aug(add9)&quot;},{o:{useFlats:true}, x:&quot;Gbaug(add9)&quot;},{o:{majorSymbol:&quot;M&quot;}, x:&quot;F#aug(add9)&quot;},{o:{omitMajor:false}, x:&quot;F#aug(add9)&quot;},{o:{omitMinor:true}, x:&quot;F#aug(add9)&quot;}],">
            <text:p><text:s text:c="4"/>"F# A# D G#":[{o:{}, x:"F#aug(add9)"},{o:{useFlats:true}, x:"Gbaug(add9)"},{o:{majorSymbol:"M"}, x:"F#aug(add9)"},{o:{omitMajor:false}, x:"F#aug(add9)"},{o:{omitMinor:true}, x:"F#aug(add9)"}],</text:p>
          </table:table-cell>
          <table:table-cell table:number-columns-repeated="1017"/>
        </table:table-row>
        <table:table-row table:style-name="ro2">
          <table:table-cell office:value-type="string">
            <text:p>F# A# C# E G# B</text:p>
          </table:table-cell>
          <table:table-cell office:value-type="string">
            <text:p>F#11</text:p>
          </table:table-cell>
          <table:table-cell office:value-type="string">
            <text:p>Gb11</text:p>
          </table:table-cell>
          <table:table-cell table:number-columns-repeated="3" office:value-type="string">
            <text:p>F#11</text:p>
          </table:table-cell>
          <table:table-cell table:formula="of:=CONCATENATE(&quot;    &quot;&quot;&quot;;[.A43];&quot;&quot;&quot;:[{o:&quot;;[.$B$1];&quot;, x:&quot;&quot;&quot;;[.B43];&quot;&quot;&quot;},{o:&quot;;[.$C$1];&quot;, x:&quot;&quot;&quot;;[.C43];&quot;&quot;&quot;},{o:&quot;;[.$D$1];&quot;, x:&quot;&quot;&quot;;[.D43];&quot;&quot;&quot;},{o:&quot;;[.$E$1];&quot;, x:&quot;&quot;&quot;;[.E43];&quot;&quot;&quot;},{o:&quot;;[.$F$1];&quot;, x:&quot;&quot;&quot;;[.F43];&quot;&quot;&quot;}],&quot;)" office:value-type="string" office:string-value="    &quot;F# A# C# E G# B&quot;:[{o:{}, x:&quot;F#11&quot;},{o:{useFlats:true}, x:&quot;Gb11&quot;},{o:{majorSymbol:&quot;M&quot;}, x:&quot;F#11&quot;},{o:{omitMajor:false}, x:&quot;F#11&quot;},{o:{omitMinor:true}, x:&quot;F#11&quot;}],">
            <text:p><text:s text:c="4"/>"F# A# C# E G# B":[{o:{}, x:"F#11"},{o:{useFlats:true}, x:"Gb11"},{o:{majorSymbol:"M"}, x:"F#11"},{o:{omitMajor:false}, x:"F#11"},{o:{omitMinor:true}, x:"F#11"}],</text:p>
          </table:table-cell>
          <table:table-cell table:number-columns-repeated="1017"/>
        </table:table-row>
        <table:table-row table:style-name="ro2">
          <table:table-cell office:value-type="string">
            <text:p>F# A# C# E B</text:p>
          </table:table-cell>
          <table:table-cell office:value-type="string">
            <text:p>F#11</text:p>
          </table:table-cell>
          <table:table-cell office:value-type="string">
            <text:p>Gb11</text:p>
          </table:table-cell>
          <table:table-cell table:number-columns-repeated="3" office:value-type="string">
            <text:p>F#11</text:p>
          </table:table-cell>
          <table:table-cell table:formula="of:=CONCATENATE(&quot;    &quot;&quot;&quot;;[.A44];&quot;&quot;&quot;:[{o:&quot;;[.$B$1];&quot;, x:&quot;&quot;&quot;;[.B44];&quot;&quot;&quot;},{o:&quot;;[.$C$1];&quot;, x:&quot;&quot;&quot;;[.C44];&quot;&quot;&quot;},{o:&quot;;[.$D$1];&quot;, x:&quot;&quot;&quot;;[.D44];&quot;&quot;&quot;},{o:&quot;;[.$E$1];&quot;, x:&quot;&quot;&quot;;[.E44];&quot;&quot;&quot;},{o:&quot;;[.$F$1];&quot;, x:&quot;&quot;&quot;;[.F44];&quot;&quot;&quot;}],&quot;)" office:value-type="string" office:string-value="    &quot;F# A# C# E B&quot;:[{o:{}, x:&quot;F#11&quot;},{o:{useFlats:true}, x:&quot;Gb11&quot;},{o:{majorSymbol:&quot;M&quot;}, x:&quot;F#11&quot;},{o:{omitMajor:false}, x:&quot;F#11&quot;},{o:{omitMinor:true}, x:&quot;F#11&quot;}],">
            <text:p><text:s text:c="4"/>"F# A# C# E B":[{o:{}, x:"F#11"},{o:{useFlats:true}, x:"Gb11"},{o:{majorSymbol:"M"}, x:"F#11"},{o:{omitMajor:false}, x:"F#11"},{o:{omitMinor:true}, x:"F#11"}],</text:p>
          </table:table-cell>
          <table:table-cell table:number-columns-repeated="1017"/>
        </table:table-row>
        <table:table-row table:style-name="ro2">
          <table:table-cell office:value-type="string">
            <text:p>F# A# C# B</text:p>
          </table:table-cell>
          <table:table-cell office:value-type="string">
            <text:p>F#add11</text:p>
          </table:table-cell>
          <table:table-cell office:value-type="string">
            <text:p>Gbadd11</text:p>
          </table:table-cell>
          <table:table-cell table:number-columns-repeated="3" office:value-type="string">
            <text:p>F#add11</text:p>
          </table:table-cell>
          <table:table-cell table:formula="of:=CONCATENATE(&quot;    &quot;&quot;&quot;;[.A45];&quot;&quot;&quot;:[{o:&quot;;[.$B$1];&quot;, x:&quot;&quot;&quot;;[.B45];&quot;&quot;&quot;},{o:&quot;;[.$C$1];&quot;, x:&quot;&quot;&quot;;[.C45];&quot;&quot;&quot;},{o:&quot;;[.$D$1];&quot;, x:&quot;&quot;&quot;;[.D45];&quot;&quot;&quot;},{o:&quot;;[.$E$1];&quot;, x:&quot;&quot;&quot;;[.E45];&quot;&quot;&quot;},{o:&quot;;[.$F$1];&quot;, x:&quot;&quot;&quot;;[.F45];&quot;&quot;&quot;}],&quot;)" office:value-type="string" office:string-value="    &quot;F# A# C# B&quot;:[{o:{}, x:&quot;F#add11&quot;},{o:{useFlats:true}, x:&quot;Gbadd11&quot;},{o:{majorSymbol:&quot;M&quot;}, x:&quot;F#add11&quot;},{o:{omitMajor:false}, x:&quot;F#add11&quot;},{o:{omitMinor:true}, x:&quot;F#add11&quot;}],">
            <text:p><text:s text:c="4"/>"F# A# C# B":[{o:{}, x:"F#add11"},{o:{useFlats:true}, x:"Gbadd11"},{o:{majorSymbol:"M"}, x:"F#add11"},{o:{omitMajor:false}, x:"F#add11"},{o:{omitMinor:true}, x:"F#add11"}],</text:p>
          </table:table-cell>
          <table:table-cell table:number-columns-repeated="1017"/>
        </table:table-row>
        <table:table-row table:style-name="ro2">
          <table:table-cell office:value-type="string">
            <text:p>F# A# C# F G# B</text:p>
          </table:table-cell>
          <table:table-cell office:value-type="string">
            <text:p>F#maj11</text:p>
          </table:table-cell>
          <table:table-cell office:value-type="string">
            <text:p>Gbmaj11</text:p>
          </table:table-cell>
          <table:table-cell office:value-type="string">
            <text:p>F#M11</text:p>
          </table:table-cell>
          <table:table-cell table:number-columns-repeated="2" office:value-type="string">
            <text:p>F#maj11</text:p>
          </table:table-cell>
          <table:table-cell table:formula="of:=CONCATENATE(&quot;    &quot;&quot;&quot;;[.A46];&quot;&quot;&quot;:[{o:&quot;;[.$B$1];&quot;, x:&quot;&quot;&quot;;[.B46];&quot;&quot;&quot;},{o:&quot;;[.$C$1];&quot;, x:&quot;&quot;&quot;;[.C46];&quot;&quot;&quot;},{o:&quot;;[.$D$1];&quot;, x:&quot;&quot;&quot;;[.D46];&quot;&quot;&quot;},{o:&quot;;[.$E$1];&quot;, x:&quot;&quot;&quot;;[.E46];&quot;&quot;&quot;},{o:&quot;;[.$F$1];&quot;, x:&quot;&quot;&quot;;[.F46];&quot;&quot;&quot;}],&quot;)" office:value-type="string" office:string-value="    &quot;F# A# C# F G# B&quot;:[{o:{}, x:&quot;F#maj11&quot;},{o:{useFlats:true}, x:&quot;Gbmaj11&quot;},{o:{majorSymbol:&quot;M&quot;}, x:&quot;F#M11&quot;},{o:{omitMajor:false}, x:&quot;F#maj11&quot;},{o:{omitMinor:true}, x:&quot;F#maj11&quot;}],">
            <text:p><text:s text:c="4"/>"F# A# C# F G# B":[{o:{}, x:"F#maj11"},{o:{useFlats:true}, x:"Gbmaj11"},{o:{majorSymbol:"M"}, x:"F#M11"},{o:{omitMajor:false}, x:"F#maj11"},{o:{omitMinor:true}, x:"F#maj11"}],</text:p>
          </table:table-cell>
          <table:table-cell table:number-columns-repeated="1017"/>
        </table:table-row>
        <table:table-row table:style-name="ro2">
          <table:table-cell office:value-type="string">
            <text:p>F# A# C# F B</text:p>
          </table:table-cell>
          <table:table-cell office:value-type="string">
            <text:p>F#maj11</text:p>
          </table:table-cell>
          <table:table-cell office:value-type="string">
            <text:p>Gbmaj11</text:p>
          </table:table-cell>
          <table:table-cell office:value-type="string">
            <text:p>F#M11</text:p>
          </table:table-cell>
          <table:table-cell table:number-columns-repeated="2" office:value-type="string">
            <text:p>F#maj11</text:p>
          </table:table-cell>
          <table:table-cell table:formula="of:=CONCATENATE(&quot;    &quot;&quot;&quot;;[.A47];&quot;&quot;&quot;:[{o:&quot;;[.$B$1];&quot;, x:&quot;&quot;&quot;;[.B47];&quot;&quot;&quot;},{o:&quot;;[.$C$1];&quot;, x:&quot;&quot;&quot;;[.C47];&quot;&quot;&quot;},{o:&quot;;[.$D$1];&quot;, x:&quot;&quot;&quot;;[.D47];&quot;&quot;&quot;},{o:&quot;;[.$E$1];&quot;, x:&quot;&quot;&quot;;[.E47];&quot;&quot;&quot;},{o:&quot;;[.$F$1];&quot;, x:&quot;&quot;&quot;;[.F47];&quot;&quot;&quot;}],&quot;)" office:value-type="string" office:string-value="    &quot;F# A# C# F B&quot;:[{o:{}, x:&quot;F#maj11&quot;},{o:{useFlats:true}, x:&quot;Gbmaj11&quot;},{o:{majorSymbol:&quot;M&quot;}, x:&quot;F#M11&quot;},{o:{omitMajor:false}, x:&quot;F#maj11&quot;},{o:{omitMinor:true}, x:&quot;F#maj11&quot;}],">
            <text:p><text:s text:c="4"/>"F# A# C# F B":[{o:{}, x:"F#maj11"},{o:{useFlats:true}, x:"Gbmaj11"},{o:{majorSymbol:"M"}, x:"F#M11"},{o:{omitMajor:false}, x:"F#maj11"},{o:{omitMinor:true}, x:"F#maj11"}],</text:p>
          </table:table-cell>
          <table:table-cell table:number-columns-repeated="1017"/>
        </table:table-row>
        <table:table-row table:style-name="ro2">
          <table:table-cell office:value-type="string">
            <text:p>F# A C# E G# B</text:p>
          </table:table-cell>
          <table:table-cell office:value-type="string">
            <text:p>F#m11</text:p>
          </table:table-cell>
          <table:table-cell office:value-type="string">
            <text:p>Gbm11</text:p>
          </table:table-cell>
          <table:table-cell table:number-columns-repeated="2" office:value-type="string">
            <text:p>F#m11</text:p>
          </table:table-cell>
          <table:table-cell office:value-type="string">
            <text:p>f#11</text:p>
          </table:table-cell>
          <table:table-cell table:formula="of:=CONCATENATE(&quot;    &quot;&quot;&quot;;[.A48];&quot;&quot;&quot;:[{o:&quot;;[.$B$1];&quot;, x:&quot;&quot;&quot;;[.B48];&quot;&quot;&quot;},{o:&quot;;[.$C$1];&quot;, x:&quot;&quot;&quot;;[.C48];&quot;&quot;&quot;},{o:&quot;;[.$D$1];&quot;, x:&quot;&quot;&quot;;[.D48];&quot;&quot;&quot;},{o:&quot;;[.$E$1];&quot;, x:&quot;&quot;&quot;;[.E48];&quot;&quot;&quot;},{o:&quot;;[.$F$1];&quot;, x:&quot;&quot;&quot;;[.F48];&quot;&quot;&quot;}],&quot;)" office:value-type="string" office:string-value="    &quot;F# A C# E G# B&quot;:[{o:{}, x:&quot;F#m11&quot;},{o:{useFlats:true}, x:&quot;Gbm11&quot;},{o:{majorSymbol:&quot;M&quot;}, x:&quot;F#m11&quot;},{o:{omitMajor:false}, x:&quot;F#m11&quot;},{o:{omitMinor:true}, x:&quot;f#11&quot;}],">
            <text:p><text:s text:c="4"/>"F# A C# E G# B":[{o:{}, x:"F#m11"},{o:{useFlats:true}, x:"Gbm11"},{o:{majorSymbol:"M"}, x:"F#m11"},{o:{omitMajor:false}, x:"F#m11"},{o:{omitMinor:true}, x:"f#11"}],</text:p>
          </table:table-cell>
          <table:table-cell table:number-columns-repeated="1017"/>
        </table:table-row>
        <table:table-row table:style-name="ro2">
          <table:table-cell office:value-type="string">
            <text:p>F# A C# E B</text:p>
          </table:table-cell>
          <table:table-cell office:value-type="string">
            <text:p>F#m11</text:p>
          </table:table-cell>
          <table:table-cell office:value-type="string">
            <text:p>Gbm11</text:p>
          </table:table-cell>
          <table:table-cell table:number-columns-repeated="2" office:value-type="string">
            <text:p>F#m11</text:p>
          </table:table-cell>
          <table:table-cell office:value-type="string">
            <text:p>f#11</text:p>
          </table:table-cell>
          <table:table-cell table:formula="of:=CONCATENATE(&quot;    &quot;&quot;&quot;;[.A49];&quot;&quot;&quot;:[{o:&quot;;[.$B$1];&quot;, x:&quot;&quot;&quot;;[.B49];&quot;&quot;&quot;},{o:&quot;;[.$C$1];&quot;, x:&quot;&quot;&quot;;[.C49];&quot;&quot;&quot;},{o:&quot;;[.$D$1];&quot;, x:&quot;&quot;&quot;;[.D49];&quot;&quot;&quot;},{o:&quot;;[.$E$1];&quot;, x:&quot;&quot;&quot;;[.E49];&quot;&quot;&quot;},{o:&quot;;[.$F$1];&quot;, x:&quot;&quot;&quot;;[.F49];&quot;&quot;&quot;}],&quot;)" office:value-type="string" office:string-value="    &quot;F# A C# E B&quot;:[{o:{}, x:&quot;F#m11&quot;},{o:{useFlats:true}, x:&quot;Gbm11&quot;},{o:{majorSymbol:&quot;M&quot;}, x:&quot;F#m11&quot;},{o:{omitMajor:false}, x:&quot;F#m11&quot;},{o:{omitMinor:true}, x:&quot;f#11&quot;}],">
            <text:p><text:s text:c="4"/>"F# A C# E B":[{o:{}, x:"F#m11"},{o:{useFlats:true}, x:"Gbm11"},{o:{majorSymbol:"M"}, x:"F#m11"},{o:{omitMajor:false}, x:"F#m11"},{o:{omitMinor:true}, x:"f#11"}],</text:p>
          </table:table-cell>
          <table:table-cell table:number-columns-repeated="1017"/>
        </table:table-row>
        <table:table-row table:style-name="ro3">
          <table:table-cell office:value-type="string">
            <text:p>F# A C# B</text:p>
          </table:table-cell>
          <table:table-cell office:value-type="string">
            <text:p>F#m(add11)</text:p>
          </table:table-cell>
          <table:table-cell office:value-type="string">
            <text:p>Gbm(add11)</text:p>
          </table:table-cell>
          <table:table-cell table:number-columns-repeated="2" office:value-type="string">
            <text:p>F#m(add11)</text:p>
          </table:table-cell>
          <table:table-cell office:value-type="string">
            <text:p>f#add11</text:p>
          </table:table-cell>
          <table:table-cell table:formula="of:=CONCATENATE(&quot;    &quot;&quot;&quot;;[.A50];&quot;&quot;&quot;:[{o:&quot;;[.$B$1];&quot;, x:&quot;&quot;&quot;;[.B50];&quot;&quot;&quot;},{o:&quot;;[.$C$1];&quot;, x:&quot;&quot;&quot;;[.C50];&quot;&quot;&quot;},{o:&quot;;[.$D$1];&quot;, x:&quot;&quot;&quot;;[.D50];&quot;&quot;&quot;},{o:&quot;;[.$E$1];&quot;, x:&quot;&quot;&quot;;[.E50];&quot;&quot;&quot;},{o:&quot;;[.$F$1];&quot;, x:&quot;&quot;&quot;;[.F50];&quot;&quot;&quot;}],&quot;)" office:value-type="string" office:string-value="    &quot;F# A C# B&quot;:[{o:{}, x:&quot;F#m(add11)&quot;},{o:{useFlats:true}, x:&quot;Gbm(add11)&quot;},{o:{majorSymbol:&quot;M&quot;}, x:&quot;F#m(add11)&quot;},{o:{omitMajor:false}, x:&quot;F#m(add11)&quot;},{o:{omitMinor:true}, x:&quot;f#add11&quot;}],">
            <text:p><text:s text:c="4"/>"F# A C# B":[{o:{}, x:"F#m(add11)"},{o:{useFlats:true}, x:"Gbm(add11)"},{o:{majorSymbol:"M"}, x:"F#m(add11)"},{o:{omitMajor:false}, x:"F#m(add11)"},{o:{omitMinor:true}, x:"f#add11"}],</text:p>
          </table:table-cell>
          <table:table-cell table:number-columns-repeated="1017"/>
        </table:table-row>
        <table:table-row table:style-name="ro3">
          <table:table-cell office:value-type="string">
            <text:p>F# A C# F G# B</text:p>
          </table:table-cell>
          <table:table-cell office:value-type="string">
            <text:p>F#m(maj11)</text:p>
          </table:table-cell>
          <table:table-cell office:value-type="string">
            <text:p>Gbm(maj11)</text:p>
          </table:table-cell>
          <table:table-cell office:value-type="string">
            <text:p>F#m(M11)</text:p>
          </table:table-cell>
          <table:table-cell office:value-type="string">
            <text:p>F#m(maj11)</text:p>
          </table:table-cell>
          <table:table-cell office:value-type="string">
            <text:p>f#maj11</text:p>
          </table:table-cell>
          <table:table-cell table:formula="of:=CONCATENATE(&quot;    &quot;&quot;&quot;;[.A51];&quot;&quot;&quot;:[{o:&quot;;[.$B$1];&quot;, x:&quot;&quot;&quot;;[.B51];&quot;&quot;&quot;},{o:&quot;;[.$C$1];&quot;, x:&quot;&quot;&quot;;[.C51];&quot;&quot;&quot;},{o:&quot;;[.$D$1];&quot;, x:&quot;&quot;&quot;;[.D51];&quot;&quot;&quot;},{o:&quot;;[.$E$1];&quot;, x:&quot;&quot;&quot;;[.E51];&quot;&quot;&quot;},{o:&quot;;[.$F$1];&quot;, x:&quot;&quot;&quot;;[.F51];&quot;&quot;&quot;}],&quot;)" office:value-type="string" office:string-value="    &quot;F# A C# F G# B&quot;:[{o:{}, x:&quot;F#m(maj11)&quot;},{o:{useFlats:true}, x:&quot;Gbm(maj11)&quot;},{o:{majorSymbol:&quot;M&quot;}, x:&quot;F#m(M11)&quot;},{o:{omitMajor:false}, x:&quot;F#m(maj11)&quot;},{o:{omitMinor:true}, x:&quot;f#maj11&quot;}],">
            <text:p><text:s text:c="4"/>"F# A C# F G# B":[{o:{}, x:"F#m(maj11)"},{o:{useFlats:true}, x:"Gbm(maj11)"},{o:{majorSymbol:"M"}, x:"F#m(M11)"},{o:{omitMajor:false}, x:"F#m(maj11)"},{o:{omitMinor:true}, x:"f#maj11"}],</text:p>
          </table:table-cell>
          <table:table-cell table:number-columns-repeated="1017"/>
        </table:table-row>
        <table:table-row table:style-name="ro3">
          <table:table-cell office:value-type="string">
            <text:p>F# A C# F B</text:p>
          </table:table-cell>
          <table:table-cell office:value-type="string">
            <text:p>F#m(maj11)</text:p>
          </table:table-cell>
          <table:table-cell office:value-type="string">
            <text:p>Gbm(maj11)</text:p>
          </table:table-cell>
          <table:table-cell office:value-type="string">
            <text:p>F#m(M11)</text:p>
          </table:table-cell>
          <table:table-cell office:value-type="string">
            <text:p>F#m(maj11)</text:p>
          </table:table-cell>
          <table:table-cell office:value-type="string">
            <text:p>f#maj11</text:p>
          </table:table-cell>
          <table:table-cell table:formula="of:=CONCATENATE(&quot;    &quot;&quot;&quot;;[.A52];&quot;&quot;&quot;:[{o:&quot;;[.$B$1];&quot;, x:&quot;&quot;&quot;;[.B52];&quot;&quot;&quot;},{o:&quot;;[.$C$1];&quot;, x:&quot;&quot;&quot;;[.C52];&quot;&quot;&quot;},{o:&quot;;[.$D$1];&quot;, x:&quot;&quot;&quot;;[.D52];&quot;&quot;&quot;},{o:&quot;;[.$E$1];&quot;, x:&quot;&quot;&quot;;[.E52];&quot;&quot;&quot;},{o:&quot;;[.$F$1];&quot;, x:&quot;&quot;&quot;;[.F52];&quot;&quot;&quot;}],&quot;)" office:value-type="string" office:string-value="    &quot;F# A C# F B&quot;:[{o:{}, x:&quot;F#m(maj11)&quot;},{o:{useFlats:true}, x:&quot;Gbm(maj11)&quot;},{o:{majorSymbol:&quot;M&quot;}, x:&quot;F#m(M11)&quot;},{o:{omitMajor:false}, x:&quot;F#m(maj11)&quot;},{o:{omitMinor:true}, x:&quot;f#maj11&quot;}],">
            <text:p><text:s text:c="4"/>"F# A C# F B":[{o:{}, x:"F#m(maj11)"},{o:{useFlats:true}, x:"Gbm(maj11)"},{o:{majorSymbol:"M"}, x:"F#m(M11)"},{o:{omitMajor:false}, x:"F#m(maj11)"},{o:{omitMinor:true}, x:"f#maj11"}],</text:p>
          </table:table-cell>
          <table:table-cell table:number-columns-repeated="1017"/>
        </table:table-row>
        <table:table-row table:style-name="ro2">
          <table:table-cell office:value-type="string">
            <text:p>F# A C D# G# B</text:p>
          </table:table-cell>
          <table:table-cell office:value-type="string">
            <text:p>F#dim11</text:p>
          </table:table-cell>
          <table:table-cell office:value-type="string">
            <text:p>Gbdim11</text:p>
          </table:table-cell>
          <table:table-cell table:number-columns-repeated="3" office:value-type="string">
            <text:p>F#dim11</text:p>
          </table:table-cell>
          <table:table-cell table:formula="of:=CONCATENATE(&quot;    &quot;&quot;&quot;;[.A53];&quot;&quot;&quot;:[{o:&quot;;[.$B$1];&quot;, x:&quot;&quot;&quot;;[.B53];&quot;&quot;&quot;},{o:&quot;;[.$C$1];&quot;, x:&quot;&quot;&quot;;[.C53];&quot;&quot;&quot;},{o:&quot;;[.$D$1];&quot;, x:&quot;&quot;&quot;;[.D53];&quot;&quot;&quot;},{o:&quot;;[.$E$1];&quot;, x:&quot;&quot;&quot;;[.E53];&quot;&quot;&quot;},{o:&quot;;[.$F$1];&quot;, x:&quot;&quot;&quot;;[.F53];&quot;&quot;&quot;}],&quot;)" office:value-type="string" office:string-value="    &quot;F# A C D# G# B&quot;:[{o:{}, x:&quot;F#dim11&quot;},{o:{useFlats:true}, x:&quot;Gbdim11&quot;},{o:{majorSymbol:&quot;M&quot;}, x:&quot;F#dim11&quot;},{o:{omitMajor:false}, x:&quot;F#dim11&quot;},{o:{omitMinor:true}, x:&quot;F#dim11&quot;}],">
            <text:p><text:s text:c="4"/>"F# A C D# G# B":[{o:{}, x:"F#dim11"},{o:{useFlats:true}, x:"Gbdim11"},{o:{majorSymbol:"M"}, x:"F#dim11"},{o:{omitMajor:false}, x:"F#dim11"},{o:{omitMinor:true}, x:"F#dim11"}],</text:p>
          </table:table-cell>
          <table:table-cell table:number-columns-repeated="1017"/>
        </table:table-row>
        <table:table-row table:style-name="ro2">
          <table:table-cell office:value-type="string">
            <text:p>F# A C D# B</text:p>
          </table:table-cell>
          <table:table-cell office:value-type="string">
            <text:p>F#dim11</text:p>
          </table:table-cell>
          <table:table-cell office:value-type="string">
            <text:p>Gbdim11</text:p>
          </table:table-cell>
          <table:table-cell table:number-columns-repeated="3" office:value-type="string">
            <text:p>F#dim11</text:p>
          </table:table-cell>
          <table:table-cell table:formula="of:=CONCATENATE(&quot;    &quot;&quot;&quot;;[.A54];&quot;&quot;&quot;:[{o:&quot;;[.$B$1];&quot;, x:&quot;&quot;&quot;;[.B54];&quot;&quot;&quot;},{o:&quot;;[.$C$1];&quot;, x:&quot;&quot;&quot;;[.C54];&quot;&quot;&quot;},{o:&quot;;[.$D$1];&quot;, x:&quot;&quot;&quot;;[.D54];&quot;&quot;&quot;},{o:&quot;;[.$E$1];&quot;, x:&quot;&quot;&quot;;[.E54];&quot;&quot;&quot;},{o:&quot;;[.$F$1];&quot;, x:&quot;&quot;&quot;;[.F54];&quot;&quot;&quot;}],&quot;)" office:value-type="string" office:string-value="    &quot;F# A C D# B&quot;:[{o:{}, x:&quot;F#dim11&quot;},{o:{useFlats:true}, x:&quot;Gbdim11&quot;},{o:{majorSymbol:&quot;M&quot;}, x:&quot;F#dim11&quot;},{o:{omitMajor:false}, x:&quot;F#dim11&quot;},{o:{omitMinor:true}, x:&quot;F#dim11&quot;}],">
            <text:p><text:s text:c="4"/>"F# A C D# B":[{o:{}, x:"F#dim11"},{o:{useFlats:true}, x:"Gbdim11"},{o:{majorSymbol:"M"}, x:"F#dim11"},{o:{omitMajor:false}, x:"F#dim11"},{o:{omitMinor:true}, x:"F#dim11"}],</text:p>
          </table:table-cell>
          <table:table-cell table:number-columns-repeated="1017"/>
        </table:table-row>
        <table:table-row table:style-name="ro3">
          <table:table-cell office:value-type="string">
            <text:p>F# A C B</text:p>
          </table:table-cell>
          <table:table-cell office:value-type="string">
            <text:p>F#dim(add11)</text:p>
          </table:table-cell>
          <table:table-cell office:value-type="string">
            <text:p>Gbdim(add11)</text:p>
          </table:table-cell>
          <table:table-cell table:number-columns-repeated="3" office:value-type="string">
            <text:p>F#dim(add11)</text:p>
          </table:table-cell>
          <table:table-cell table:formula="of:=CONCATENATE(&quot;    &quot;&quot;&quot;;[.A55];&quot;&quot;&quot;:[{o:&quot;;[.$B$1];&quot;, x:&quot;&quot;&quot;;[.B55];&quot;&quot;&quot;},{o:&quot;;[.$C$1];&quot;, x:&quot;&quot;&quot;;[.C55];&quot;&quot;&quot;},{o:&quot;;[.$D$1];&quot;, x:&quot;&quot;&quot;;[.D55];&quot;&quot;&quot;},{o:&quot;;[.$E$1];&quot;, x:&quot;&quot;&quot;;[.E55];&quot;&quot;&quot;},{o:&quot;;[.$F$1];&quot;, x:&quot;&quot;&quot;;[.F55];&quot;&quot;&quot;}],&quot;)" office:value-type="string" office:string-value="    &quot;F# A C B&quot;:[{o:{}, x:&quot;F#dim(add11)&quot;},{o:{useFlats:true}, x:&quot;Gbdim(add11)&quot;},{o:{majorSymbol:&quot;M&quot;}, x:&quot;F#dim(add11)&quot;},{o:{omitMajor:false}, x:&quot;F#dim(add11)&quot;},{o:{omitMinor:true}, x:&quot;F#dim(add11)&quot;}],">
            <text:p><text:s text:c="4"/>"F# A C B":[{o:{}, x:"F#dim(add11)"},{o:{useFlats:true}, x:"Gbdim(add11)"},{o:{majorSymbol:"M"}, x:"F#dim(add11)"},{o:{omitMajor:false}, x:"F#dim(add11)"},{o:{omitMinor:true}, x:"F#dim(add11)"}],</text:p>
          </table:table-cell>
          <table:table-cell table:number-columns-repeated="1017"/>
        </table:table-row>
        <table:table-row table:style-name="ro2">
          <table:table-cell office:value-type="string">
            <text:p>F# A# D E G# B</text:p>
          </table:table-cell>
          <table:table-cell office:value-type="string">
            <text:p>F#aug11</text:p>
          </table:table-cell>
          <table:table-cell office:value-type="string">
            <text:p>Gbaug11</text:p>
          </table:table-cell>
          <table:table-cell table:number-columns-repeated="3" office:value-type="string">
            <text:p>F#aug11</text:p>
          </table:table-cell>
          <table:table-cell table:formula="of:=CONCATENATE(&quot;    &quot;&quot;&quot;;[.A56];&quot;&quot;&quot;:[{o:&quot;;[.$B$1];&quot;, x:&quot;&quot;&quot;;[.B56];&quot;&quot;&quot;},{o:&quot;;[.$C$1];&quot;, x:&quot;&quot;&quot;;[.C56];&quot;&quot;&quot;},{o:&quot;;[.$D$1];&quot;, x:&quot;&quot;&quot;;[.D56];&quot;&quot;&quot;},{o:&quot;;[.$E$1];&quot;, x:&quot;&quot;&quot;;[.E56];&quot;&quot;&quot;},{o:&quot;;[.$F$1];&quot;, x:&quot;&quot;&quot;;[.F56];&quot;&quot;&quot;}],&quot;)" office:value-type="string" office:string-value="    &quot;F# A# D E G# B&quot;:[{o:{}, x:&quot;F#aug11&quot;},{o:{useFlats:true}, x:&quot;Gbaug11&quot;},{o:{majorSymbol:&quot;M&quot;}, x:&quot;F#aug11&quot;},{o:{omitMajor:false}, x:&quot;F#aug11&quot;},{o:{omitMinor:true}, x:&quot;F#aug11&quot;}],">
            <text:p><text:s text:c="4"/>"F# A# D E G# B":[{o:{}, x:"F#aug11"},{o:{useFlats:true}, x:"Gbaug11"},{o:{majorSymbol:"M"}, x:"F#aug11"},{o:{omitMajor:false}, x:"F#aug11"},{o:{omitMinor:true}, x:"F#aug11"}],</text:p>
          </table:table-cell>
          <table:table-cell table:number-columns-repeated="1017"/>
        </table:table-row>
        <table:table-row table:style-name="ro2">
          <table:table-cell office:value-type="string">
            <text:p>F# A# D E B</text:p>
          </table:table-cell>
          <table:table-cell office:value-type="string">
            <text:p>F#aug11</text:p>
          </table:table-cell>
          <table:table-cell office:value-type="string">
            <text:p>Gbaug11</text:p>
          </table:table-cell>
          <table:table-cell table:number-columns-repeated="3" office:value-type="string">
            <text:p>F#aug11</text:p>
          </table:table-cell>
          <table:table-cell table:formula="of:=CONCATENATE(&quot;    &quot;&quot;&quot;;[.A57];&quot;&quot;&quot;:[{o:&quot;;[.$B$1];&quot;, x:&quot;&quot;&quot;;[.B57];&quot;&quot;&quot;},{o:&quot;;[.$C$1];&quot;, x:&quot;&quot;&quot;;[.C57];&quot;&quot;&quot;},{o:&quot;;[.$D$1];&quot;, x:&quot;&quot;&quot;;[.D57];&quot;&quot;&quot;},{o:&quot;;[.$E$1];&quot;, x:&quot;&quot;&quot;;[.E57];&quot;&quot;&quot;},{o:&quot;;[.$F$1];&quot;, x:&quot;&quot;&quot;;[.F57];&quot;&quot;&quot;}],&quot;)" office:value-type="string" office:string-value="    &quot;F# A# D E B&quot;:[{o:{}, x:&quot;F#aug11&quot;},{o:{useFlats:true}, x:&quot;Gbaug11&quot;},{o:{majorSymbol:&quot;M&quot;}, x:&quot;F#aug11&quot;},{o:{omitMajor:false}, x:&quot;F#aug11&quot;},{o:{omitMinor:true}, x:&quot;F#aug11&quot;}],">
            <text:p><text:s text:c="4"/>"F# A# D E B":[{o:{}, x:"F#aug11"},{o:{useFlats:true}, x:"Gbaug11"},{o:{majorSymbol:"M"}, x:"F#aug11"},{o:{omitMajor:false}, x:"F#aug11"},{o:{omitMinor:true}, x:"F#aug11"}],</text:p>
          </table:table-cell>
          <table:table-cell table:number-columns-repeated="1017"/>
        </table:table-row>
        <table:table-row table:style-name="ro3">
          <table:table-cell office:value-type="string">
            <text:p>F# A# D B</text:p>
          </table:table-cell>
          <table:table-cell office:value-type="string">
            <text:p>F#aug(add11)</text:p>
          </table:table-cell>
          <table:table-cell office:value-type="string">
            <text:p>Gbaug(add11)</text:p>
          </table:table-cell>
          <table:table-cell office:value-type="string">
            <text:p>F#aug(add11)</text:p>
          </table:table-cell>
          <table:table-cell office:value-type="string">
            <text:p>F#aug(add11)</text:p>
          </table:table-cell>
          <table:table-cell office:value-type="string">
            <text:p>F#aug(add11)</text:p>
          </table:table-cell>
          <table:table-cell table:formula="of:=CONCATENATE(&quot;    &quot;&quot;&quot;;[.A58];&quot;&quot;&quot;:[{o:&quot;;[.$B$1];&quot;, x:&quot;&quot;&quot;;[.B58];&quot;&quot;&quot;},{o:&quot;;[.$C$1];&quot;, x:&quot;&quot;&quot;;[.C58];&quot;&quot;&quot;},{o:&quot;;[.$D$1];&quot;, x:&quot;&quot;&quot;;[.D58];&quot;&quot;&quot;},{o:&quot;;[.$E$1];&quot;, x:&quot;&quot;&quot;;[.E58];&quot;&quot;&quot;},{o:&quot;;[.$F$1];&quot;, x:&quot;&quot;&quot;;[.F58];&quot;&quot;&quot;}],&quot;)" office:value-type="string" office:string-value="    &quot;F# A# D B&quot;:[{o:{}, x:&quot;F#aug(add11)&quot;},{o:{useFlats:true}, x:&quot;Gbaug(add11)&quot;},{o:{majorSymbol:&quot;M&quot;}, x:&quot;F#aug(add11)&quot;},{o:{omitMajor:false}, x:&quot;F#aug(add11)&quot;},{o:{omitMinor:true}, x:&quot;F#aug(add11)&quot;}],">
            <text:p><text:s text:c="4"/>"F# A# D B":[{o:{}, x:"F#aug(add11)"},{o:{useFlats:true}, x:"Gbaug(add11)"},{o:{majorSymbol:"M"}, x:"F#aug(add11)"},{o:{omitMajor:false}, x:"F#aug(add11)"},{o:{omitMinor:true}, x:"F#aug(add11)"}],</text:p>
          </table:table-cell>
          <table:table-cell table:number-columns-repeated="1017"/>
        </table:table-row>
        <table:table-row table:style-name="ro3">
          <table:table-cell office:value-type="string">
            <text:p>F# A# D F G# B</text:p>
          </table:table-cell>
          <table:table-cell office:value-type="string">
            <text:p>F#aug(maj11)</text:p>
          </table:table-cell>
          <table:table-cell office:value-type="string">
            <text:p>Gbaug(maj11)</text:p>
          </table:table-cell>
          <table:table-cell office:value-type="string">
            <text:p>F#aug(M11)</text:p>
          </table:table-cell>
          <table:table-cell office:value-type="string">
            <text:p>F#aug(maj11)</text:p>
          </table:table-cell>
          <table:table-cell office:value-type="string">
            <text:p>F#aug(maj11)</text:p>
          </table:table-cell>
          <table:table-cell table:formula="of:=CONCATENATE(&quot;    &quot;&quot;&quot;;[.A59];&quot;&quot;&quot;:[{o:&quot;;[.$B$1];&quot;, x:&quot;&quot;&quot;;[.B59];&quot;&quot;&quot;},{o:&quot;;[.$C$1];&quot;, x:&quot;&quot;&quot;;[.C59];&quot;&quot;&quot;},{o:&quot;;[.$D$1];&quot;, x:&quot;&quot;&quot;;[.D59];&quot;&quot;&quot;},{o:&quot;;[.$E$1];&quot;, x:&quot;&quot;&quot;;[.E59];&quot;&quot;&quot;},{o:&quot;;[.$F$1];&quot;, x:&quot;&quot;&quot;;[.F59];&quot;&quot;&quot;}],&quot;)" office:value-type="string" office:string-value="    &quot;F# A# D F G# B&quot;:[{o:{}, x:&quot;F#aug(maj11)&quot;},{o:{useFlats:true}, x:&quot;Gbaug(maj11)&quot;},{o:{majorSymbol:&quot;M&quot;}, x:&quot;F#aug(M11)&quot;},{o:{omitMajor:false}, x:&quot;F#aug(maj11)&quot;},{o:{omitMinor:true}, x:&quot;F#aug(maj11)&quot;}],">
            <text:p><text:s text:c="4"/>"F# A# D F G# B":[{o:{}, x:"F#aug(maj11)"},{o:{useFlats:true}, x:"Gbaug(maj11)"},{o:{majorSymbol:"M"}, x:"F#aug(M11)"},{o:{omitMajor:false}, x:"F#aug(maj11)"},{o:{omitMinor:true}, x:"F#aug(maj11)"}],</text:p>
          </table:table-cell>
          <table:table-cell table:number-columns-repeated="1017"/>
        </table:table-row>
        <table:table-row table:style-name="ro3">
          <table:table-cell office:value-type="string">
            <text:p>F# A# D F B</text:p>
          </table:table-cell>
          <table:table-cell office:value-type="string">
            <text:p>F#aug(maj11)</text:p>
          </table:table-cell>
          <table:table-cell office:value-type="string">
            <text:p>Gbaug(maj11)</text:p>
          </table:table-cell>
          <table:table-cell office:value-type="string">
            <text:p>F#aug(M11)</text:p>
          </table:table-cell>
          <table:table-cell office:value-type="string">
            <text:p>F#aug(maj11)</text:p>
          </table:table-cell>
          <table:table-cell office:value-type="string">
            <text:p>F#aug(maj11)</text:p>
          </table:table-cell>
          <table:table-cell table:formula="of:=CONCATENATE(&quot;    &quot;&quot;&quot;;[.A60];&quot;&quot;&quot;:[{o:&quot;;[.$B$1];&quot;, x:&quot;&quot;&quot;;[.B60];&quot;&quot;&quot;},{o:&quot;;[.$C$1];&quot;, x:&quot;&quot;&quot;;[.C60];&quot;&quot;&quot;},{o:&quot;;[.$D$1];&quot;, x:&quot;&quot;&quot;;[.D60];&quot;&quot;&quot;},{o:&quot;;[.$E$1];&quot;, x:&quot;&quot;&quot;;[.E60];&quot;&quot;&quot;},{o:&quot;;[.$F$1];&quot;, x:&quot;&quot;&quot;;[.F60];&quot;&quot;&quot;}],&quot;)" office:value-type="string" office:string-value="    &quot;F# A# D F B&quot;:[{o:{}, x:&quot;F#aug(maj11)&quot;},{o:{useFlats:true}, x:&quot;Gbaug(maj11)&quot;},{o:{majorSymbol:&quot;M&quot;}, x:&quot;F#aug(M11)&quot;},{o:{omitMajor:false}, x:&quot;F#aug(maj11)&quot;},{o:{omitMinor:true}, x:&quot;F#aug(maj11)&quot;}],">
            <text:p><text:s text:c="4"/>"F# A# D F B":[{o:{}, x:"F#aug(maj11)"},{o:{useFlats:true}, x:"Gbaug(maj11)"},{o:{majorSymbol:"M"}, x:"F#aug(M11)"},{o:{omitMajor:false}, x:"F#aug(maj11)"},{o:{omitMinor:true}, x:"F#aug(maj11)"}],</text:p>
          </table:table-cell>
          <table:table-cell table:number-columns-repeated="1017"/>
        </table:table-row>
        <table:table-row table:style-name="ro2">
          <table:table-cell office:value-type="string">
            <text:p>F# A# C# E G# B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number-columns-repeated="3" office:value-type="string">
            <text:p>F#13</text:p>
          </table:table-cell>
          <table:table-cell table:formula="of:=CONCATENATE(&quot;    &quot;&quot;&quot;;[.A61];&quot;&quot;&quot;:[{o:&quot;;[.$B$1];&quot;, x:&quot;&quot;&quot;;[.B61];&quot;&quot;&quot;},{o:&quot;;[.$C$1];&quot;, x:&quot;&quot;&quot;;[.C61];&quot;&quot;&quot;},{o:&quot;;[.$D$1];&quot;, x:&quot;&quot;&quot;;[.D61];&quot;&quot;&quot;},{o:&quot;;[.$E$1];&quot;, x:&quot;&quot;&quot;;[.E61];&quot;&quot;&quot;},{o:&quot;;[.$F$1];&quot;, x:&quot;&quot;&quot;;[.F61];&quot;&quot;&quot;}],&quot;)" office:value-type="string" office:string-value="    &quot;F# A# C# E G# B D#&quot;:[{o:{}, x:&quot;F#13&quot;},{o:{useFlats:true}, x:&quot;Gb13&quot;},{o:{majorSymbol:&quot;M&quot;}, x:&quot;F#13&quot;},{o:{omitMajor:false}, x:&quot;F#13&quot;},{o:{omitMinor:true}, x:&quot;F#13&quot;}],">
            <text:p><text:s text:c="4"/>"F# A# C# E G# B D#":[{o:{}, x:"F#13"},{o:{useFlats:true}, x:"Gb13"},{o:{majorSymbol:"M"}, x:"F#13"},{o:{omitMajor:false}, x:"F#13"},{o:{omitMinor:true}, x:"F#13"}],</text:p>
          </table:table-cell>
          <table:table-cell table:number-columns-repeated="1017"/>
        </table:table-row>
        <table:table-row table:style-name="ro2">
          <table:table-cell office:value-type="string">
            <text:p>F# A# C# E G#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number-columns-repeated="3" office:value-type="string">
            <text:p>F#13</text:p>
          </table:table-cell>
          <table:table-cell table:formula="of:=CONCATENATE(&quot;    &quot;&quot;&quot;;[.A62];&quot;&quot;&quot;:[{o:&quot;;[.$B$1];&quot;, x:&quot;&quot;&quot;;[.B62];&quot;&quot;&quot;},{o:&quot;;[.$C$1];&quot;, x:&quot;&quot;&quot;;[.C62];&quot;&quot;&quot;},{o:&quot;;[.$D$1];&quot;, x:&quot;&quot;&quot;;[.D62];&quot;&quot;&quot;},{o:&quot;;[.$E$1];&quot;, x:&quot;&quot;&quot;;[.E62];&quot;&quot;&quot;},{o:&quot;;[.$F$1];&quot;, x:&quot;&quot;&quot;;[.F62];&quot;&quot;&quot;}],&quot;)" office:value-type="string" office:string-value="    &quot;F# A# C# E G# D#&quot;:[{o:{}, x:&quot;F#13&quot;},{o:{useFlats:true}, x:&quot;Gb13&quot;},{o:{majorSymbol:&quot;M&quot;}, x:&quot;F#13&quot;},{o:{omitMajor:false}, x:&quot;F#13&quot;},{o:{omitMinor:true}, x:&quot;F#13&quot;}],">
            <text:p><text:s text:c="4"/>"F# A# C# E G# D#":[{o:{}, x:"F#13"},{o:{useFlats:true}, x:"Gb13"},{o:{majorSymbol:"M"}, x:"F#13"},{o:{omitMajor:false}, x:"F#13"},{o:{omitMinor:true}, x:"F#13"}],</text:p>
          </table:table-cell>
          <table:table-cell table:number-columns-repeated="1017"/>
        </table:table-row>
        <table:table-row table:style-name="ro2">
          <table:table-cell office:value-type="string">
            <text:p>F# A# C# E B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number-columns-repeated="3" office:value-type="string">
            <text:p>F#13</text:p>
          </table:table-cell>
          <table:table-cell table:formula="of:=CONCATENATE(&quot;    &quot;&quot;&quot;;[.A63];&quot;&quot;&quot;:[{o:&quot;;[.$B$1];&quot;, x:&quot;&quot;&quot;;[.B63];&quot;&quot;&quot;},{o:&quot;;[.$C$1];&quot;, x:&quot;&quot;&quot;;[.C63];&quot;&quot;&quot;},{o:&quot;;[.$D$1];&quot;, x:&quot;&quot;&quot;;[.D63];&quot;&quot;&quot;},{o:&quot;;[.$E$1];&quot;, x:&quot;&quot;&quot;;[.E63];&quot;&quot;&quot;},{o:&quot;;[.$F$1];&quot;, x:&quot;&quot;&quot;;[.F63];&quot;&quot;&quot;}],&quot;)" office:value-type="string" office:string-value="    &quot;F# A# C# E B D#&quot;:[{o:{}, x:&quot;F#13&quot;},{o:{useFlats:true}, x:&quot;Gb13&quot;},{o:{majorSymbol:&quot;M&quot;}, x:&quot;F#13&quot;},{o:{omitMajor:false}, x:&quot;F#13&quot;},{o:{omitMinor:true}, x:&quot;F#13&quot;}],">
            <text:p><text:s text:c="4"/>"F# A# C# E B D#":[{o:{}, x:"F#13"},{o:{useFlats:true}, x:"Gb13"},{o:{majorSymbol:"M"}, x:"F#13"},{o:{omitMajor:false}, x:"F#13"},{o:{omitMinor:true}, x:"F#13"}],</text:p>
          </table:table-cell>
          <table:table-cell table:number-columns-repeated="1017"/>
        </table:table-row>
        <table:table-row table:style-name="ro2">
          <table:table-cell office:value-type="string">
            <text:p>F# A# C# E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number-columns-repeated="3" office:value-type="string">
            <text:p>F#13</text:p>
          </table:table-cell>
          <table:table-cell table:formula="of:=CONCATENATE(&quot;    &quot;&quot;&quot;;[.A64];&quot;&quot;&quot;:[{o:&quot;;[.$B$1];&quot;, x:&quot;&quot;&quot;;[.B64];&quot;&quot;&quot;},{o:&quot;;[.$C$1];&quot;, x:&quot;&quot;&quot;;[.C64];&quot;&quot;&quot;},{o:&quot;;[.$D$1];&quot;, x:&quot;&quot;&quot;;[.D64];&quot;&quot;&quot;},{o:&quot;;[.$E$1];&quot;, x:&quot;&quot;&quot;;[.E64];&quot;&quot;&quot;},{o:&quot;;[.$F$1];&quot;, x:&quot;&quot;&quot;;[.F64];&quot;&quot;&quot;}],&quot;)" office:value-type="string" office:string-value="    &quot;F# A# C# E D#&quot;:[{o:{}, x:&quot;F#13&quot;},{o:{useFlats:true}, x:&quot;Gb13&quot;},{o:{majorSymbol:&quot;M&quot;}, x:&quot;F#13&quot;},{o:{omitMajor:false}, x:&quot;F#13&quot;},{o:{omitMinor:true}, x:&quot;F#13&quot;}],">
            <text:p><text:s text:c="4"/>"F# A# C# E D#":[{o:{}, x:"F#13"},{o:{useFlats:true}, x:"Gb13"},{o:{majorSymbol:"M"}, x:"F#13"},{o:{omitMajor:false}, x:"F#13"},{o:{omitMinor:true}, x:"F#13"}],</text:p>
          </table:table-cell>
          <table:table-cell table:number-columns-repeated="1017"/>
        </table:table-row>
        <table:table-row table:style-name="ro2">
          <table:table-cell office:value-type="string">
            <text:p>F# A# C# F G# B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office:value-type="string">
            <text:p>F#M13</text:p>
          </table:table-cell>
          <table:table-cell table:number-columns-repeated="2" office:value-type="string">
            <text:p>F#maj13</text:p>
          </table:table-cell>
          <table:table-cell table:formula="of:=CONCATENATE(&quot;    &quot;&quot;&quot;;[.A65];&quot;&quot;&quot;:[{o:&quot;;[.$B$1];&quot;, x:&quot;&quot;&quot;;[.B65];&quot;&quot;&quot;},{o:&quot;;[.$C$1];&quot;, x:&quot;&quot;&quot;;[.C65];&quot;&quot;&quot;},{o:&quot;;[.$D$1];&quot;, x:&quot;&quot;&quot;;[.D65];&quot;&quot;&quot;},{o:&quot;;[.$E$1];&quot;, x:&quot;&quot;&quot;;[.E65];&quot;&quot;&quot;},{o:&quot;;[.$F$1];&quot;, x:&quot;&quot;&quot;;[.F65];&quot;&quot;&quot;}],&quot;)" office:value-type="string" office:string-value="    &quot;F# A# C# F G# B D#&quot;:[{o:{}, x:&quot;F#maj13&quot;},{o:{useFlats:true}, x:&quot;Gbmaj13&quot;},{o:{majorSymbol:&quot;M&quot;}, x:&quot;F#M13&quot;},{o:{omitMajor:false}, x:&quot;F#maj13&quot;},{o:{omitMinor:true}, x:&quot;F#maj13&quot;}],">
            <text:p><text:s text:c="4"/>"F# A# C# F G# B D#":[{o:{}, x:"F#maj13"},{o:{useFlats:true}, x:"Gbmaj13"},{o:{majorSymbol:"M"}, x:"F#M13"},{o:{omitMajor:false}, x:"F#maj13"},{o:{omitMinor:true}, x:"F#maj13"}],</text:p>
          </table:table-cell>
          <table:table-cell table:number-columns-repeated="1017"/>
        </table:table-row>
        <table:table-row table:style-name="ro2">
          <table:table-cell office:value-type="string">
            <text:p>F# A# C# F G#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office:value-type="string">
            <text:p>F#M13</text:p>
          </table:table-cell>
          <table:table-cell table:number-columns-repeated="2" office:value-type="string">
            <text:p>F#maj13</text:p>
          </table:table-cell>
          <table:table-cell table:formula="of:=CONCATENATE(&quot;    &quot;&quot;&quot;;[.A66];&quot;&quot;&quot;:[{o:&quot;;[.$B$1];&quot;, x:&quot;&quot;&quot;;[.B66];&quot;&quot;&quot;},{o:&quot;;[.$C$1];&quot;, x:&quot;&quot;&quot;;[.C66];&quot;&quot;&quot;},{o:&quot;;[.$D$1];&quot;, x:&quot;&quot;&quot;;[.D66];&quot;&quot;&quot;},{o:&quot;;[.$E$1];&quot;, x:&quot;&quot;&quot;;[.E66];&quot;&quot;&quot;},{o:&quot;;[.$F$1];&quot;, x:&quot;&quot;&quot;;[.F66];&quot;&quot;&quot;}],&quot;)" office:value-type="string" office:string-value="    &quot;F# A# C# F G# D#&quot;:[{o:{}, x:&quot;F#maj13&quot;},{o:{useFlats:true}, x:&quot;Gbmaj13&quot;},{o:{majorSymbol:&quot;M&quot;}, x:&quot;F#M13&quot;},{o:{omitMajor:false}, x:&quot;F#maj13&quot;},{o:{omitMinor:true}, x:&quot;F#maj13&quot;}],">
            <text:p><text:s text:c="4"/>"F# A# C# F G# D#":[{o:{}, x:"F#maj13"},{o:{useFlats:true}, x:"Gbmaj13"},{o:{majorSymbol:"M"}, x:"F#M13"},{o:{omitMajor:false}, x:"F#maj13"},{o:{omitMinor:true}, x:"F#maj13"}],</text:p>
          </table:table-cell>
          <table:table-cell table:number-columns-repeated="1017"/>
        </table:table-row>
        <table:table-row table:style-name="ro2">
          <table:table-cell office:value-type="string">
            <text:p>F# A# C# F B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office:value-type="string">
            <text:p>F#M13</text:p>
          </table:table-cell>
          <table:table-cell table:number-columns-repeated="2" office:value-type="string">
            <text:p>F#maj13</text:p>
          </table:table-cell>
          <table:table-cell table:formula="of:=CONCATENATE(&quot;    &quot;&quot;&quot;;[.A67];&quot;&quot;&quot;:[{o:&quot;;[.$B$1];&quot;, x:&quot;&quot;&quot;;[.B67];&quot;&quot;&quot;},{o:&quot;;[.$C$1];&quot;, x:&quot;&quot;&quot;;[.C67];&quot;&quot;&quot;},{o:&quot;;[.$D$1];&quot;, x:&quot;&quot;&quot;;[.D67];&quot;&quot;&quot;},{o:&quot;;[.$E$1];&quot;, x:&quot;&quot;&quot;;[.E67];&quot;&quot;&quot;},{o:&quot;;[.$F$1];&quot;, x:&quot;&quot;&quot;;[.F67];&quot;&quot;&quot;}],&quot;)" office:value-type="string" office:string-value="    &quot;F# A# C# F B D#&quot;:[{o:{}, x:&quot;F#maj13&quot;},{o:{useFlats:true}, x:&quot;Gbmaj13&quot;},{o:{majorSymbol:&quot;M&quot;}, x:&quot;F#M13&quot;},{o:{omitMajor:false}, x:&quot;F#maj13&quot;},{o:{omitMinor:true}, x:&quot;F#maj13&quot;}],">
            <text:p><text:s text:c="4"/>"F# A# C# F B D#":[{o:{}, x:"F#maj13"},{o:{useFlats:true}, x:"Gbmaj13"},{o:{majorSymbol:"M"}, x:"F#M13"},{o:{omitMajor:false}, x:"F#maj13"},{o:{omitMinor:true}, x:"F#maj13"}],</text:p>
          </table:table-cell>
          <table:table-cell table:number-columns-repeated="1017"/>
        </table:table-row>
        <table:table-row table:style-name="ro2">
          <table:table-cell office:value-type="string">
            <text:p>F# A# C# F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office:value-type="string">
            <text:p>F#M13</text:p>
          </table:table-cell>
          <table:table-cell table:number-columns-repeated="2" office:value-type="string">
            <text:p>F#maj13</text:p>
          </table:table-cell>
          <table:table-cell table:formula="of:=CONCATENATE(&quot;    &quot;&quot;&quot;;[.A68];&quot;&quot;&quot;:[{o:&quot;;[.$B$1];&quot;, x:&quot;&quot;&quot;;[.B68];&quot;&quot;&quot;},{o:&quot;;[.$C$1];&quot;, x:&quot;&quot;&quot;;[.C68];&quot;&quot;&quot;},{o:&quot;;[.$D$1];&quot;, x:&quot;&quot;&quot;;[.D68];&quot;&quot;&quot;},{o:&quot;;[.$E$1];&quot;, x:&quot;&quot;&quot;;[.E68];&quot;&quot;&quot;},{o:&quot;;[.$F$1];&quot;, x:&quot;&quot;&quot;;[.F68];&quot;&quot;&quot;}],&quot;)" office:value-type="string" office:string-value="    &quot;F# A# C# F D#&quot;:[{o:{}, x:&quot;F#maj13&quot;},{o:{useFlats:true}, x:&quot;Gbmaj13&quot;},{o:{majorSymbol:&quot;M&quot;}, x:&quot;F#M13&quot;},{o:{omitMajor:false}, x:&quot;F#maj13&quot;},{o:{omitMinor:true}, x:&quot;F#maj13&quot;}],">
            <text:p><text:s text:c="4"/>"F# A# C# F D#":[{o:{}, x:"F#maj13"},{o:{useFlats:true}, x:"Gbmaj13"},{o:{majorSymbol:"M"}, x:"F#M13"},{o:{omitMajor:false}, x:"F#maj13"},{o:{omitMinor:true}, x:"F#maj13"}],</text:p>
          </table:table-cell>
          <table:table-cell table:number-columns-repeated="1017"/>
        </table:table-row>
        <table:table-row table:style-name="ro2">
          <table:table-cell office:value-type="string">
            <text:p>F# A C# E G# B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number-columns-repeated="2" office:value-type="string">
            <text:p>F#m13</text:p>
          </table:table-cell>
          <table:table-cell office:value-type="string">
            <text:p>f#13</text:p>
          </table:table-cell>
          <table:table-cell table:formula="of:=CONCATENATE(&quot;    &quot;&quot;&quot;;[.A69];&quot;&quot;&quot;:[{o:&quot;;[.$B$1];&quot;, x:&quot;&quot;&quot;;[.B69];&quot;&quot;&quot;},{o:&quot;;[.$C$1];&quot;, x:&quot;&quot;&quot;;[.C69];&quot;&quot;&quot;},{o:&quot;;[.$D$1];&quot;, x:&quot;&quot;&quot;;[.D69];&quot;&quot;&quot;},{o:&quot;;[.$E$1];&quot;, x:&quot;&quot;&quot;;[.E69];&quot;&quot;&quot;},{o:&quot;;[.$F$1];&quot;, x:&quot;&quot;&quot;;[.F69];&quot;&quot;&quot;}],&quot;)" office:value-type="string" office:string-value="    &quot;F# A C# E G# B D#&quot;:[{o:{}, x:&quot;F#m13&quot;},{o:{useFlats:true}, x:&quot;Gbm13&quot;},{o:{majorSymbol:&quot;M&quot;}, x:&quot;F#m13&quot;},{o:{omitMajor:false}, x:&quot;F#m13&quot;},{o:{omitMinor:true}, x:&quot;f#13&quot;}],">
            <text:p><text:s text:c="4"/>"F# A C# E G# B D#":[{o:{}, x:"F#m13"},{o:{useFlats:true}, x:"Gbm13"},{o:{majorSymbol:"M"}, x:"F#m13"},{o:{omitMajor:false}, x:"F#m13"},{o:{omitMinor:true}, x:"f#13"}],</text:p>
          </table:table-cell>
          <table:table-cell table:number-columns-repeated="1017"/>
        </table:table-row>
        <table:table-row table:style-name="ro2">
          <table:table-cell office:value-type="string">
            <text:p>F# A C# E G#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number-columns-repeated="2" office:value-type="string">
            <text:p>F#m13</text:p>
          </table:table-cell>
          <table:table-cell office:value-type="string">
            <text:p>f#13</text:p>
          </table:table-cell>
          <table:table-cell table:formula="of:=CONCATENATE(&quot;    &quot;&quot;&quot;;[.A70];&quot;&quot;&quot;:[{o:&quot;;[.$B$1];&quot;, x:&quot;&quot;&quot;;[.B70];&quot;&quot;&quot;},{o:&quot;;[.$C$1];&quot;, x:&quot;&quot;&quot;;[.C70];&quot;&quot;&quot;},{o:&quot;;[.$D$1];&quot;, x:&quot;&quot;&quot;;[.D70];&quot;&quot;&quot;},{o:&quot;;[.$E$1];&quot;, x:&quot;&quot;&quot;;[.E70];&quot;&quot;&quot;},{o:&quot;;[.$F$1];&quot;, x:&quot;&quot;&quot;;[.F70];&quot;&quot;&quot;}],&quot;)" office:value-type="string" office:string-value="    &quot;F# A C# E G# D#&quot;:[{o:{}, x:&quot;F#m13&quot;},{o:{useFlats:true}, x:&quot;Gbm13&quot;},{o:{majorSymbol:&quot;M&quot;}, x:&quot;F#m13&quot;},{o:{omitMajor:false}, x:&quot;F#m13&quot;},{o:{omitMinor:true}, x:&quot;f#13&quot;}],">
            <text:p><text:s text:c="4"/>"F# A C# E G# D#":[{o:{}, x:"F#m13"},{o:{useFlats:true}, x:"Gbm13"},{o:{majorSymbol:"M"}, x:"F#m13"},{o:{omitMajor:false}, x:"F#m13"},{o:{omitMinor:true}, x:"f#13"}],</text:p>
          </table:table-cell>
          <table:table-cell table:number-columns-repeated="1017"/>
        </table:table-row>
        <table:table-row table:style-name="ro2">
          <table:table-cell office:value-type="string">
            <text:p>F# A C# E B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number-columns-repeated="2" office:value-type="string">
            <text:p>F#m13</text:p>
          </table:table-cell>
          <table:table-cell office:value-type="string">
            <text:p>f#13</text:p>
          </table:table-cell>
          <table:table-cell table:formula="of:=CONCATENATE(&quot;    &quot;&quot;&quot;;[.A71];&quot;&quot;&quot;:[{o:&quot;;[.$B$1];&quot;, x:&quot;&quot;&quot;;[.B71];&quot;&quot;&quot;},{o:&quot;;[.$C$1];&quot;, x:&quot;&quot;&quot;;[.C71];&quot;&quot;&quot;},{o:&quot;;[.$D$1];&quot;, x:&quot;&quot;&quot;;[.D71];&quot;&quot;&quot;},{o:&quot;;[.$E$1];&quot;, x:&quot;&quot;&quot;;[.E71];&quot;&quot;&quot;},{o:&quot;;[.$F$1];&quot;, x:&quot;&quot;&quot;;[.F71];&quot;&quot;&quot;}],&quot;)" office:value-type="string" office:string-value="    &quot;F# A C# E B D#&quot;:[{o:{}, x:&quot;F#m13&quot;},{o:{useFlats:true}, x:&quot;Gbm13&quot;},{o:{majorSymbol:&quot;M&quot;}, x:&quot;F#m13&quot;},{o:{omitMajor:false}, x:&quot;F#m13&quot;},{o:{omitMinor:true}, x:&quot;f#13&quot;}],">
            <text:p><text:s text:c="4"/>"F# A C# E B D#":[{o:{}, x:"F#m13"},{o:{useFlats:true}, x:"Gbm13"},{o:{majorSymbol:"M"}, x:"F#m13"},{o:{omitMajor:false}, x:"F#m13"},{o:{omitMinor:true}, x:"f#13"}],</text:p>
          </table:table-cell>
          <table:table-cell table:number-columns-repeated="1017"/>
        </table:table-row>
        <table:table-row table:style-name="ro2">
          <table:table-cell office:value-type="string">
            <text:p>F# A C# E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number-columns-repeated="2" office:value-type="string">
            <text:p>F#m13</text:p>
          </table:table-cell>
          <table:table-cell office:value-type="string">
            <text:p>f#13</text:p>
          </table:table-cell>
          <table:table-cell table:formula="of:=CONCATENATE(&quot;    &quot;&quot;&quot;;[.A72];&quot;&quot;&quot;:[{o:&quot;;[.$B$1];&quot;, x:&quot;&quot;&quot;;[.B72];&quot;&quot;&quot;},{o:&quot;;[.$C$1];&quot;, x:&quot;&quot;&quot;;[.C72];&quot;&quot;&quot;},{o:&quot;;[.$D$1];&quot;, x:&quot;&quot;&quot;;[.D72];&quot;&quot;&quot;},{o:&quot;;[.$E$1];&quot;, x:&quot;&quot;&quot;;[.E72];&quot;&quot;&quot;},{o:&quot;;[.$F$1];&quot;, x:&quot;&quot;&quot;;[.F72];&quot;&quot;&quot;}],&quot;)" office:value-type="string" office:string-value="    &quot;F# A C# E D#&quot;:[{o:{}, x:&quot;F#m13&quot;},{o:{useFlats:true}, x:&quot;Gbm13&quot;},{o:{majorSymbol:&quot;M&quot;}, x:&quot;F#m13&quot;},{o:{omitMajor:false}, x:&quot;F#m13&quot;},{o:{omitMinor:true}, x:&quot;f#13&quot;}],">
            <text:p><text:s text:c="4"/>"F# A C# E D#":[{o:{}, x:"F#m13"},{o:{useFlats:true}, x:"Gbm13"},{o:{majorSymbol:"M"}, x:"F#m13"},{o:{omitMajor:false}, x:"F#m13"},{o:{omitMinor:true}, x:"f#13"}],</text:p>
          </table:table-cell>
          <table:table-cell table:number-columns-repeated="1017"/>
        </table:table-row>
        <table:table-row table:style-name="ro3">
          <table:table-cell office:value-type="string">
            <text:p>F# A C# F G# B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office:value-type="string">
            <text:p>F#m(M13)</text:p>
          </table:table-cell>
          <table:table-cell office:value-type="string">
            <text:p>F#m(maj13)</text:p>
          </table:table-cell>
          <table:table-cell office:value-type="string">
            <text:p>f#maj13</text:p>
          </table:table-cell>
          <table:table-cell table:formula="of:=CONCATENATE(&quot;    &quot;&quot;&quot;;[.A73];&quot;&quot;&quot;:[{o:&quot;;[.$B$1];&quot;, x:&quot;&quot;&quot;;[.B73];&quot;&quot;&quot;},{o:&quot;;[.$C$1];&quot;, x:&quot;&quot;&quot;;[.C73];&quot;&quot;&quot;},{o:&quot;;[.$D$1];&quot;, x:&quot;&quot;&quot;;[.D73];&quot;&quot;&quot;},{o:&quot;;[.$E$1];&quot;, x:&quot;&quot;&quot;;[.E73];&quot;&quot;&quot;},{o:&quot;;[.$F$1];&quot;, x:&quot;&quot;&quot;;[.F73];&quot;&quot;&quot;}],&quot;)" office:value-type="string" office:string-value="    &quot;F# A C# F G# B D#&quot;:[{o:{}, x:&quot;F#m(maj13)&quot;},{o:{useFlats:true}, x:&quot;Gbm(maj13)&quot;},{o:{majorSymbol:&quot;M&quot;}, x:&quot;F#m(M13)&quot;},{o:{omitMajor:false}, x:&quot;F#m(maj13)&quot;},{o:{omitMinor:true}, x:&quot;f#maj13&quot;}],">
            <text:p><text:s text:c="4"/>"F# A C# F G# B D#":[{o:{}, x:"F#m(maj13)"},{o:{useFlats:true}, x:"Gbm(maj13)"},{o:{majorSymbol:"M"}, x:"F#m(M13)"},{o:{omitMajor:false}, x:"F#m(maj13)"},{o:{omitMinor:true}, x:"f#maj13"}],</text:p>
          </table:table-cell>
          <table:table-cell table:number-columns-repeated="1017"/>
        </table:table-row>
        <table:table-row table:style-name="ro3">
          <table:table-cell office:value-type="string">
            <text:p>F# A C# F G#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office:value-type="string">
            <text:p>F#m(M13)</text:p>
          </table:table-cell>
          <table:table-cell office:value-type="string">
            <text:p>F#m(maj13)</text:p>
          </table:table-cell>
          <table:table-cell office:value-type="string">
            <text:p>f#maj13</text:p>
          </table:table-cell>
          <table:table-cell table:formula="of:=CONCATENATE(&quot;    &quot;&quot;&quot;;[.A74];&quot;&quot;&quot;:[{o:&quot;;[.$B$1];&quot;, x:&quot;&quot;&quot;;[.B74];&quot;&quot;&quot;},{o:&quot;;[.$C$1];&quot;, x:&quot;&quot;&quot;;[.C74];&quot;&quot;&quot;},{o:&quot;;[.$D$1];&quot;, x:&quot;&quot;&quot;;[.D74];&quot;&quot;&quot;},{o:&quot;;[.$E$1];&quot;, x:&quot;&quot;&quot;;[.E74];&quot;&quot;&quot;},{o:&quot;;[.$F$1];&quot;, x:&quot;&quot;&quot;;[.F74];&quot;&quot;&quot;}],&quot;)" office:value-type="string" office:string-value="    &quot;F# A C# F G# D#&quot;:[{o:{}, x:&quot;F#m(maj13)&quot;},{o:{useFlats:true}, x:&quot;Gbm(maj13)&quot;},{o:{majorSymbol:&quot;M&quot;}, x:&quot;F#m(M13)&quot;},{o:{omitMajor:false}, x:&quot;F#m(maj13)&quot;},{o:{omitMinor:true}, x:&quot;f#maj13&quot;}],">
            <text:p><text:s text:c="4"/>"F# A C# F G# D#":[{o:{}, x:"F#m(maj13)"},{o:{useFlats:true}, x:"Gbm(maj13)"},{o:{majorSymbol:"M"}, x:"F#m(M13)"},{o:{omitMajor:false}, x:"F#m(maj13)"},{o:{omitMinor:true}, x:"f#maj13"}],</text:p>
          </table:table-cell>
          <table:table-cell table:number-columns-repeated="1017"/>
        </table:table-row>
        <table:table-row table:style-name="ro3">
          <table:table-cell office:value-type="string">
            <text:p>F# A C# F B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office:value-type="string">
            <text:p>F#m(M13)</text:p>
          </table:table-cell>
          <table:table-cell office:value-type="string">
            <text:p>F#m(maj13)</text:p>
          </table:table-cell>
          <table:table-cell office:value-type="string">
            <text:p>f#maj13</text:p>
          </table:table-cell>
          <table:table-cell table:formula="of:=CONCATENATE(&quot;    &quot;&quot;&quot;;[.A75];&quot;&quot;&quot;:[{o:&quot;;[.$B$1];&quot;, x:&quot;&quot;&quot;;[.B75];&quot;&quot;&quot;},{o:&quot;;[.$C$1];&quot;, x:&quot;&quot;&quot;;[.C75];&quot;&quot;&quot;},{o:&quot;;[.$D$1];&quot;, x:&quot;&quot;&quot;;[.D75];&quot;&quot;&quot;},{o:&quot;;[.$E$1];&quot;, x:&quot;&quot;&quot;;[.E75];&quot;&quot;&quot;},{o:&quot;;[.$F$1];&quot;, x:&quot;&quot;&quot;;[.F75];&quot;&quot;&quot;}],&quot;)" office:value-type="string" office:string-value="    &quot;F# A C# F B D#&quot;:[{o:{}, x:&quot;F#m(maj13)&quot;},{o:{useFlats:true}, x:&quot;Gbm(maj13)&quot;},{o:{majorSymbol:&quot;M&quot;}, x:&quot;F#m(M13)&quot;},{o:{omitMajor:false}, x:&quot;F#m(maj13)&quot;},{o:{omitMinor:true}, x:&quot;f#maj13&quot;}],">
            <text:p><text:s text:c="4"/>"F# A C# F B D#":[{o:{}, x:"F#m(maj13)"},{o:{useFlats:true}, x:"Gbm(maj13)"},{o:{majorSymbol:"M"}, x:"F#m(M13)"},{o:{omitMajor:false}, x:"F#m(maj13)"},{o:{omitMinor:true}, x:"f#maj13"}],</text:p>
          </table:table-cell>
          <table:table-cell table:number-columns-repeated="1017"/>
        </table:table-row>
        <table:table-row table:style-name="ro3">
          <table:table-cell office:value-type="string">
            <text:p>F# A C# F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office:value-type="string">
            <text:p>F#m(M13)</text:p>
          </table:table-cell>
          <table:table-cell office:value-type="string">
            <text:p>F#m(maj13)</text:p>
          </table:table-cell>
          <table:table-cell office:value-type="string">
            <text:p>f#maj13</text:p>
          </table:table-cell>
          <table:table-cell table:formula="of:=CONCATENATE(&quot;    &quot;&quot;&quot;;[.A76];&quot;&quot;&quot;:[{o:&quot;;[.$B$1];&quot;, x:&quot;&quot;&quot;;[.B76];&quot;&quot;&quot;},{o:&quot;;[.$C$1];&quot;, x:&quot;&quot;&quot;;[.C76];&quot;&quot;&quot;},{o:&quot;;[.$D$1];&quot;, x:&quot;&quot;&quot;;[.D76];&quot;&quot;&quot;},{o:&quot;;[.$E$1];&quot;, x:&quot;&quot;&quot;;[.E76];&quot;&quot;&quot;},{o:&quot;;[.$F$1];&quot;, x:&quot;&quot;&quot;;[.F76];&quot;&quot;&quot;}],&quot;)" office:value-type="string" office:string-value="    &quot;F# A C# F D#&quot;:[{o:{}, x:&quot;F#m(maj13)&quot;},{o:{useFlats:true}, x:&quot;Gbm(maj13)&quot;},{o:{majorSymbol:&quot;M&quot;}, x:&quot;F#m(M13)&quot;},{o:{omitMajor:false}, x:&quot;F#m(maj13)&quot;},{o:{omitMinor:true}, x:&quot;f#maj13&quot;}],">
            <text:p><text:s text:c="4"/>"F# A C# F D#":[{o:{}, x:"F#m(maj13)"},{o:{useFlats:true}, x:"Gbm(maj13)"},{o:{majorSymbol:"M"}, x:"F#m(M13)"},{o:{omitMajor:false}, x:"F#m(maj13)"},{o:{omitMinor:true}, x:"f#maj13"}],</text:p>
          </table:table-cell>
          <table:table-cell table:number-columns-repeated="1017"/>
        </table:table-row>
        <table:table-row table:style-name="ro2">
          <table:table-cell office:value-type="string">
            <text:p>F# A# D E G# B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number-columns-repeated="3" office:value-type="string">
            <text:p>F#aug13</text:p>
          </table:table-cell>
          <table:table-cell table:formula="of:=CONCATENATE(&quot;    &quot;&quot;&quot;;[.A77];&quot;&quot;&quot;:[{o:&quot;;[.$B$1];&quot;, x:&quot;&quot;&quot;;[.B77];&quot;&quot;&quot;},{o:&quot;;[.$C$1];&quot;, x:&quot;&quot;&quot;;[.C77];&quot;&quot;&quot;},{o:&quot;;[.$D$1];&quot;, x:&quot;&quot;&quot;;[.D77];&quot;&quot;&quot;},{o:&quot;;[.$E$1];&quot;, x:&quot;&quot;&quot;;[.E77];&quot;&quot;&quot;},{o:&quot;;[.$F$1];&quot;, x:&quot;&quot;&quot;;[.F77];&quot;&quot;&quot;}],&quot;)" office:value-type="string" office:string-value="    &quot;F# A# D E G# B D#&quot;:[{o:{}, x:&quot;F#aug13&quot;},{o:{useFlats:true}, x:&quot;Gbaug13&quot;},{o:{majorSymbol:&quot;M&quot;}, x:&quot;F#aug13&quot;},{o:{omitMajor:false}, x:&quot;F#aug13&quot;},{o:{omitMinor:true}, x:&quot;F#aug13&quot;}],">
            <text:p><text:s text:c="4"/>"F# A# D E G# B D#":[{o:{}, x:"F#aug13"},{o:{useFlats:true}, x:"Gbaug13"},{o:{majorSymbol:"M"}, x:"F#aug13"},{o:{omitMajor:false}, x:"F#aug13"},{o:{omitMinor:true}, x:"F#aug13"}],</text:p>
          </table:table-cell>
          <table:table-cell table:number-columns-repeated="1017"/>
        </table:table-row>
        <table:table-row table:style-name="ro2">
          <table:table-cell office:value-type="string">
            <text:p>F# A# D E G#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number-columns-repeated="3" office:value-type="string">
            <text:p>F#aug13</text:p>
          </table:table-cell>
          <table:table-cell table:formula="of:=CONCATENATE(&quot;    &quot;&quot;&quot;;[.A78];&quot;&quot;&quot;:[{o:&quot;;[.$B$1];&quot;, x:&quot;&quot;&quot;;[.B78];&quot;&quot;&quot;},{o:&quot;;[.$C$1];&quot;, x:&quot;&quot;&quot;;[.C78];&quot;&quot;&quot;},{o:&quot;;[.$D$1];&quot;, x:&quot;&quot;&quot;;[.D78];&quot;&quot;&quot;},{o:&quot;;[.$E$1];&quot;, x:&quot;&quot;&quot;;[.E78];&quot;&quot;&quot;},{o:&quot;;[.$F$1];&quot;, x:&quot;&quot;&quot;;[.F78];&quot;&quot;&quot;}],&quot;)" office:value-type="string" office:string-value="    &quot;F# A# D E G# D#&quot;:[{o:{}, x:&quot;F#aug13&quot;},{o:{useFlats:true}, x:&quot;Gbaug13&quot;},{o:{majorSymbol:&quot;M&quot;}, x:&quot;F#aug13&quot;},{o:{omitMajor:false}, x:&quot;F#aug13&quot;},{o:{omitMinor:true}, x:&quot;F#aug13&quot;}],">
            <text:p><text:s text:c="4"/>"F# A# D E G# D#":[{o:{}, x:"F#aug13"},{o:{useFlats:true}, x:"Gbaug13"},{o:{majorSymbol:"M"}, x:"F#aug13"},{o:{omitMajor:false}, x:"F#aug13"},{o:{omitMinor:true}, x:"F#aug13"}],</text:p>
          </table:table-cell>
          <table:table-cell table:number-columns-repeated="1017"/>
        </table:table-row>
        <table:table-row table:style-name="ro2">
          <table:table-cell office:value-type="string">
            <text:p>F# A# D E B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number-columns-repeated="3" office:value-type="string">
            <text:p>F#aug13</text:p>
          </table:table-cell>
          <table:table-cell table:formula="of:=CONCATENATE(&quot;    &quot;&quot;&quot;;[.A79];&quot;&quot;&quot;:[{o:&quot;;[.$B$1];&quot;, x:&quot;&quot;&quot;;[.B79];&quot;&quot;&quot;},{o:&quot;;[.$C$1];&quot;, x:&quot;&quot;&quot;;[.C79];&quot;&quot;&quot;},{o:&quot;;[.$D$1];&quot;, x:&quot;&quot;&quot;;[.D79];&quot;&quot;&quot;},{o:&quot;;[.$E$1];&quot;, x:&quot;&quot;&quot;;[.E79];&quot;&quot;&quot;},{o:&quot;;[.$F$1];&quot;, x:&quot;&quot;&quot;;[.F79];&quot;&quot;&quot;}],&quot;)" office:value-type="string" office:string-value="    &quot;F# A# D E B D#&quot;:[{o:{}, x:&quot;F#aug13&quot;},{o:{useFlats:true}, x:&quot;Gbaug13&quot;},{o:{majorSymbol:&quot;M&quot;}, x:&quot;F#aug13&quot;},{o:{omitMajor:false}, x:&quot;F#aug13&quot;},{o:{omitMinor:true}, x:&quot;F#aug13&quot;}],">
            <text:p><text:s text:c="4"/>"F# A# D E B D#":[{o:{}, x:"F#aug13"},{o:{useFlats:true}, x:"Gbaug13"},{o:{majorSymbol:"M"}, x:"F#aug13"},{o:{omitMajor:false}, x:"F#aug13"},{o:{omitMinor:true}, x:"F#aug13"}],</text:p>
          </table:table-cell>
          <table:table-cell table:number-columns-repeated="1017"/>
        </table:table-row>
        <table:table-row table:style-name="ro2">
          <table:table-cell office:value-type="string">
            <text:p>F# A# D E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number-columns-repeated="3" office:value-type="string">
            <text:p>F#aug13</text:p>
          </table:table-cell>
          <table:table-cell table:formula="of:=CONCATENATE(&quot;    &quot;&quot;&quot;;[.A80];&quot;&quot;&quot;:[{o:&quot;;[.$B$1];&quot;, x:&quot;&quot;&quot;;[.B80];&quot;&quot;&quot;},{o:&quot;;[.$C$1];&quot;, x:&quot;&quot;&quot;;[.C80];&quot;&quot;&quot;},{o:&quot;;[.$D$1];&quot;, x:&quot;&quot;&quot;;[.D80];&quot;&quot;&quot;},{o:&quot;;[.$E$1];&quot;, x:&quot;&quot;&quot;;[.E80];&quot;&quot;&quot;},{o:&quot;;[.$F$1];&quot;, x:&quot;&quot;&quot;;[.F80];&quot;&quot;&quot;}],&quot;)" office:value-type="string" office:string-value="    &quot;F# A# D E D#&quot;:[{o:{}, x:&quot;F#aug13&quot;},{o:{useFlats:true}, x:&quot;Gbaug13&quot;},{o:{majorSymbol:&quot;M&quot;}, x:&quot;F#aug13&quot;},{o:{omitMajor:false}, x:&quot;F#aug13&quot;},{o:{omitMinor:true}, x:&quot;F#aug13&quot;}],">
            <text:p><text:s text:c="4"/>"F# A# D E D#":[{o:{}, x:"F#aug13"},{o:{useFlats:true}, x:"Gbaug13"},{o:{majorSymbol:"M"}, x:"F#aug13"},{o:{omitMajor:false}, x:"F#aug13"},{o:{omitMinor:true}, x:"F#aug13"}],</text:p>
          </table:table-cell>
          <table:table-cell table:number-columns-repeated="1017"/>
        </table:table-row>
        <table:table-row table:style-name="ro3">
          <table:table-cell office:value-type="string">
            <text:p>F# A# D F G# B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office:value-type="string">
            <text:p>F#aug(M13)</text:p>
          </table:table-cell>
          <table:table-cell office:value-type="string">
            <text:p>F#aug(maj13)</text:p>
          </table:table-cell>
          <table:table-cell office:value-type="string">
            <text:p>F#aug(maj13)</text:p>
          </table:table-cell>
          <table:table-cell table:formula="of:=CONCATENATE(&quot;    &quot;&quot;&quot;;[.A81];&quot;&quot;&quot;:[{o:&quot;;[.$B$1];&quot;, x:&quot;&quot;&quot;;[.B81];&quot;&quot;&quot;},{o:&quot;;[.$C$1];&quot;, x:&quot;&quot;&quot;;[.C81];&quot;&quot;&quot;},{o:&quot;;[.$D$1];&quot;, x:&quot;&quot;&quot;;[.D81];&quot;&quot;&quot;},{o:&quot;;[.$E$1];&quot;, x:&quot;&quot;&quot;;[.E81];&quot;&quot;&quot;},{o:&quot;;[.$F$1];&quot;, x:&quot;&quot;&quot;;[.F81];&quot;&quot;&quot;}],&quot;)" office:value-type="string" office:string-value="    &quot;F# A# D F G# B D#&quot;:[{o:{}, x:&quot;F#aug(maj13)&quot;},{o:{useFlats:true}, x:&quot;Gbaug(maj13)&quot;},{o:{majorSymbol:&quot;M&quot;}, x:&quot;F#aug(M13)&quot;},{o:{omitMajor:false}, x:&quot;F#aug(maj13)&quot;},{o:{omitMinor:true}, x:&quot;F#aug(maj13)&quot;}],">
            <text:p><text:s text:c="4"/>"F# A# D F G# B D#":[{o:{}, x:"F#aug(maj13)"},{o:{useFlats:true}, x:"Gbaug(maj13)"},{o:{majorSymbol:"M"}, x:"F#aug(M13)"},{o:{omitMajor:false}, x:"F#aug(maj13)"},{o:{omitMinor:true}, x:"F#aug(maj13)"}],</text:p>
          </table:table-cell>
          <table:table-cell table:number-columns-repeated="1017"/>
        </table:table-row>
        <table:table-row table:style-name="ro3">
          <table:table-cell office:value-type="string">
            <text:p>F# A# D F G#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office:value-type="string">
            <text:p>F#aug(M13)</text:p>
          </table:table-cell>
          <table:table-cell office:value-type="string">
            <text:p>F#aug(maj13)</text:p>
          </table:table-cell>
          <table:table-cell office:value-type="string">
            <text:p>F#aug(maj13)</text:p>
          </table:table-cell>
          <table:table-cell table:formula="of:=CONCATENATE(&quot;    &quot;&quot;&quot;;[.A82];&quot;&quot;&quot;:[{o:&quot;;[.$B$1];&quot;, x:&quot;&quot;&quot;;[.B82];&quot;&quot;&quot;},{o:&quot;;[.$C$1];&quot;, x:&quot;&quot;&quot;;[.C82];&quot;&quot;&quot;},{o:&quot;;[.$D$1];&quot;, x:&quot;&quot;&quot;;[.D82];&quot;&quot;&quot;},{o:&quot;;[.$E$1];&quot;, x:&quot;&quot;&quot;;[.E82];&quot;&quot;&quot;},{o:&quot;;[.$F$1];&quot;, x:&quot;&quot;&quot;;[.F82];&quot;&quot;&quot;}],&quot;)" office:value-type="string" office:string-value="    &quot;F# A# D F G# D#&quot;:[{o:{}, x:&quot;F#aug(maj13)&quot;},{o:{useFlats:true}, x:&quot;Gbaug(maj13)&quot;},{o:{majorSymbol:&quot;M&quot;}, x:&quot;F#aug(M13)&quot;},{o:{omitMajor:false}, x:&quot;F#aug(maj13)&quot;},{o:{omitMinor:true}, x:&quot;F#aug(maj13)&quot;}],">
            <text:p><text:s text:c="4"/>"F# A# D F G# D#":[{o:{}, x:"F#aug(maj13)"},{o:{useFlats:true}, x:"Gbaug(maj13)"},{o:{majorSymbol:"M"}, x:"F#aug(M13)"},{o:{omitMajor:false}, x:"F#aug(maj13)"},{o:{omitMinor:true}, x:"F#aug(maj13)"}],</text:p>
          </table:table-cell>
          <table:table-cell table:number-columns-repeated="1017"/>
        </table:table-row>
        <table:table-row table:style-name="ro3">
          <table:table-cell office:value-type="string">
            <text:p>F# A# D F B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office:value-type="string">
            <text:p>F#aug(M13)</text:p>
          </table:table-cell>
          <table:table-cell office:value-type="string">
            <text:p>F#aug(maj13)</text:p>
          </table:table-cell>
          <table:table-cell office:value-type="string">
            <text:p>F#aug(maj13)</text:p>
          </table:table-cell>
          <table:table-cell table:formula="of:=CONCATENATE(&quot;    &quot;&quot;&quot;;[.A83];&quot;&quot;&quot;:[{o:&quot;;[.$B$1];&quot;, x:&quot;&quot;&quot;;[.B83];&quot;&quot;&quot;},{o:&quot;;[.$C$1];&quot;, x:&quot;&quot;&quot;;[.C83];&quot;&quot;&quot;},{o:&quot;;[.$D$1];&quot;, x:&quot;&quot;&quot;;[.D83];&quot;&quot;&quot;},{o:&quot;;[.$E$1];&quot;, x:&quot;&quot;&quot;;[.E83];&quot;&quot;&quot;},{o:&quot;;[.$F$1];&quot;, x:&quot;&quot;&quot;;[.F83];&quot;&quot;&quot;}],&quot;)" office:value-type="string" office:string-value="    &quot;F# A# D F B D#&quot;:[{o:{}, x:&quot;F#aug(maj13)&quot;},{o:{useFlats:true}, x:&quot;Gbaug(maj13)&quot;},{o:{majorSymbol:&quot;M&quot;}, x:&quot;F#aug(M13)&quot;},{o:{omitMajor:false}, x:&quot;F#aug(maj13)&quot;},{o:{omitMinor:true}, x:&quot;F#aug(maj13)&quot;}],">
            <text:p><text:s text:c="4"/>"F# A# D F B D#":[{o:{}, x:"F#aug(maj13)"},{o:{useFlats:true}, x:"Gbaug(maj13)"},{o:{majorSymbol:"M"}, x:"F#aug(M13)"},{o:{omitMajor:false}, x:"F#aug(maj13)"},{o:{omitMinor:true}, x:"F#aug(maj13)"}],</text:p>
          </table:table-cell>
          <table:table-cell table:number-columns-repeated="1017"/>
        </table:table-row>
        <table:table-row table:style-name="ro3">
          <table:table-cell office:value-type="string">
            <text:p>F# A# D F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office:value-type="string">
            <text:p>F#aug(M13)</text:p>
          </table:table-cell>
          <table:table-cell office:value-type="string">
            <text:p>F#aug(maj13)</text:p>
          </table:table-cell>
          <table:table-cell office:value-type="string">
            <text:p>F#aug(maj13)</text:p>
          </table:table-cell>
          <table:table-cell table:formula="of:=CONCATENATE(&quot;    &quot;&quot;&quot;;[.A84];&quot;&quot;&quot;:[{o:&quot;;[.$B$1];&quot;, x:&quot;&quot;&quot;;[.B84];&quot;&quot;&quot;},{o:&quot;;[.$C$1];&quot;, x:&quot;&quot;&quot;;[.C84];&quot;&quot;&quot;},{o:&quot;;[.$D$1];&quot;, x:&quot;&quot;&quot;;[.D84];&quot;&quot;&quot;},{o:&quot;;[.$E$1];&quot;, x:&quot;&quot;&quot;;[.E84];&quot;&quot;&quot;},{o:&quot;;[.$F$1];&quot;, x:&quot;&quot;&quot;;[.F84];&quot;&quot;&quot;}],&quot;)" office:value-type="string" office:string-value="    &quot;F# A# D F D#&quot;:[{o:{}, x:&quot;F#aug(maj13)&quot;},{o:{useFlats:true}, x:&quot;Gbaug(maj13)&quot;},{o:{majorSymbol:&quot;M&quot;}, x:&quot;F#aug(M13)&quot;},{o:{omitMajor:false}, x:&quot;F#aug(maj13)&quot;},{o:{omitMinor:true}, x:&quot;F#aug(maj13)&quot;}],">
            <text:p><text:s text:c="4"/>"F# A# D F D#":[{o:{}, x:"F#aug(maj13)"},{o:{useFlats:true}, x:"Gbaug(maj13)"},{o:{majorSymbol:"M"}, x:"F#aug(M13)"},{o:{omitMajor:false}, x:"F#aug(maj13)"},{o:{omitMinor:true}, x:"F#aug(maj13)"}],</text:p>
          </table:table-cell>
          <table:table-cell table:number-columns-repeated="1017"/>
        </table:table-row>
        <table:table-row table:style-name="ro2">
          <table:table-cell office:value-type="string">
            <text:p>F# A# C# D#</text:p>
          </table:table-cell>
          <table:table-cell office:value-type="string">
            <text:p>F#6</text:p>
          </table:table-cell>
          <table:table-cell office:value-type="string">
            <text:p>Gb6</text:p>
          </table:table-cell>
          <table:table-cell table:number-columns-repeated="3" office:value-type="string">
            <text:p>F#6</text:p>
          </table:table-cell>
          <table:table-cell table:formula="of:=CONCATENATE(&quot;    &quot;&quot;&quot;;[.A85];&quot;&quot;&quot;:[{o:&quot;;[.$B$1];&quot;, x:&quot;&quot;&quot;;[.B85];&quot;&quot;&quot;},{o:&quot;;[.$C$1];&quot;, x:&quot;&quot;&quot;;[.C85];&quot;&quot;&quot;},{o:&quot;;[.$D$1];&quot;, x:&quot;&quot;&quot;;[.D85];&quot;&quot;&quot;},{o:&quot;;[.$E$1];&quot;, x:&quot;&quot;&quot;;[.E85];&quot;&quot;&quot;},{o:&quot;;[.$F$1];&quot;, x:&quot;&quot;&quot;;[.F85];&quot;&quot;&quot;}],&quot;)" office:value-type="string" office:string-value="    &quot;F# A# C# D#&quot;:[{o:{}, x:&quot;F#6&quot;},{o:{useFlats:true}, x:&quot;Gb6&quot;},{o:{majorSymbol:&quot;M&quot;}, x:&quot;F#6&quot;},{o:{omitMajor:false}, x:&quot;F#6&quot;},{o:{omitMinor:true}, x:&quot;F#6&quot;}],">
            <text:p><text:s text:c="4"/>"F# A# C# D#":[{o:{}, x:"F#6"},{o:{useFlats:true}, x:"Gb6"},{o:{majorSymbol:"M"}, x:"F#6"},{o:{omitMajor:false}, x:"F#6"},{o:{omitMinor:true}, x:"F#6"}],</text:p>
          </table:table-cell>
          <table:table-cell table:number-columns-repeated="1017"/>
        </table:table-row>
        <table:table-row table:style-name="ro2">
          <table:table-cell office:value-type="string">
            <text:p>F# A# D#</text:p>
          </table:table-cell>
          <table:table-cell office:value-type="string">
            <text:p>F#6(no5)</text:p>
          </table:table-cell>
          <table:table-cell office:value-type="string">
            <text:p>Gb6(no5)</text:p>
          </table:table-cell>
          <table:table-cell table:number-columns-repeated="3" office:value-type="string">
            <text:p>F#6(no5)</text:p>
          </table:table-cell>
          <table:table-cell table:formula="of:=CONCATENATE(&quot;    &quot;&quot;&quot;;[.A86];&quot;&quot;&quot;:[{o:&quot;;[.$B$1];&quot;, x:&quot;&quot;&quot;;[.B86];&quot;&quot;&quot;},{o:&quot;;[.$C$1];&quot;, x:&quot;&quot;&quot;;[.C86];&quot;&quot;&quot;},{o:&quot;;[.$D$1];&quot;, x:&quot;&quot;&quot;;[.D86];&quot;&quot;&quot;},{o:&quot;;[.$E$1];&quot;, x:&quot;&quot;&quot;;[.E86];&quot;&quot;&quot;},{o:&quot;;[.$F$1];&quot;, x:&quot;&quot;&quot;;[.F86];&quot;&quot;&quot;}],&quot;)" office:value-type="string" office:string-value="    &quot;F# A# D#&quot;:[{o:{}, x:&quot;F#6(no5)&quot;},{o:{useFlats:true}, x:&quot;Gb6(no5)&quot;},{o:{majorSymbol:&quot;M&quot;}, x:&quot;F#6(no5)&quot;},{o:{omitMajor:false}, x:&quot;F#6(no5)&quot;},{o:{omitMinor:true}, x:&quot;F#6(no5)&quot;}],">
            <text:p><text:s text:c="4"/>"F# A# D#":[{o:{}, x:"F#6(no5)"},{o:{useFlats:true}, x:"Gb6(no5)"},{o:{majorSymbol:"M"}, x:"F#6(no5)"},{o:{omitMajor:false}, x:"F#6(no5)"},{o:{omitMinor:true}, x:"F#6(no5)"}],</text:p>
          </table:table-cell>
          <table:table-cell table:number-columns-repeated="1017"/>
        </table:table-row>
        <table:table-row table:style-name="ro2">
          <table:table-cell office:value-type="string">
            <text:p>F# A# C D#</text:p>
          </table:table-cell>
          <table:table-cell office:value-type="string">
            <text:p>F#6(b5)</text:p>
          </table:table-cell>
          <table:table-cell office:value-type="string">
            <text:p>Gb6(b5)</text:p>
          </table:table-cell>
          <table:table-cell table:number-columns-repeated="3" office:value-type="string">
            <text:p>F#6(b5)</text:p>
          </table:table-cell>
          <table:table-cell table:formula="of:=CONCATENATE(&quot;    &quot;&quot;&quot;;[.A87];&quot;&quot;&quot;:[{o:&quot;;[.$B$1];&quot;, x:&quot;&quot;&quot;;[.B87];&quot;&quot;&quot;},{o:&quot;;[.$C$1];&quot;, x:&quot;&quot;&quot;;[.C87];&quot;&quot;&quot;},{o:&quot;;[.$D$1];&quot;, x:&quot;&quot;&quot;;[.D87];&quot;&quot;&quot;},{o:&quot;;[.$E$1];&quot;, x:&quot;&quot;&quot;;[.E87];&quot;&quot;&quot;},{o:&quot;;[.$F$1];&quot;, x:&quot;&quot;&quot;;[.F87];&quot;&quot;&quot;}],&quot;)" office:value-type="string" office:string-value="    &quot;F# A# C D#&quot;:[{o:{}, x:&quot;F#6(b5)&quot;},{o:{useFlats:true}, x:&quot;Gb6(b5)&quot;},{o:{majorSymbol:&quot;M&quot;}, x:&quot;F#6(b5)&quot;},{o:{omitMajor:false}, x:&quot;F#6(b5)&quot;},{o:{omitMinor:true}, x:&quot;F#6(b5)&quot;}],">
            <text:p><text:s text:c="4"/>"F# A# C D#":[{o:{}, x:"F#6(b5)"},{o:{useFlats:true}, x:"Gb6(b5)"},{o:{majorSymbol:"M"}, x:"F#6(b5)"},{o:{omitMajor:false}, x:"F#6(b5)"},{o:{omitMinor:true}, x:"F#6(b5)"}],</text:p>
          </table:table-cell>
          <table:table-cell table:number-columns-repeated="1017"/>
        </table:table-row>
        <table:table-row table:style-name="ro2">
          <table:table-cell office:value-type="string">
            <text:p>F# A# D D#</text:p>
          </table:table-cell>
          <table:table-cell office:value-type="string">
            <text:p>F#aug6</text:p>
          </table:table-cell>
          <table:table-cell office:value-type="string">
            <text:p>Gbaug6</text:p>
          </table:table-cell>
          <table:table-cell table:number-columns-repeated="3" office:value-type="string">
            <text:p>F#aug6</text:p>
          </table:table-cell>
          <table:table-cell table:formula="of:=CONCATENATE(&quot;    &quot;&quot;&quot;;[.A88];&quot;&quot;&quot;:[{o:&quot;;[.$B$1];&quot;, x:&quot;&quot;&quot;;[.B88];&quot;&quot;&quot;},{o:&quot;;[.$C$1];&quot;, x:&quot;&quot;&quot;;[.C88];&quot;&quot;&quot;},{o:&quot;;[.$D$1];&quot;, x:&quot;&quot;&quot;;[.D88];&quot;&quot;&quot;},{o:&quot;;[.$E$1];&quot;, x:&quot;&quot;&quot;;[.E88];&quot;&quot;&quot;},{o:&quot;;[.$F$1];&quot;, x:&quot;&quot;&quot;;[.F88];&quot;&quot;&quot;}],&quot;)" office:value-type="string" office:string-value="    &quot;F# A# D D#&quot;:[{o:{}, x:&quot;F#aug6&quot;},{o:{useFlats:true}, x:&quot;Gbaug6&quot;},{o:{majorSymbol:&quot;M&quot;}, x:&quot;F#aug6&quot;},{o:{omitMajor:false}, x:&quot;F#aug6&quot;},{o:{omitMinor:true}, x:&quot;F#aug6&quot;}],">
            <text:p><text:s text:c="4"/>"F# A# D D#":[{o:{}, x:"F#aug6"},{o:{useFlats:true}, x:"Gbaug6"},{o:{majorSymbol:"M"}, x:"F#aug6"},{o:{omitMajor:false}, x:"F#aug6"},{o:{omitMinor:true}, x:"F#aug6"}],</text:p>
          </table:table-cell>
          <table:table-cell table:number-columns-repeated="1017"/>
        </table:table-row>
        <table:table-row table:style-name="ro2">
          <table:table-cell office:value-type="string">
            <text:p>F# A C# D#</text:p>
          </table:table-cell>
          <table:table-cell office:value-type="string">
            <text:p>F#m6</text:p>
          </table:table-cell>
          <table:table-cell office:value-type="string">
            <text:p>Gbm6</text:p>
          </table:table-cell>
          <table:table-cell table:number-columns-repeated="2" office:value-type="string">
            <text:p>F#m6</text:p>
          </table:table-cell>
          <table:table-cell office:value-type="string">
            <text:p>f#6</text:p>
          </table:table-cell>
          <table:table-cell table:formula="of:=CONCATENATE(&quot;    &quot;&quot;&quot;;[.A89];&quot;&quot;&quot;:[{o:&quot;;[.$B$1];&quot;, x:&quot;&quot;&quot;;[.B89];&quot;&quot;&quot;},{o:&quot;;[.$C$1];&quot;, x:&quot;&quot;&quot;;[.C89];&quot;&quot;&quot;},{o:&quot;;[.$D$1];&quot;, x:&quot;&quot;&quot;;[.D89];&quot;&quot;&quot;},{o:&quot;;[.$E$1];&quot;, x:&quot;&quot;&quot;;[.E89];&quot;&quot;&quot;},{o:&quot;;[.$F$1];&quot;, x:&quot;&quot;&quot;;[.F89];&quot;&quot;&quot;}],&quot;)" office:value-type="string" office:string-value="    &quot;F# A C# D#&quot;:[{o:{}, x:&quot;F#m6&quot;},{o:{useFlats:true}, x:&quot;Gbm6&quot;},{o:{majorSymbol:&quot;M&quot;}, x:&quot;F#m6&quot;},{o:{omitMajor:false}, x:&quot;F#m6&quot;},{o:{omitMinor:true}, x:&quot;f#6&quot;}],">
            <text:p><text:s text:c="4"/>"F# A C# D#":[{o:{}, x:"F#m6"},{o:{useFlats:true}, x:"Gbm6"},{o:{majorSymbol:"M"}, x:"F#m6"},{o:{omitMajor:false}, x:"F#m6"},{o:{omitMinor:true}, x:"f#6"}],</text:p>
          </table:table-cell>
          <table:table-cell table:number-columns-repeated="1017"/>
        </table:table-row>
        <table:table-row table:style-name="ro2">
          <table:table-cell office:value-type="string">
            <text:p>F# A D#</text:p>
          </table:table-cell>
          <table:table-cell office:value-type="string">
            <text:p>F#m6(no5)</text:p>
          </table:table-cell>
          <table:table-cell office:value-type="string">
            <text:p>Gbm6(no5)</text:p>
          </table:table-cell>
          <table:table-cell table:number-columns-repeated="2" office:value-type="string">
            <text:p>F#m6(no5)</text:p>
          </table:table-cell>
          <table:table-cell office:value-type="string">
            <text:p>f#6(no5)</text:p>
          </table:table-cell>
          <table:table-cell table:formula="of:=CONCATENATE(&quot;    &quot;&quot;&quot;;[.A90];&quot;&quot;&quot;:[{o:&quot;;[.$B$1];&quot;, x:&quot;&quot;&quot;;[.B90];&quot;&quot;&quot;},{o:&quot;;[.$C$1];&quot;, x:&quot;&quot;&quot;;[.C90];&quot;&quot;&quot;},{o:&quot;;[.$D$1];&quot;, x:&quot;&quot;&quot;;[.D90];&quot;&quot;&quot;},{o:&quot;;[.$E$1];&quot;, x:&quot;&quot;&quot;;[.E90];&quot;&quot;&quot;},{o:&quot;;[.$F$1];&quot;, x:&quot;&quot;&quot;;[.F90];&quot;&quot;&quot;}],&quot;)" office:value-type="string" office:string-value="    &quot;F# A D#&quot;:[{o:{}, x:&quot;F#m6(no5)&quot;},{o:{useFlats:true}, x:&quot;Gbm6(no5)&quot;},{o:{majorSymbol:&quot;M&quot;}, x:&quot;F#m6(no5)&quot;},{o:{omitMajor:false}, x:&quot;F#m6(no5)&quot;},{o:{omitMinor:true}, x:&quot;f#6(no5)&quot;}],">
            <text:p><text:s text:c="4"/>"F# A D#":[{o:{}, x:"F#m6(no5)"},{o:{useFlats:true}, x:"Gbm6(no5)"},{o:{majorSymbol:"M"}, x:"F#m6(no5)"},{o:{omitMajor:false}, x:"F#m6(no5)"},{o:{omitMinor:true}, x:"f#6(no5)"}],</text:p>
          </table:table-cell>
          <table:table-cell table:number-columns-repeated="1017"/>
        </table:table-row>
        <table:table-row table:style-name="ro2">
          <table:table-cell office:value-type="string">
            <text:p>F# A D D#</text:p>
          </table:table-cell>
          <table:table-cell office:value-type="string">
            <text:p>F#m6(#5)</text:p>
          </table:table-cell>
          <table:table-cell office:value-type="string">
            <text:p>Gbm6(#5)</text:p>
          </table:table-cell>
          <table:table-cell table:number-columns-repeated="2" office:value-type="string">
            <text:p>F#m6(#5)</text:p>
          </table:table-cell>
          <table:table-cell office:value-type="string">
            <text:p>f#6(#5)</text:p>
          </table:table-cell>
          <table:table-cell table:formula="of:=CONCATENATE(&quot;    &quot;&quot;&quot;;[.A91];&quot;&quot;&quot;:[{o:&quot;;[.$B$1];&quot;, x:&quot;&quot;&quot;;[.B91];&quot;&quot;&quot;},{o:&quot;;[.$C$1];&quot;, x:&quot;&quot;&quot;;[.C91];&quot;&quot;&quot;},{o:&quot;;[.$D$1];&quot;, x:&quot;&quot;&quot;;[.D91];&quot;&quot;&quot;},{o:&quot;;[.$E$1];&quot;, x:&quot;&quot;&quot;;[.E91];&quot;&quot;&quot;},{o:&quot;;[.$F$1];&quot;, x:&quot;&quot;&quot;;[.F91];&quot;&quot;&quot;}],&quot;)" office:value-type="string" office:string-value="    &quot;F# A D D#&quot;:[{o:{}, x:&quot;F#m6(#5)&quot;},{o:{useFlats:true}, x:&quot;Gbm6(#5)&quot;},{o:{majorSymbol:&quot;M&quot;}, x:&quot;F#m6(#5)&quot;},{o:{omitMajor:false}, x:&quot;F#m6(#5)&quot;},{o:{omitMinor:true}, x:&quot;f#6(#5)&quot;}],">
            <text:p><text:s text:c="4"/>"F# A D D#":[{o:{}, x:"F#m6(#5)"},{o:{useFlats:true}, x:"Gbm6(#5)"},{o:{majorSymbol:"M"}, x:"F#m6(#5)"},{o:{omitMajor:false}, x:"F#m6(#5)"},{o:{omitMinor:true}, x:"f#6(#5)"}],</text:p>
          </table:table-cell>
          <table:table-cell table:number-columns-repeated="1017"/>
        </table:table-row>
        <table:table-row table:style-name="ro2">
          <table:table-cell office:value-type="string">
            <text:p>F# A# C# D# G#</text:p>
          </table:table-cell>
          <table:table-cell office:value-type="string">
            <text:p>F#6/9</text:p>
          </table:table-cell>
          <table:table-cell office:value-type="string">
            <text:p>Gb6/9</text:p>
          </table:table-cell>
          <table:table-cell table:number-columns-repeated="3" office:value-type="string">
            <text:p>F#6/9</text:p>
          </table:table-cell>
          <table:table-cell table:formula="of:=CONCATENATE(&quot;    &quot;&quot;&quot;;[.A92];&quot;&quot;&quot;:[{o:&quot;;[.$B$1];&quot;, x:&quot;&quot;&quot;;[.B92];&quot;&quot;&quot;},{o:&quot;;[.$C$1];&quot;, x:&quot;&quot;&quot;;[.C92];&quot;&quot;&quot;},{o:&quot;;[.$D$1];&quot;, x:&quot;&quot;&quot;;[.D92];&quot;&quot;&quot;},{o:&quot;;[.$E$1];&quot;, x:&quot;&quot;&quot;;[.E92];&quot;&quot;&quot;},{o:&quot;;[.$F$1];&quot;, x:&quot;&quot;&quot;;[.F92];&quot;&quot;&quot;}],&quot;)" office:value-type="string" office:string-value="    &quot;F# A# C# D# G#&quot;:[{o:{}, x:&quot;F#6/9&quot;},{o:{useFlats:true}, x:&quot;Gb6/9&quot;},{o:{majorSymbol:&quot;M&quot;}, x:&quot;F#6/9&quot;},{o:{omitMajor:false}, x:&quot;F#6/9&quot;},{o:{omitMinor:true}, x:&quot;F#6/9&quot;}],">
            <text:p><text:s text:c="4"/>"F# A# C# D# G#":[{o:{}, x:"F#6/9"},{o:{useFlats:true}, x:"Gb6/9"},{o:{majorSymbol:"M"}, x:"F#6/9"},{o:{omitMajor:false}, x:"F#6/9"},{o:{omitMinor:true}, x:"F#6/9"}],</text:p>
          </table:table-cell>
          <table:table-cell table:number-columns-repeated="1017"/>
        </table:table-row>
        <table:table-row table:style-name="ro2">
          <table:table-cell office:value-type="string">
            <text:p>F# A C# D# G#</text:p>
          </table:table-cell>
          <table:table-cell office:value-type="string">
            <text:p>F#m6/9</text:p>
          </table:table-cell>
          <table:table-cell office:value-type="string">
            <text:p>Gbm6/9</text:p>
          </table:table-cell>
          <table:table-cell table:number-columns-repeated="2" office:value-type="string">
            <text:p>F#m6/9</text:p>
          </table:table-cell>
          <table:table-cell office:value-type="string">
            <text:p>f#6/9</text:p>
          </table:table-cell>
          <table:table-cell table:formula="of:=CONCATENATE(&quot;    &quot;&quot;&quot;;[.A93];&quot;&quot;&quot;:[{o:&quot;;[.$B$1];&quot;, x:&quot;&quot;&quot;;[.B93];&quot;&quot;&quot;},{o:&quot;;[.$C$1];&quot;, x:&quot;&quot;&quot;;[.C93];&quot;&quot;&quot;},{o:&quot;;[.$D$1];&quot;, x:&quot;&quot;&quot;;[.D93];&quot;&quot;&quot;},{o:&quot;;[.$E$1];&quot;, x:&quot;&quot;&quot;;[.E93];&quot;&quot;&quot;},{o:&quot;;[.$F$1];&quot;, x:&quot;&quot;&quot;;[.F93];&quot;&quot;&quot;}],&quot;)" office:value-type="string" office:string-value="    &quot;F# A C# D# G#&quot;:[{o:{}, x:&quot;F#m6/9&quot;},{o:{useFlats:true}, x:&quot;Gbm6/9&quot;},{o:{majorSymbol:&quot;M&quot;}, x:&quot;F#m6/9&quot;},{o:{omitMajor:false}, x:&quot;F#m6/9&quot;},{o:{omitMinor:true}, x:&quot;f#6/9&quot;}],">
            <text:p><text:s text:c="4"/>"F# A C# D# G#":[{o:{}, x:"F#m6/9"},{o:{useFlats:true}, x:"Gbm6/9"},{o:{majorSymbol:"M"}, x:"F#m6/9"},{o:{omitMajor:false}, x:"F#m6/9"},{o:{omitMinor:true}, x:"f#6/9"}],</text:p>
          </table:table-cell>
          <table:table-cell table:number-columns-repeated="1017"/>
        </table:table-row>
        <table:table-row table:style-name="ro2">
          <table:table-cell office:value-type="string">
            <text:p>F# G# C#</text:p>
          </table:table-cell>
          <table:table-cell office:value-type="string">
            <text:p>F#sus2</text:p>
          </table:table-cell>
          <table:table-cell office:value-type="string">
            <text:p>Gbsus2</text:p>
          </table:table-cell>
          <table:table-cell table:number-columns-repeated="3" office:value-type="string">
            <text:p>F#sus2</text:p>
          </table:table-cell>
          <table:table-cell table:formula="of:=CONCATENATE(&quot;    &quot;&quot;&quot;;[.A94];&quot;&quot;&quot;:[{o:&quot;;[.$B$1];&quot;, x:&quot;&quot;&quot;;[.B94];&quot;&quot;&quot;},{o:&quot;;[.$C$1];&quot;, x:&quot;&quot;&quot;;[.C94];&quot;&quot;&quot;},{o:&quot;;[.$D$1];&quot;, x:&quot;&quot;&quot;;[.D94];&quot;&quot;&quot;},{o:&quot;;[.$E$1];&quot;, x:&quot;&quot;&quot;;[.E94];&quot;&quot;&quot;},{o:&quot;;[.$F$1];&quot;, x:&quot;&quot;&quot;;[.F94];&quot;&quot;&quot;}],&quot;)" office:value-type="string" office:string-value="    &quot;F# G# C#&quot;:[{o:{}, x:&quot;F#sus2&quot;},{o:{useFlats:true}, x:&quot;Gbsus2&quot;},{o:{majorSymbol:&quot;M&quot;}, x:&quot;F#sus2&quot;},{o:{omitMajor:false}, x:&quot;F#sus2&quot;},{o:{omitMinor:true}, x:&quot;F#sus2&quot;}],">
            <text:p><text:s text:c="4"/>"F# G# C#":[{o:{}, x:"F#sus2"},{o:{useFlats:true}, x:"Gbsus2"},{o:{majorSymbol:"M"}, x:"F#sus2"},{o:{omitMajor:false}, x:"F#sus2"},{o:{omitMinor:true}, x:"F#sus2"}],</text:p>
          </table:table-cell>
          <table:table-cell table:number-columns-repeated="1017"/>
        </table:table-row>
        <table:table-row table:style-name="ro2">
          <table:table-cell office:value-type="string">
            <text:p>F# B C#</text:p>
          </table:table-cell>
          <table:table-cell office:value-type="string">
            <text:p>F#sus4</text:p>
          </table:table-cell>
          <table:table-cell office:value-type="string">
            <text:p>Gbsus4</text:p>
          </table:table-cell>
          <table:table-cell table:number-columns-repeated="3" office:value-type="string">
            <text:p>F#sus4</text:p>
          </table:table-cell>
          <table:table-cell table:formula="of:=CONCATENATE(&quot;    &quot;&quot;&quot;;[.A95];&quot;&quot;&quot;:[{o:&quot;;[.$B$1];&quot;, x:&quot;&quot;&quot;;[.B95];&quot;&quot;&quot;},{o:&quot;;[.$C$1];&quot;, x:&quot;&quot;&quot;;[.C95];&quot;&quot;&quot;},{o:&quot;;[.$D$1];&quot;, x:&quot;&quot;&quot;;[.D95];&quot;&quot;&quot;},{o:&quot;;[.$E$1];&quot;, x:&quot;&quot;&quot;;[.E95];&quot;&quot;&quot;},{o:&quot;;[.$F$1];&quot;, x:&quot;&quot;&quot;;[.F95];&quot;&quot;&quot;}],&quot;)" office:value-type="string" office:string-value="    &quot;F# B C#&quot;:[{o:{}, x:&quot;F#sus4&quot;},{o:{useFlats:true}, x:&quot;Gbsus4&quot;},{o:{majorSymbol:&quot;M&quot;}, x:&quot;F#sus4&quot;},{o:{omitMajor:false}, x:&quot;F#sus4&quot;},{o:{omitMinor:true}, x:&quot;F#sus4&quot;}],">
            <text:p><text:s text:c="4"/>"F# B C#":[{o:{}, x:"F#sus4"},{o:{useFlats:true}, x:"Gbsus4"},{o:{majorSymbol:"M"}, x:"F#sus4"},{o:{omitMajor:false}, x:"F#sus4"},{o:{omitMinor:true}, x:"F#sus4"}],</text:p>
          </table:table-cell>
          <table:table-cell table:number-columns-repeated="1017"/>
        </table:table-row>
        <table:table-row table:style-name="ro2">
          <table:table-cell office:value-type="string">
            <text:p>F# G# B C#</text:p>
          </table:table-cell>
          <table:table-cell office:value-type="string">
            <text:p>F#sus2/4</text:p>
          </table:table-cell>
          <table:table-cell office:value-type="string">
            <text:p>Gbsus2/4</text:p>
          </table:table-cell>
          <table:table-cell table:number-columns-repeated="3" office:value-type="string">
            <text:p>F#sus2/4</text:p>
          </table:table-cell>
          <table:table-cell table:formula="of:=CONCATENATE(&quot;    &quot;&quot;&quot;;[.A96];&quot;&quot;&quot;:[{o:&quot;;[.$B$1];&quot;, x:&quot;&quot;&quot;;[.B96];&quot;&quot;&quot;},{o:&quot;;[.$C$1];&quot;, x:&quot;&quot;&quot;;[.C96];&quot;&quot;&quot;},{o:&quot;;[.$D$1];&quot;, x:&quot;&quot;&quot;;[.D96];&quot;&quot;&quot;},{o:&quot;;[.$E$1];&quot;, x:&quot;&quot;&quot;;[.E96];&quot;&quot;&quot;},{o:&quot;;[.$F$1];&quot;, x:&quot;&quot;&quot;;[.F96];&quot;&quot;&quot;}],&quot;)" office:value-type="string" office:string-value="    &quot;F# G# B C#&quot;:[{o:{}, x:&quot;F#sus2/4&quot;},{o:{useFlats:true}, x:&quot;Gbsus2/4&quot;},{o:{majorSymbol:&quot;M&quot;}, x:&quot;F#sus2/4&quot;},{o:{omitMajor:false}, x:&quot;F#sus2/4&quot;},{o:{omitMinor:true}, x:&quot;F#sus2/4&quot;}],">
            <text:p><text:s text:c="4"/>"F# G# B C#":[{o:{}, x:"F#sus2/4"},{o:{useFlats:true}, x:"Gbsus2/4"},{o:{majorSymbol:"M"}, x:"F#sus2/4"},{o:{omitMajor:false}, x:"F#sus2/4"},{o:{omitMinor:true}, x:"F#sus2/4"}],</text:p>
          </table:table-cell>
          <table:table-cell table:number-columns-repeated="1017"/>
        </table:table-row>
        <table:table-row table:style-name="ro2">
          <table:table-cell office:value-type="string">
            <text:p>F# D# C#</text:p>
          </table:table-cell>
          <table:table-cell office:value-type="string">
            <text:p>F#6sus</text:p>
          </table:table-cell>
          <table:table-cell office:value-type="string">
            <text:p>Gb6sus</text:p>
          </table:table-cell>
          <table:table-cell table:number-columns-repeated="3" office:value-type="string">
            <text:p>F#6sus</text:p>
          </table:table-cell>
          <table:table-cell table:formula="of:=CONCATENATE(&quot;    &quot;&quot;&quot;;[.A97];&quot;&quot;&quot;:[{o:&quot;;[.$B$1];&quot;, x:&quot;&quot;&quot;;[.B97];&quot;&quot;&quot;},{o:&quot;;[.$C$1];&quot;, x:&quot;&quot;&quot;;[.C97];&quot;&quot;&quot;},{o:&quot;;[.$D$1];&quot;, x:&quot;&quot;&quot;;[.D97];&quot;&quot;&quot;},{o:&quot;;[.$E$1];&quot;, x:&quot;&quot;&quot;;[.E97];&quot;&quot;&quot;},{o:&quot;;[.$F$1];&quot;, x:&quot;&quot;&quot;;[.F97];&quot;&quot;&quot;}],&quot;)" office:value-type="string" office:string-value="    &quot;F# D# C#&quot;:[{o:{}, x:&quot;F#6sus&quot;},{o:{useFlats:true}, x:&quot;Gb6sus&quot;},{o:{majorSymbol:&quot;M&quot;}, x:&quot;F#6sus&quot;},{o:{omitMajor:false}, x:&quot;F#6sus&quot;},{o:{omitMinor:true}, x:&quot;F#6sus&quot;}],">
            <text:p><text:s text:c="4"/>"F# D# C#":[{o:{}, x:"F#6sus"},{o:{useFlats:true}, x:"Gb6sus"},{o:{majorSymbol:"M"}, x:"F#6sus"},{o:{omitMajor:false}, x:"F#6sus"},{o:{omitMinor:true}, x:"F#6sus"}],</text:p>
          </table:table-cell>
          <table:table-cell table:number-columns-repeated="1017"/>
        </table:table-row>
        <table:table-row table:style-name="ro2">
          <table:table-cell office:value-type="string">
            <text:p>F# D# C# G#</text:p>
          </table:table-cell>
          <table:table-cell office:value-type="string">
            <text:p>F#6/9sus</text:p>
          </table:table-cell>
          <table:table-cell office:value-type="string">
            <text:p>Gb6/9sus</text:p>
          </table:table-cell>
          <table:table-cell table:number-columns-repeated="3" office:value-type="string">
            <text:p>F#6/9sus</text:p>
          </table:table-cell>
          <table:table-cell table:formula="of:=CONCATENATE(&quot;    &quot;&quot;&quot;;[.A98];&quot;&quot;&quot;:[{o:&quot;;[.$B$1];&quot;, x:&quot;&quot;&quot;;[.B98];&quot;&quot;&quot;},{o:&quot;;[.$C$1];&quot;, x:&quot;&quot;&quot;;[.C98];&quot;&quot;&quot;},{o:&quot;;[.$D$1];&quot;, x:&quot;&quot;&quot;;[.D98];&quot;&quot;&quot;},{o:&quot;;[.$E$1];&quot;, x:&quot;&quot;&quot;;[.E98];&quot;&quot;&quot;},{o:&quot;;[.$F$1];&quot;, x:&quot;&quot;&quot;;[.F98];&quot;&quot;&quot;}],&quot;)" office:value-type="string" office:string-value="    &quot;F# D# C# G#&quot;:[{o:{}, x:&quot;F#6/9sus&quot;},{o:{useFlats:true}, x:&quot;Gb6/9sus&quot;},{o:{majorSymbol:&quot;M&quot;}, x:&quot;F#6/9sus&quot;},{o:{omitMajor:false}, x:&quot;F#6/9sus&quot;},{o:{omitMinor:true}, x:&quot;F#6/9sus&quot;}],">
            <text:p><text:s text:c="4"/>"F# D# C# G#":[{o:{}, x:"F#6/9sus"},{o:{useFlats:true}, x:"Gb6/9sus"},{o:{majorSymbol:"M"}, x:"F#6/9sus"},{o:{omitMajor:false}, x:"F#6/9sus"},{o:{omitMinor:true}, x:"F#6/9sus"}],</text:p>
          </table:table-cell>
          <table:table-cell table:number-columns-repeated="1017"/>
        </table:table-row>
        <table:table-row table:style-name="ro2">
          <table:table-cell office:value-type="string">
            <text:p>F# D# C# B</text:p>
          </table:table-cell>
          <table:table-cell office:value-type="string">
            <text:p>F#6/11sus</text:p>
          </table:table-cell>
          <table:table-cell office:value-type="string">
            <text:p>Gb6/11sus</text:p>
          </table:table-cell>
          <table:table-cell table:number-columns-repeated="3" office:value-type="string">
            <text:p>F#6/11sus</text:p>
          </table:table-cell>
          <table:table-cell table:formula="of:=CONCATENATE(&quot;    &quot;&quot;&quot;;[.A99];&quot;&quot;&quot;:[{o:&quot;;[.$B$1];&quot;, x:&quot;&quot;&quot;;[.B99];&quot;&quot;&quot;},{o:&quot;;[.$C$1];&quot;, x:&quot;&quot;&quot;;[.C99];&quot;&quot;&quot;},{o:&quot;;[.$D$1];&quot;, x:&quot;&quot;&quot;;[.D99];&quot;&quot;&quot;},{o:&quot;;[.$E$1];&quot;, x:&quot;&quot;&quot;;[.E99];&quot;&quot;&quot;},{o:&quot;;[.$F$1];&quot;, x:&quot;&quot;&quot;;[.F99];&quot;&quot;&quot;}],&quot;)" office:value-type="string" office:string-value="    &quot;F# D# C# B&quot;:[{o:{}, x:&quot;F#6/11sus&quot;},{o:{useFlats:true}, x:&quot;Gb6/11sus&quot;},{o:{majorSymbol:&quot;M&quot;}, x:&quot;F#6/11sus&quot;},{o:{omitMajor:false}, x:&quot;F#6/11sus&quot;},{o:{omitMinor:true}, x:&quot;F#6/11sus&quot;}],">
            <text:p><text:s text:c="4"/>"F# D# C# B":[{o:{}, x:"F#6/11sus"},{o:{useFlats:true}, x:"Gb6/11sus"},{o:{majorSymbol:"M"}, x:"F#6/11sus"},{o:{omitMajor:false}, x:"F#6/11sus"},{o:{omitMinor:true}, x:"F#6/11sus"}],</text:p>
          </table:table-cell>
          <table:table-cell table:number-columns-repeated="1017"/>
        </table:table-row>
        <table:table-row table:style-name="ro2">
          <table:table-cell office:value-type="string">
            <text:p>F# D# C# G# B</text:p>
          </table:table-cell>
          <table:table-cell office:value-type="string">
            <text:p>F#6/9sus4</text:p>
          </table:table-cell>
          <table:table-cell office:value-type="string">
            <text:p>Gb6/9sus4</text:p>
          </table:table-cell>
          <table:table-cell table:number-columns-repeated="3" office:value-type="string">
            <text:p>F#6/9sus4</text:p>
          </table:table-cell>
          <table:table-cell table:formula="of:=CONCATENATE(&quot;    &quot;&quot;&quot;;[.A100];&quot;&quot;&quot;:[{o:&quot;;[.$B$1];&quot;, x:&quot;&quot;&quot;;[.B100];&quot;&quot;&quot;},{o:&quot;;[.$C$1];&quot;, x:&quot;&quot;&quot;;[.C100];&quot;&quot;&quot;},{o:&quot;;[.$D$1];&quot;, x:&quot;&quot;&quot;;[.D100];&quot;&quot;&quot;},{o:&quot;;[.$E$1];&quot;, x:&quot;&quot;&quot;;[.E100];&quot;&quot;&quot;},{o:&quot;;[.$F$1];&quot;, x:&quot;&quot;&quot;;[.F100];&quot;&quot;&quot;}],&quot;)" office:value-type="string" office:string-value="    &quot;F# D# C# G# B&quot;:[{o:{}, x:&quot;F#6/9sus4&quot;},{o:{useFlats:true}, x:&quot;Gb6/9sus4&quot;},{o:{majorSymbol:&quot;M&quot;}, x:&quot;F#6/9sus4&quot;},{o:{omitMajor:false}, x:&quot;F#6/9sus4&quot;},{o:{omitMinor:true}, x:&quot;F#6/9sus4&quot;}],">
            <text:p><text:s text:c="4"/>"F# D# C# G# B":[{o:{}, x:"F#6/9sus4"},{o:{useFlats:true}, x:"Gb6/9sus4"},{o:{majorSymbol:"M"}, x:"F#6/9sus4"},{o:{omitMajor:false}, x:"F#6/9sus4"},{o:{omitMinor:true}, x:"F#6/9sus4"}],</text:p>
          </table:table-cell>
          <table:table-cell table:number-columns-repeated="1017"/>
        </table:table-row>
        <table:table-row table:style-name="ro2">
          <table:table-cell office:value-type="string">
            <text:p>F# D# G#</text:p>
          </table:table-cell>
          <table:table-cell office:value-type="string">
            <text:p>F#6/9sus(no5)</text:p>
          </table:table-cell>
          <table:table-cell office:value-type="string">
            <text:p>Gb6/9sus(no5)</text:p>
          </table:table-cell>
          <table:table-cell table:number-columns-repeated="3" office:value-type="string">
            <text:p>F#6/9sus(no5)</text:p>
          </table:table-cell>
          <table:table-cell table:formula="of:=CONCATENATE(&quot;    &quot;&quot;&quot;;[.A101];&quot;&quot;&quot;:[{o:&quot;;[.$B$1];&quot;, x:&quot;&quot;&quot;;[.B101];&quot;&quot;&quot;},{o:&quot;;[.$C$1];&quot;, x:&quot;&quot;&quot;;[.C101];&quot;&quot;&quot;},{o:&quot;;[.$D$1];&quot;, x:&quot;&quot;&quot;;[.D101];&quot;&quot;&quot;},{o:&quot;;[.$E$1];&quot;, x:&quot;&quot;&quot;;[.E101];&quot;&quot;&quot;},{o:&quot;;[.$F$1];&quot;, x:&quot;&quot;&quot;;[.F101];&quot;&quot;&quot;}],&quot;)" office:value-type="string" office:string-value="    &quot;F# D# G#&quot;:[{o:{}, x:&quot;F#6/9sus(no5)&quot;},{o:{useFlats:true}, x:&quot;Gb6/9sus(no5)&quot;},{o:{majorSymbol:&quot;M&quot;}, x:&quot;F#6/9sus(no5)&quot;},{o:{omitMajor:false}, x:&quot;F#6/9sus(no5)&quot;},{o:{omitMinor:true}, x:&quot;F#6/9sus(no5)&quot;}],">
            <text:p><text:s text:c="4"/>"F# D# G#":[{o:{}, x:"F#6/9sus(no5)"},{o:{useFlats:true}, x:"Gb6/9sus(no5)"},{o:{majorSymbol:"M"}, x:"F#6/9sus(no5)"},{o:{omitMajor:false}, x:"F#6/9sus(no5)"},{o:{omitMinor:true}, x:"F#6/9sus(no5)"}],</text:p>
          </table:table-cell>
          <table:table-cell table:number-columns-repeated="1017"/>
        </table:table-row>
        <table:table-row table:style-name="ro2">
          <table:table-cell office:value-type="string">
            <text:p>F# D# B</text:p>
          </table:table-cell>
          <table:table-cell office:value-type="string">
            <text:p>F#6/11sus(no5)</text:p>
          </table:table-cell>
          <table:table-cell office:value-type="string">
            <text:p>Gb6/11sus(no5)</text:p>
          </table:table-cell>
          <table:table-cell table:number-columns-repeated="3" office:value-type="string">
            <text:p>F#6/11sus(no5)</text:p>
          </table:table-cell>
          <table:table-cell table:formula="of:=CONCATENATE(&quot;    &quot;&quot;&quot;;[.A102];&quot;&quot;&quot;:[{o:&quot;;[.$B$1];&quot;, x:&quot;&quot;&quot;;[.B102];&quot;&quot;&quot;},{o:&quot;;[.$C$1];&quot;, x:&quot;&quot;&quot;;[.C102];&quot;&quot;&quot;},{o:&quot;;[.$D$1];&quot;, x:&quot;&quot;&quot;;[.D102];&quot;&quot;&quot;},{o:&quot;;[.$E$1];&quot;, x:&quot;&quot;&quot;;[.E102];&quot;&quot;&quot;},{o:&quot;;[.$F$1];&quot;, x:&quot;&quot;&quot;;[.F102];&quot;&quot;&quot;}],&quot;)" office:value-type="string" office:string-value="    &quot;F# D# B&quot;:[{o:{}, x:&quot;F#6/11sus(no5)&quot;},{o:{useFlats:true}, x:&quot;Gb6/11sus(no5)&quot;},{o:{majorSymbol:&quot;M&quot;}, x:&quot;F#6/11sus(no5)&quot;},{o:{omitMajor:false}, x:&quot;F#6/11sus(no5)&quot;},{o:{omitMinor:true}, x:&quot;F#6/11sus(no5)&quot;}],">
            <text:p><text:s text:c="4"/>"F# D# B":[{o:{}, x:"F#6/11sus(no5)"},{o:{useFlats:true}, x:"Gb6/11sus(no5)"},{o:{majorSymbol:"M"}, x:"F#6/11sus(no5)"},{o:{omitMajor:false}, x:"F#6/11sus(no5)"},{o:{omitMinor:true}, x:"F#6/11sus(no5)"}],</text:p>
          </table:table-cell>
          <table:table-cell table:number-columns-repeated="1017"/>
        </table:table-row>
        <table:table-row table:style-name="ro2">
          <table:table-cell office:value-type="string">
            <text:p>F# D# G# B</text:p>
          </table:table-cell>
          <table:table-cell office:value-type="string">
            <text:p>F#6/9sus4(no5)</text:p>
          </table:table-cell>
          <table:table-cell office:value-type="string">
            <text:p>Gb6/9sus4(no5)</text:p>
          </table:table-cell>
          <table:table-cell table:number-columns-repeated="3" office:value-type="string">
            <text:p>F#6/9sus4(no5)</text:p>
          </table:table-cell>
          <table:table-cell table:formula="of:=CONCATENATE(&quot;    &quot;&quot;&quot;;[.A103];&quot;&quot;&quot;:[{o:&quot;;[.$B$1];&quot;, x:&quot;&quot;&quot;;[.B103];&quot;&quot;&quot;},{o:&quot;;[.$C$1];&quot;, x:&quot;&quot;&quot;;[.C103];&quot;&quot;&quot;},{o:&quot;;[.$D$1];&quot;, x:&quot;&quot;&quot;;[.D103];&quot;&quot;&quot;},{o:&quot;;[.$E$1];&quot;, x:&quot;&quot;&quot;;[.E103];&quot;&quot;&quot;},{o:&quot;;[.$F$1];&quot;, x:&quot;&quot;&quot;;[.F103];&quot;&quot;&quot;}],&quot;)" office:value-type="string" office:string-value="    &quot;F# D# G# B&quot;:[{o:{}, x:&quot;F#6/9sus4(no5)&quot;},{o:{useFlats:true}, x:&quot;Gb6/9sus4(no5)&quot;},{o:{majorSymbol:&quot;M&quot;}, x:&quot;F#6/9sus4(no5)&quot;},{o:{omitMajor:false}, x:&quot;F#6/9sus4(no5)&quot;},{o:{omitMinor:true}, x:&quot;F#6/9sus4(no5)&quot;}],">
            <text:p><text:s text:c="4"/>"F# D# G# B":[{o:{}, x:"F#6/9sus4(no5)"},{o:{useFlats:true}, x:"Gb6/9sus4(no5)"},{o:{majorSymbol:"M"}, x:"F#6/9sus4(no5)"},{o:{omitMajor:false}, x:"F#6/9sus4(no5)"},{o:{omitMinor:true}, x:"F#6/9sus4(no5)"}],</text:p>
          </table:table-cell>
          <table:table-cell table:number-columns-repeated="1017"/>
        </table:table-row>
        <table:table-row table:style-name="ro2">
          <table:table-cell office:value-type="string">
            <text:p>F# C# E</text:p>
          </table:table-cell>
          <table:table-cell office:value-type="string">
            <text:p>F#7sus</text:p>
          </table:table-cell>
          <table:table-cell office:value-type="string">
            <text:p>Gb7sus</text:p>
          </table:table-cell>
          <table:table-cell table:number-columns-repeated="3" office:value-type="string">
            <text:p>F#7sus</text:p>
          </table:table-cell>
          <table:table-cell table:formula="of:=CONCATENATE(&quot;    &quot;&quot;&quot;;[.A104];&quot;&quot;&quot;:[{o:&quot;;[.$B$1];&quot;, x:&quot;&quot;&quot;;[.B104];&quot;&quot;&quot;},{o:&quot;;[.$C$1];&quot;, x:&quot;&quot;&quot;;[.C104];&quot;&quot;&quot;},{o:&quot;;[.$D$1];&quot;, x:&quot;&quot;&quot;;[.D104];&quot;&quot;&quot;},{o:&quot;;[.$E$1];&quot;, x:&quot;&quot;&quot;;[.E104];&quot;&quot;&quot;},{o:&quot;;[.$F$1];&quot;, x:&quot;&quot;&quot;;[.F104];&quot;&quot;&quot;}],&quot;)" office:value-type="string" office:string-value="    &quot;F# C# E&quot;:[{o:{}, x:&quot;F#7sus&quot;},{o:{useFlats:true}, x:&quot;Gb7sus&quot;},{o:{majorSymbol:&quot;M&quot;}, x:&quot;F#7sus&quot;},{o:{omitMajor:false}, x:&quot;F#7sus&quot;},{o:{omitMinor:true}, x:&quot;F#7sus&quot;}],">
            <text:p><text:s text:c="4"/>"F# C# E":[{o:{}, x:"F#7sus"},{o:{useFlats:true}, x:"Gb7sus"},{o:{majorSymbol:"M"}, x:"F#7sus"},{o:{omitMajor:false}, x:"F#7sus"},{o:{omitMinor:true}, x:"F#7sus"}],</text:p>
          </table:table-cell>
          <table:table-cell table:number-columns-repeated="1017"/>
        </table:table-row>
        <table:table-row table:style-name="ro2">
          <table:table-cell office:value-type="string">
            <text:p>F# C# F</text:p>
          </table:table-cell>
          <table:table-cell office:value-type="string">
            <text:p>F#maj7sus</text:p>
          </table:table-cell>
          <table:table-cell office:value-type="string">
            <text:p>Gbmaj7sus</text:p>
          </table:table-cell>
          <table:table-cell office:value-type="string">
            <text:p>F#M7sus</text:p>
          </table:table-cell>
          <table:table-cell table:number-columns-repeated="2" office:value-type="string">
            <text:p>F#maj7sus</text:p>
          </table:table-cell>
          <table:table-cell table:formula="of:=CONCATENATE(&quot;    &quot;&quot;&quot;;[.A105];&quot;&quot;&quot;:[{o:&quot;;[.$B$1];&quot;, x:&quot;&quot;&quot;;[.B105];&quot;&quot;&quot;},{o:&quot;;[.$C$1];&quot;, x:&quot;&quot;&quot;;[.C105];&quot;&quot;&quot;},{o:&quot;;[.$D$1];&quot;, x:&quot;&quot;&quot;;[.D105];&quot;&quot;&quot;},{o:&quot;;[.$E$1];&quot;, x:&quot;&quot;&quot;;[.E105];&quot;&quot;&quot;},{o:&quot;;[.$F$1];&quot;, x:&quot;&quot;&quot;;[.F105];&quot;&quot;&quot;}],&quot;)" office:value-type="string" office:string-value="    &quot;F# C# F&quot;:[{o:{}, x:&quot;F#maj7sus&quot;},{o:{useFlats:true}, x:&quot;Gbmaj7sus&quot;},{o:{majorSymbol:&quot;M&quot;}, x:&quot;F#M7sus&quot;},{o:{omitMajor:false}, x:&quot;F#maj7sus&quot;},{o:{omitMinor:true}, x:&quot;F#maj7sus&quot;}],">
            <text:p><text:s text:c="4"/>"F# C# F":[{o:{}, x:"F#maj7sus"},{o:{useFlats:true}, x:"Gbmaj7sus"},{o:{majorSymbol:"M"}, x:"F#M7sus"},{o:{omitMajor:false}, x:"F#maj7sus"},{o:{omitMinor:true}, x:"F#maj7sus"}],</text:p>
          </table:table-cell>
          <table:table-cell table:number-columns-repeated="1017"/>
        </table:table-row>
        <table:table-row table:style-name="ro2">
          <table:table-cell office:value-type="string">
            <text:p>F# C# E G#</text:p>
          </table:table-cell>
          <table:table-cell office:value-type="string">
            <text:p>F#9sus</text:p>
          </table:table-cell>
          <table:table-cell office:value-type="string">
            <text:p>Gb9sus</text:p>
          </table:table-cell>
          <table:table-cell table:number-columns-repeated="3" office:value-type="string">
            <text:p>F#9sus</text:p>
          </table:table-cell>
          <table:table-cell table:formula="of:=CONCATENATE(&quot;    &quot;&quot;&quot;;[.A106];&quot;&quot;&quot;:[{o:&quot;;[.$B$1];&quot;, x:&quot;&quot;&quot;;[.B106];&quot;&quot;&quot;},{o:&quot;;[.$C$1];&quot;, x:&quot;&quot;&quot;;[.C106];&quot;&quot;&quot;},{o:&quot;;[.$D$1];&quot;, x:&quot;&quot;&quot;;[.D106];&quot;&quot;&quot;},{o:&quot;;[.$E$1];&quot;, x:&quot;&quot;&quot;;[.E106];&quot;&quot;&quot;},{o:&quot;;[.$F$1];&quot;, x:&quot;&quot;&quot;;[.F106];&quot;&quot;&quot;}],&quot;)" office:value-type="string" office:string-value="    &quot;F# C# E G#&quot;:[{o:{}, x:&quot;F#9sus&quot;},{o:{useFlats:true}, x:&quot;Gb9sus&quot;},{o:{majorSymbol:&quot;M&quot;}, x:&quot;F#9sus&quot;},{o:{omitMajor:false}, x:&quot;F#9sus&quot;},{o:{omitMinor:true}, x:&quot;F#9sus&quot;}],">
            <text:p><text:s text:c="4"/>"F# C# E G#":[{o:{}, x:"F#9sus"},{o:{useFlats:true}, x:"Gb9sus"},{o:{majorSymbol:"M"}, x:"F#9sus"},{o:{omitMajor:false}, x:"F#9sus"},{o:{omitMinor:true}, x:"F#9sus"}],</text:p>
          </table:table-cell>
          <table:table-cell table:number-columns-repeated="1017"/>
        </table:table-row>
        <table:table-row table:style-name="ro2">
          <table:table-cell office:value-type="string">
            <text:p>F# C# F G#</text:p>
          </table:table-cell>
          <table:table-cell office:value-type="string">
            <text:p>F#maj9sus</text:p>
          </table:table-cell>
          <table:table-cell office:value-type="string">
            <text:p>Gbmaj9sus</text:p>
          </table:table-cell>
          <table:table-cell office:value-type="string">
            <text:p>F#M9sus</text:p>
          </table:table-cell>
          <table:table-cell table:number-columns-repeated="2" office:value-type="string">
            <text:p>F#maj9sus</text:p>
          </table:table-cell>
          <table:table-cell table:formula="of:=CONCATENATE(&quot;    &quot;&quot;&quot;;[.A107];&quot;&quot;&quot;:[{o:&quot;;[.$B$1];&quot;, x:&quot;&quot;&quot;;[.B107];&quot;&quot;&quot;},{o:&quot;;[.$C$1];&quot;, x:&quot;&quot;&quot;;[.C107];&quot;&quot;&quot;},{o:&quot;;[.$D$1];&quot;, x:&quot;&quot;&quot;;[.D107];&quot;&quot;&quot;},{o:&quot;;[.$E$1];&quot;, x:&quot;&quot;&quot;;[.E107];&quot;&quot;&quot;},{o:&quot;;[.$F$1];&quot;, x:&quot;&quot;&quot;;[.F107];&quot;&quot;&quot;}],&quot;)" office:value-type="string" office:string-value="    &quot;F# C# F G#&quot;:[{o:{}, x:&quot;F#maj9sus&quot;},{o:{useFlats:true}, x:&quot;Gbmaj9sus&quot;},{o:{majorSymbol:&quot;M&quot;}, x:&quot;F#M9sus&quot;},{o:{omitMajor:false}, x:&quot;F#maj9sus&quot;},{o:{omitMinor:true}, x:&quot;F#maj9sus&quot;}],">
            <text:p><text:s text:c="4"/>"F# C# F G#":[{o:{}, x:"F#maj9sus"},{o:{useFlats:true}, x:"Gbmaj9sus"},{o:{majorSymbol:"M"}, x:"F#M9sus"},{o:{omitMajor:false}, x:"F#maj9sus"},{o:{omitMinor:true}, x:"F#maj9sus"}],</text:p>
          </table:table-cell>
          <table:table-cell table:number-columns-repeated="1017"/>
        </table:table-row>
        <table:table-row table:style-name="ro2">
          <table:table-cell office:value-type="string">
            <text:p>F# C# E G# B</text:p>
          </table:table-cell>
          <table:table-cell office:value-type="string">
            <text:p>F#11sus</text:p>
          </table:table-cell>
          <table:table-cell office:value-type="string">
            <text:p>Gb11sus</text:p>
          </table:table-cell>
          <table:table-cell table:number-columns-repeated="3" office:value-type="string">
            <text:p>F#11sus</text:p>
          </table:table-cell>
          <table:table-cell table:formula="of:=CONCATENATE(&quot;    &quot;&quot;&quot;;[.A108];&quot;&quot;&quot;:[{o:&quot;;[.$B$1];&quot;, x:&quot;&quot;&quot;;[.B108];&quot;&quot;&quot;},{o:&quot;;[.$C$1];&quot;, x:&quot;&quot;&quot;;[.C108];&quot;&quot;&quot;},{o:&quot;;[.$D$1];&quot;, x:&quot;&quot;&quot;;[.D108];&quot;&quot;&quot;},{o:&quot;;[.$E$1];&quot;, x:&quot;&quot;&quot;;[.E108];&quot;&quot;&quot;},{o:&quot;;[.$F$1];&quot;, x:&quot;&quot;&quot;;[.F108];&quot;&quot;&quot;}],&quot;)" office:value-type="string" office:string-value="    &quot;F# C# E G# B&quot;:[{o:{}, x:&quot;F#11sus&quot;},{o:{useFlats:true}, x:&quot;Gb11sus&quot;},{o:{majorSymbol:&quot;M&quot;}, x:&quot;F#11sus&quot;},{o:{omitMajor:false}, x:&quot;F#11sus&quot;},{o:{omitMinor:true}, x:&quot;F#11sus&quot;}],">
            <text:p><text:s text:c="4"/>"F# C# E G# B":[{o:{}, x:"F#11sus"},{o:{useFlats:true}, x:"Gb11sus"},{o:{majorSymbol:"M"}, x:"F#11sus"},{o:{omitMajor:false}, x:"F#11sus"},{o:{omitMinor:true}, x:"F#11sus"}],</text:p>
          </table:table-cell>
          <table:table-cell table:number-columns-repeated="1017"/>
        </table:table-row>
        <table:table-row table:style-name="ro2">
          <table:table-cell office:value-type="string">
            <text:p>F# C# E B</text:p>
          </table:table-cell>
          <table:table-cell office:value-type="string">
            <text:p>F#11sus</text:p>
          </table:table-cell>
          <table:table-cell office:value-type="string">
            <text:p>Gb11sus</text:p>
          </table:table-cell>
          <table:table-cell table:number-columns-repeated="3" office:value-type="string">
            <text:p>F#11sus</text:p>
          </table:table-cell>
          <table:table-cell table:formula="of:=CONCATENATE(&quot;    &quot;&quot;&quot;;[.A109];&quot;&quot;&quot;:[{o:&quot;;[.$B$1];&quot;, x:&quot;&quot;&quot;;[.B109];&quot;&quot;&quot;},{o:&quot;;[.$C$1];&quot;, x:&quot;&quot;&quot;;[.C109];&quot;&quot;&quot;},{o:&quot;;[.$D$1];&quot;, x:&quot;&quot;&quot;;[.D109];&quot;&quot;&quot;},{o:&quot;;[.$E$1];&quot;, x:&quot;&quot;&quot;;[.E109];&quot;&quot;&quot;},{o:&quot;;[.$F$1];&quot;, x:&quot;&quot;&quot;;[.F109];&quot;&quot;&quot;}],&quot;)" office:value-type="string" office:string-value="    &quot;F# C# E B&quot;:[{o:{}, x:&quot;F#11sus&quot;},{o:{useFlats:true}, x:&quot;Gb11sus&quot;},{o:{majorSymbol:&quot;M&quot;}, x:&quot;F#11sus&quot;},{o:{omitMajor:false}, x:&quot;F#11sus&quot;},{o:{omitMinor:true}, x:&quot;F#11sus&quot;}],">
            <text:p><text:s text:c="4"/>"F# C# E B":[{o:{}, x:"F#11sus"},{o:{useFlats:true}, x:"Gb11sus"},{o:{majorSymbol:"M"}, x:"F#11sus"},{o:{omitMajor:false}, x:"F#11sus"},{o:{omitMinor:true}, x:"F#11sus"}],</text:p>
          </table:table-cell>
          <table:table-cell table:number-columns-repeated="1017"/>
        </table:table-row>
        <table:table-row table:style-name="ro2">
          <table:table-cell office:value-type="string">
            <text:p>F# C# F G# B</text:p>
          </table:table-cell>
          <table:table-cell office:value-type="string">
            <text:p>F#maj11sus</text:p>
          </table:table-cell>
          <table:table-cell office:value-type="string">
            <text:p>Gbmaj11sus</text:p>
          </table:table-cell>
          <table:table-cell office:value-type="string">
            <text:p>F#M11sus</text:p>
          </table:table-cell>
          <table:table-cell table:number-columns-repeated="2" office:value-type="string">
            <text:p>F#maj11sus</text:p>
          </table:table-cell>
          <table:table-cell table:formula="of:=CONCATENATE(&quot;    &quot;&quot;&quot;;[.A110];&quot;&quot;&quot;:[{o:&quot;;[.$B$1];&quot;, x:&quot;&quot;&quot;;[.B110];&quot;&quot;&quot;},{o:&quot;;[.$C$1];&quot;, x:&quot;&quot;&quot;;[.C110];&quot;&quot;&quot;},{o:&quot;;[.$D$1];&quot;, x:&quot;&quot;&quot;;[.D110];&quot;&quot;&quot;},{o:&quot;;[.$E$1];&quot;, x:&quot;&quot;&quot;;[.E110];&quot;&quot;&quot;},{o:&quot;;[.$F$1];&quot;, x:&quot;&quot;&quot;;[.F110];&quot;&quot;&quot;}],&quot;)" office:value-type="string" office:string-value="    &quot;F# C# F G# B&quot;:[{o:{}, x:&quot;F#maj11sus&quot;},{o:{useFlats:true}, x:&quot;Gbmaj11sus&quot;},{o:{majorSymbol:&quot;M&quot;}, x:&quot;F#M11sus&quot;},{o:{omitMajor:false}, x:&quot;F#maj11sus&quot;},{o:{omitMinor:true}, x:&quot;F#maj11sus&quot;}],">
            <text:p><text:s text:c="4"/>"F# C# F G# B":[{o:{}, x:"F#maj11sus"},{o:{useFlats:true}, x:"Gbmaj11sus"},{o:{majorSymbol:"M"}, x:"F#M11sus"},{o:{omitMajor:false}, x:"F#maj11sus"},{o:{omitMinor:true}, x:"F#maj11sus"}],</text:p>
          </table:table-cell>
          <table:table-cell table:number-columns-repeated="1017"/>
        </table:table-row>
        <table:table-row table:style-name="ro2">
          <table:table-cell office:value-type="string">
            <text:p>F# C# F B</text:p>
          </table:table-cell>
          <table:table-cell office:value-type="string">
            <text:p>F#maj11sus</text:p>
          </table:table-cell>
          <table:table-cell office:value-type="string">
            <text:p>Gbmaj11sus</text:p>
          </table:table-cell>
          <table:table-cell office:value-type="string">
            <text:p>F#M11sus</text:p>
          </table:table-cell>
          <table:table-cell table:number-columns-repeated="2" office:value-type="string">
            <text:p>F#maj11sus</text:p>
          </table:table-cell>
          <table:table-cell table:formula="of:=CONCATENATE(&quot;    &quot;&quot;&quot;;[.A111];&quot;&quot;&quot;:[{o:&quot;;[.$B$1];&quot;, x:&quot;&quot;&quot;;[.B111];&quot;&quot;&quot;},{o:&quot;;[.$C$1];&quot;, x:&quot;&quot;&quot;;[.C111];&quot;&quot;&quot;},{o:&quot;;[.$D$1];&quot;, x:&quot;&quot;&quot;;[.D111];&quot;&quot;&quot;},{o:&quot;;[.$E$1];&quot;, x:&quot;&quot;&quot;;[.E111];&quot;&quot;&quot;},{o:&quot;;[.$F$1];&quot;, x:&quot;&quot;&quot;;[.F111];&quot;&quot;&quot;}],&quot;)" office:value-type="string" office:string-value="    &quot;F# C# F B&quot;:[{o:{}, x:&quot;F#maj11sus&quot;},{o:{useFlats:true}, x:&quot;Gbmaj11sus&quot;},{o:{majorSymbol:&quot;M&quot;}, x:&quot;F#M11sus&quot;},{o:{omitMajor:false}, x:&quot;F#maj11sus&quot;},{o:{omitMinor:true}, x:&quot;F#maj11sus&quot;}],">
            <text:p><text:s text:c="4"/>"F# C# F B":[{o:{}, x:"F#maj11sus"},{o:{useFlats:true}, x:"Gbmaj11sus"},{o:{majorSymbol:"M"}, x:"F#M11sus"},{o:{omitMajor:false}, x:"F#maj11sus"},{o:{omitMinor:true}, x:"F#maj11sus"}],</text:p>
          </table:table-cell>
          <table:table-cell table:number-columns-repeated="1017"/>
        </table:table-row>
        <table:table-row table:style-name="ro2">
          <table:table-cell office:value-type="string">
            <text:p>F# C# E G# B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number-columns-repeated="3" office:value-type="string">
            <text:p>F#13sus</text:p>
          </table:table-cell>
          <table:table-cell table:formula="of:=CONCATENATE(&quot;    &quot;&quot;&quot;;[.A112];&quot;&quot;&quot;:[{o:&quot;;[.$B$1];&quot;, x:&quot;&quot;&quot;;[.B112];&quot;&quot;&quot;},{o:&quot;;[.$C$1];&quot;, x:&quot;&quot;&quot;;[.C112];&quot;&quot;&quot;},{o:&quot;;[.$D$1];&quot;, x:&quot;&quot;&quot;;[.D112];&quot;&quot;&quot;},{o:&quot;;[.$E$1];&quot;, x:&quot;&quot;&quot;;[.E112];&quot;&quot;&quot;},{o:&quot;;[.$F$1];&quot;, x:&quot;&quot;&quot;;[.F112];&quot;&quot;&quot;}],&quot;)" office:value-type="string" office:string-value="    &quot;F# C# E G# B D#&quot;:[{o:{}, x:&quot;F#13sus&quot;},{o:{useFlats:true}, x:&quot;Gb13sus&quot;},{o:{majorSymbol:&quot;M&quot;}, x:&quot;F#13sus&quot;},{o:{omitMajor:false}, x:&quot;F#13sus&quot;},{o:{omitMinor:true}, x:&quot;F#13sus&quot;}],">
            <text:p><text:s text:c="4"/>"F# C# E G# B D#":[{o:{}, x:"F#13sus"},{o:{useFlats:true}, x:"Gb13sus"},{o:{majorSymbol:"M"}, x:"F#13sus"},{o:{omitMajor:false}, x:"F#13sus"},{o:{omitMinor:true}, x:"F#13sus"}],</text:p>
          </table:table-cell>
          <table:table-cell table:number-columns-repeated="1017"/>
        </table:table-row>
        <table:table-row table:style-name="ro2">
          <table:table-cell office:value-type="string">
            <text:p>F# C# E G#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number-columns-repeated="3" office:value-type="string">
            <text:p>F#13sus</text:p>
          </table:table-cell>
          <table:table-cell table:formula="of:=CONCATENATE(&quot;    &quot;&quot;&quot;;[.A113];&quot;&quot;&quot;:[{o:&quot;;[.$B$1];&quot;, x:&quot;&quot;&quot;;[.B113];&quot;&quot;&quot;},{o:&quot;;[.$C$1];&quot;, x:&quot;&quot;&quot;;[.C113];&quot;&quot;&quot;},{o:&quot;;[.$D$1];&quot;, x:&quot;&quot;&quot;;[.D113];&quot;&quot;&quot;},{o:&quot;;[.$E$1];&quot;, x:&quot;&quot;&quot;;[.E113];&quot;&quot;&quot;},{o:&quot;;[.$F$1];&quot;, x:&quot;&quot;&quot;;[.F113];&quot;&quot;&quot;}],&quot;)" office:value-type="string" office:string-value="    &quot;F# C# E G# D#&quot;:[{o:{}, x:&quot;F#13sus&quot;},{o:{useFlats:true}, x:&quot;Gb13sus&quot;},{o:{majorSymbol:&quot;M&quot;}, x:&quot;F#13sus&quot;},{o:{omitMajor:false}, x:&quot;F#13sus&quot;},{o:{omitMinor:true}, x:&quot;F#13sus&quot;}],">
            <text:p><text:s text:c="4"/>"F# C# E G# D#":[{o:{}, x:"F#13sus"},{o:{useFlats:true}, x:"Gb13sus"},{o:{majorSymbol:"M"}, x:"F#13sus"},{o:{omitMajor:false}, x:"F#13sus"},{o:{omitMinor:true}, x:"F#13sus"}],</text:p>
          </table:table-cell>
          <table:table-cell table:number-columns-repeated="1017"/>
        </table:table-row>
        <table:table-row table:style-name="ro2">
          <table:table-cell office:value-type="string">
            <text:p>F# C# E B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number-columns-repeated="3" office:value-type="string">
            <text:p>F#13sus</text:p>
          </table:table-cell>
          <table:table-cell table:formula="of:=CONCATENATE(&quot;    &quot;&quot;&quot;;[.A114];&quot;&quot;&quot;:[{o:&quot;;[.$B$1];&quot;, x:&quot;&quot;&quot;;[.B114];&quot;&quot;&quot;},{o:&quot;;[.$C$1];&quot;, x:&quot;&quot;&quot;;[.C114];&quot;&quot;&quot;},{o:&quot;;[.$D$1];&quot;, x:&quot;&quot;&quot;;[.D114];&quot;&quot;&quot;},{o:&quot;;[.$E$1];&quot;, x:&quot;&quot;&quot;;[.E114];&quot;&quot;&quot;},{o:&quot;;[.$F$1];&quot;, x:&quot;&quot;&quot;;[.F114];&quot;&quot;&quot;}],&quot;)" office:value-type="string" office:string-value="    &quot;F# C# E B D#&quot;:[{o:{}, x:&quot;F#13sus&quot;},{o:{useFlats:true}, x:&quot;Gb13sus&quot;},{o:{majorSymbol:&quot;M&quot;}, x:&quot;F#13sus&quot;},{o:{omitMajor:false}, x:&quot;F#13sus&quot;},{o:{omitMinor:true}, x:&quot;F#13sus&quot;}],">
            <text:p><text:s text:c="4"/>"F# C# E B D#":[{o:{}, x:"F#13sus"},{o:{useFlats:true}, x:"Gb13sus"},{o:{majorSymbol:"M"}, x:"F#13sus"},{o:{omitMajor:false}, x:"F#13sus"},{o:{omitMinor:true}, x:"F#13sus"}],</text:p>
          </table:table-cell>
          <table:table-cell table:number-columns-repeated="1017"/>
        </table:table-row>
        <table:table-row table:style-name="ro2">
          <table:table-cell office:value-type="string">
            <text:p>F# C# E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number-columns-repeated="3" office:value-type="string">
            <text:p>F#13sus</text:p>
          </table:table-cell>
          <table:table-cell table:formula="of:=CONCATENATE(&quot;    &quot;&quot;&quot;;[.A115];&quot;&quot;&quot;:[{o:&quot;;[.$B$1];&quot;, x:&quot;&quot;&quot;;[.B115];&quot;&quot;&quot;},{o:&quot;;[.$C$1];&quot;, x:&quot;&quot;&quot;;[.C115];&quot;&quot;&quot;},{o:&quot;;[.$D$1];&quot;, x:&quot;&quot;&quot;;[.D115];&quot;&quot;&quot;},{o:&quot;;[.$E$1];&quot;, x:&quot;&quot;&quot;;[.E115];&quot;&quot;&quot;},{o:&quot;;[.$F$1];&quot;, x:&quot;&quot;&quot;;[.F115];&quot;&quot;&quot;}],&quot;)" office:value-type="string" office:string-value="    &quot;F# C# E D#&quot;:[{o:{}, x:&quot;F#13sus&quot;},{o:{useFlats:true}, x:&quot;Gb13sus&quot;},{o:{majorSymbol:&quot;M&quot;}, x:&quot;F#13sus&quot;},{o:{omitMajor:false}, x:&quot;F#13sus&quot;},{o:{omitMinor:true}, x:&quot;F#13sus&quot;}],">
            <text:p><text:s text:c="4"/>"F# C# E D#":[{o:{}, x:"F#13sus"},{o:{useFlats:true}, x:"Gb13sus"},{o:{majorSymbol:"M"}, x:"F#13sus"},{o:{omitMajor:false}, x:"F#13sus"},{o:{omitMinor:true}, x:"F#13sus"}],</text:p>
          </table:table-cell>
          <table:table-cell table:number-columns-repeated="1017"/>
        </table:table-row>
        <table:table-row table:style-name="ro2">
          <table:table-cell office:value-type="string">
            <text:p>F# C# F G# B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office:value-type="string">
            <text:p>F#M13sus</text:p>
          </table:table-cell>
          <table:table-cell table:number-columns-repeated="2" office:value-type="string">
            <text:p>F#maj13sus</text:p>
          </table:table-cell>
          <table:table-cell table:formula="of:=CONCATENATE(&quot;    &quot;&quot;&quot;;[.A116];&quot;&quot;&quot;:[{o:&quot;;[.$B$1];&quot;, x:&quot;&quot;&quot;;[.B116];&quot;&quot;&quot;},{o:&quot;;[.$C$1];&quot;, x:&quot;&quot;&quot;;[.C116];&quot;&quot;&quot;},{o:&quot;;[.$D$1];&quot;, x:&quot;&quot;&quot;;[.D116];&quot;&quot;&quot;},{o:&quot;;[.$E$1];&quot;, x:&quot;&quot;&quot;;[.E116];&quot;&quot;&quot;},{o:&quot;;[.$F$1];&quot;, x:&quot;&quot;&quot;;[.F116];&quot;&quot;&quot;}],&quot;)" office:value-type="string" office:string-value="    &quot;F# C# F G# B D#&quot;:[{o:{}, x:&quot;F#maj13sus&quot;},{o:{useFlats:true}, x:&quot;Gbmaj13sus&quot;},{o:{majorSymbol:&quot;M&quot;}, x:&quot;F#M13sus&quot;},{o:{omitMajor:false}, x:&quot;F#maj13sus&quot;},{o:{omitMinor:true}, x:&quot;F#maj13sus&quot;}],">
            <text:p><text:s text:c="4"/>"F# C# F G# B D#":[{o:{}, x:"F#maj13sus"},{o:{useFlats:true}, x:"Gbmaj13sus"},{o:{majorSymbol:"M"}, x:"F#M13sus"},{o:{omitMajor:false}, x:"F#maj13sus"},{o:{omitMinor:true}, x:"F#maj13sus"}],</text:p>
          </table:table-cell>
          <table:table-cell table:number-columns-repeated="1017"/>
        </table:table-row>
        <table:table-row table:style-name="ro2">
          <table:table-cell office:value-type="string">
            <text:p>F# C# F G#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office:value-type="string">
            <text:p>F#M13sus</text:p>
          </table:table-cell>
          <table:table-cell table:number-columns-repeated="2" office:value-type="string">
            <text:p>F#maj13sus</text:p>
          </table:table-cell>
          <table:table-cell table:formula="of:=CONCATENATE(&quot;    &quot;&quot;&quot;;[.A117];&quot;&quot;&quot;:[{o:&quot;;[.$B$1];&quot;, x:&quot;&quot;&quot;;[.B117];&quot;&quot;&quot;},{o:&quot;;[.$C$1];&quot;, x:&quot;&quot;&quot;;[.C117];&quot;&quot;&quot;},{o:&quot;;[.$D$1];&quot;, x:&quot;&quot;&quot;;[.D117];&quot;&quot;&quot;},{o:&quot;;[.$E$1];&quot;, x:&quot;&quot;&quot;;[.E117];&quot;&quot;&quot;},{o:&quot;;[.$F$1];&quot;, x:&quot;&quot;&quot;;[.F117];&quot;&quot;&quot;}],&quot;)" office:value-type="string" office:string-value="    &quot;F# C# F G# D#&quot;:[{o:{}, x:&quot;F#maj13sus&quot;},{o:{useFlats:true}, x:&quot;Gbmaj13sus&quot;},{o:{majorSymbol:&quot;M&quot;}, x:&quot;F#M13sus&quot;},{o:{omitMajor:false}, x:&quot;F#maj13sus&quot;},{o:{omitMinor:true}, x:&quot;F#maj13sus&quot;}],">
            <text:p><text:s text:c="4"/>"F# C# F G# D#":[{o:{}, x:"F#maj13sus"},{o:{useFlats:true}, x:"Gbmaj13sus"},{o:{majorSymbol:"M"}, x:"F#M13sus"},{o:{omitMajor:false}, x:"F#maj13sus"},{o:{omitMinor:true}, x:"F#maj13sus"}],</text:p>
          </table:table-cell>
          <table:table-cell table:number-columns-repeated="1017"/>
        </table:table-row>
        <table:table-row table:style-name="ro2">
          <table:table-cell office:value-type="string">
            <text:p>F# C# F B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office:value-type="string">
            <text:p>F#M13sus</text:p>
          </table:table-cell>
          <table:table-cell table:number-columns-repeated="2" office:value-type="string">
            <text:p>F#maj13sus</text:p>
          </table:table-cell>
          <table:table-cell table:formula="of:=CONCATENATE(&quot;    &quot;&quot;&quot;;[.A118];&quot;&quot;&quot;:[{o:&quot;;[.$B$1];&quot;, x:&quot;&quot;&quot;;[.B118];&quot;&quot;&quot;},{o:&quot;;[.$C$1];&quot;, x:&quot;&quot;&quot;;[.C118];&quot;&quot;&quot;},{o:&quot;;[.$D$1];&quot;, x:&quot;&quot;&quot;;[.D118];&quot;&quot;&quot;},{o:&quot;;[.$E$1];&quot;, x:&quot;&quot;&quot;;[.E118];&quot;&quot;&quot;},{o:&quot;;[.$F$1];&quot;, x:&quot;&quot;&quot;;[.F118];&quot;&quot;&quot;}],&quot;)" office:value-type="string" office:string-value="    &quot;F# C# F B D#&quot;:[{o:{}, x:&quot;F#maj13sus&quot;},{o:{useFlats:true}, x:&quot;Gbmaj13sus&quot;},{o:{majorSymbol:&quot;M&quot;}, x:&quot;F#M13sus&quot;},{o:{omitMajor:false}, x:&quot;F#maj13sus&quot;},{o:{omitMinor:true}, x:&quot;F#maj13sus&quot;}],">
            <text:p><text:s text:c="4"/>"F# C# F B D#":[{o:{}, x:"F#maj13sus"},{o:{useFlats:true}, x:"Gbmaj13sus"},{o:{majorSymbol:"M"}, x:"F#M13sus"},{o:{omitMajor:false}, x:"F#maj13sus"},{o:{omitMinor:true}, x:"F#maj13sus"}],</text:p>
          </table:table-cell>
          <table:table-cell table:number-columns-repeated="1017"/>
        </table:table-row>
        <table:table-row table:style-name="ro2">
          <table:table-cell office:value-type="string">
            <text:p>F# C# F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office:value-type="string">
            <text:p>F#M13sus</text:p>
          </table:table-cell>
          <table:table-cell table:number-columns-repeated="2" office:value-type="string">
            <text:p>F#maj13sus</text:p>
          </table:table-cell>
          <table:table-cell table:formula="of:=CONCATENATE(&quot;    &quot;&quot;&quot;;[.A119];&quot;&quot;&quot;:[{o:&quot;;[.$B$1];&quot;, x:&quot;&quot;&quot;;[.B119];&quot;&quot;&quot;},{o:&quot;;[.$C$1];&quot;, x:&quot;&quot;&quot;;[.C119];&quot;&quot;&quot;},{o:&quot;;[.$D$1];&quot;, x:&quot;&quot;&quot;;[.D119];&quot;&quot;&quot;},{o:&quot;;[.$E$1];&quot;, x:&quot;&quot;&quot;;[.E119];&quot;&quot;&quot;},{o:&quot;;[.$F$1];&quot;, x:&quot;&quot;&quot;;[.F119];&quot;&quot;&quot;}],&quot;)" office:value-type="string" office:string-value="    &quot;F# C# F D#&quot;:[{o:{}, x:&quot;F#maj13sus&quot;},{o:{useFlats:true}, x:&quot;Gbmaj13sus&quot;},{o:{majorSymbol:&quot;M&quot;}, x:&quot;F#M13sus&quot;},{o:{omitMajor:false}, x:&quot;F#maj13sus&quot;},{o:{omitMinor:true}, x:&quot;F#maj13sus&quot;}],">
            <text:p><text:s text:c="4"/>"F# C# F D#":[{o:{}, x:"F#maj13sus"},{o:{useFlats:true}, x:"Gbmaj13sus"},{o:{majorSymbol:"M"}, x:"F#M13sus"},{o:{omitMajor:false}, x:"F#maj13sus"},{o:{omitMinor:true}, x:"F#maj13sus"}],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Sheet1.H108:Sheet1.H10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10/13/2018</text:date>, <text:time>20:4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p robinson</meta:initial-creator>
    <meta:creation-date>2018-09-29T20:57:38.15</meta:creation-date>
    <dc:date>2018-10-13T20:49:58.24</dc:date>
    <dc:creator>kip robinson</dc:creator>
    <meta:editing-duration>P2DT2H59M41S</meta:editing-duration>
    <meta:editing-cycles>8</meta:editing-cycles>
    <meta:generator>OpenOffice/4.1.1$Win32 OpenOffice.org_project/411m6$Build-9775</meta:generator>
    <meta:document-statistic meta:table-count="3" meta:cell-count="833" meta:object-count="0"/>
  </office:meta>
</office:document-meta>
</file>